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Envision Roman" svg:font-family="'Envision Roman'" style:font-family-generic="roman" style:font-pitch="variable"/>
    <style:font-face style:name="Envision Roman1" svg:font-family="'Envision Roman'" style:font-family-generic="swiss" style:font-pitch="variable"/>
    <style:font-face style:name="Goudy Old Style" svg:font-family="'Goudy Old Style'" style:font-adornments="Bold" style:font-family-generic="roman" style:font-pitch="variable"/>
    <style:font-face style:name="Liberation Sans" svg:font-family="'Liberation Sans'" style:font-family-generic="roman" style:font-pitch="variable"/>
    <style:font-face style:name="Mercury Text G2 Bold" svg:font-family="'Mercury Text G2 Bold'" style:font-adornments="Bold" style:font-family-generic="modern" style:font-pitch="variable"/>
    <style:font-face style:name="Mercury Text G2 Semibold" svg:font-family="'Mercury Text G2 Semibold'" style:font-adornments="Semibold" style:font-family-generic="modern" style:font-pitch="variable"/>
    <style:font-face style:name="Mercury Text G2 Semibold1" svg:font-family="'Mercury Text G2 Semibold'" style:font-adornments="Semibold Italic" style:font-family-generic="modern" style:font-pitch="variable"/>
    <style:font-face style:name="Microsoft YaHei" svg:font-family="'Microsoft YaHei'" style:font-family-generic="system" style:font-pitch="variable"/>
    <style:font-face style:name="Modern Antiqua" svg:font-family="'Modern Antiqua'" style:font-family-generic="roman" style:font-pitch="variable"/>
    <style:font-face style:name="Modern Antiqua1" svg:font-family="'Modern Antiqua'" style:font-family-generic="system" style:font-pitch="variable"/>
    <style:font-face style:name="OpenSymbol" svg:font-family="OpenSymbol" style:font-adornments="Regular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pectral" svg:font-family="Spectral" style:font-family-generic="roman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Table11" style:family="table">
      <style:table-properties style:width="1.9167in" fo:margin-top="0in" fo:margin-bottom="0.0799in" table:align="center" fo:background-color="transparent" style:may-break-between-rows="false" style:writing-mode="lr-tb">
        <style:background-image/>
      </style:table-properties>
    </style:style>
    <style:style style:name="Table11.A" style:family="table-column">
      <style:table-column-properties style:column-width="0.7736in"/>
    </style:style>
    <style:style style:name="Table11.B" style:family="table-column">
      <style:table-column-properties style:column-width="0.4465in"/>
    </style:style>
    <style:style style:name="Table11.C" style:family="table-column">
      <style:table-column-properties style:column-width="0.6965in"/>
    </style:style>
    <style:style style:name="Table11.1" style:family="table-row">
      <style:table-row-properties fo:background-color="transparent" fo:keep-together="auto">
        <style:background-image/>
      </style:table-row-properties>
    </style:style>
    <style:style style:name="Table11.A1" style:family="table-cell">
      <style:table-cell-properties fo:background-color="#b2b2b2" fo:padding-left="0.0049in" fo:padding-right="0.0049in" fo:padding-top="0in" fo:padding-bottom="0in" fo:border="0.75pt solid #666666">
        <style:background-image/>
      </style:table-cell-properties>
    </style:style>
    <style:style style:name="Table11.2" style:family="table-row">
      <style:table-row-properties fo:keep-together="auto"/>
    </style:style>
    <style:style style:name="Table11.A2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11.B2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11.C2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11.3" style:family="table-row">
      <style:table-row-properties fo:keep-together="auto"/>
    </style:style>
    <style:style style:name="Table11.A3" style:family="table-cell">
      <style:table-cell-properties fo:background-color="#eeeeee" fo:padding-left="0.0049in" fo:padding-right="0.0049in" fo:padding-top="0in" fo:padding-bottom="0in" fo:border-left="0.75pt solid #666666" fo:border-right="0.75pt solid #666666" fo:border-top="none" fo:border-bottom="0.75pt solid #666666">
        <style:background-image/>
      </style:table-cell-properties>
    </style:style>
    <style:style style:name="Table11.B3" style:family="table-cell">
      <style:table-cell-properties fo:background-color="#eeeeee" fo:padding-left="0.0049in" fo:padding-right="0.0049in" fo:padding-top="0in" fo:padding-bottom="0in" fo:border-left="none" fo:border-right="none" fo:border-top="none" fo:border-bottom="0.75pt solid #666666">
        <style:background-image/>
      </style:table-cell-properties>
    </style:style>
    <style:style style:name="Table11.C3" style:family="table-cell">
      <style:table-cell-properties fo:background-color="#eeeeee" fo:padding-left="0.0049in" fo:padding-right="0.0049in" fo:padding-top="0in" fo:padding-bottom="0in" fo:border-left="none" fo:border-right="0.75pt solid #666666" fo:border-top="none" fo:border-bottom="0.75pt solid #666666">
        <style:background-image/>
      </style:table-cell-properties>
    </style:style>
    <style:style style:name="Table11.4" style:family="table-row">
      <style:table-row-properties fo:keep-together="auto"/>
    </style:style>
    <style:style style:name="Table11.A4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11.B4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11.C4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11.5" style:family="table-row">
      <style:table-row-properties fo:keep-together="auto"/>
    </style:style>
    <style:style style:name="Table14" style:family="table">
      <style:table-properties style:width="2.3611in" fo:margin-top="0in" fo:margin-bottom="0.0799in" fo:break-before="auto" fo:break-after="auto" table:align="center" fo:background-color="transparent" fo:keep-with-next="auto" style:may-break-between-rows="false" style:writing-mode="lr-tb" table:border-model="collapsing">
        <style:background-image/>
      </style:table-properties>
    </style:style>
    <style:style style:name="Table14.A" style:family="table-column">
      <style:table-column-properties style:column-width="0.816in"/>
    </style:style>
    <style:style style:name="Table14.B" style:family="table-column">
      <style:table-column-properties style:column-width="1.5451in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4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4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" style:family="table">
      <style:table-properties style:width="1.4986in" fo:margin-top="0in" fo:margin-bottom="0.0597in" table:align="center" fo:background-color="transparent" style:may-break-between-rows="false" style:writing-mode="lr-tb" table:border-model="collapsing">
        <style:background-image/>
      </style:table-properties>
    </style:style>
    <style:style style:name="Table1.A" style:family="table-column">
      <style:table-column-properties style:column-width="0.7931in"/>
    </style:style>
    <style:style style:name="Table1.B" style:family="table-column">
      <style:table-column-properties style:column-width="0.7056in"/>
    </style:style>
    <style:style style:name="Table1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.A2" style:family="table-cell">
      <style:table-cell-properties fo:background-color="#b2b2b2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3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4" style:family="table-row">
      <style:table-row-properties fo:background-color="transparent">
        <style:background-image/>
      </style:table-row-properties>
    </style:style>
    <style:style style:name="Table1.A4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6" style:family="table-row">
      <style:table-row-properties fo:keep-together="auto"/>
    </style:style>
    <style:style style:name="Table2" style:family="table">
      <style:table-properties style:width="2.1875in" fo:margin-top="0in" fo:margin-bottom="0.0597in" fo:break-before="auto" fo:break-after="auto" table:align="center" fo:background-color="transparent" fo:keep-with-next="auto" style:may-break-between-rows="false" style:writing-mode="lr-tb">
        <style:background-image/>
      </style:table-properties>
    </style:style>
    <style:style style:name="Table2.A" style:family="table-column">
      <style:table-column-properties style:column-width="0.4299in"/>
    </style:style>
    <style:style style:name="Table2.B" style:family="table-column">
      <style:table-column-properties style:column-width="1.7576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b2b2b2" fo:padding-left="0.0049in" fo:padding-right="0.0049in" fo:padding-top="0in" fo:padding-bottom="0in" fo:border="0.75pt solid #666666">
        <style:background-image/>
      </style:table-cell-properties>
    </style:style>
    <style:style style:name="Table2.2" style:family="table-row">
      <style:table-row-properties fo:background-color="transparent" fo:keep-together="auto">
        <style:background-image/>
      </style:table-row-properties>
    </style:style>
    <style:style style:name="Table2.A2" style:family="table-cell">
      <style:table-cell-properties fo:padding-left="0.0049in" fo:padding-right="0.0049in" fo:padding-top="0in" fo:padding-bottom="0in" fo:border-left="0.75pt solid #666666" fo:border-right="none" fo:border-top="none" fo:border-bottom="0.75pt solid #666666"/>
    </style:style>
    <style:style style:name="Table2.B2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2.A3" style:family="table-cell">
      <style:table-cell-properties style:vertical-align="" fo:background-color="#eeeeee" fo:padding-left="0.0049in" fo:padding-right="0.0049in" fo:padding-top="0in" fo:padding-bottom="0in" fo:border-left="0.75pt solid #666666" fo:border-right="none" fo:border-top="none" fo:border-bottom="0.75pt solid #666666" style:writing-mode="lr-tb">
        <style:background-image/>
      </style:table-cell-properties>
    </style:style>
    <style:style style:name="Table2.B3" style:family="table-cell">
      <style:table-cell-properties style:vertical-align="" fo:background-color="#eeeeee" fo:padding-left="0.0049in" fo:padding-right="0.0049in" fo:padding-top="0in" fo:padding-bottom="0in" fo:border-left="0.75pt solid #666666" fo:border-right="0.75pt solid #666666" fo:border-top="none" fo:border-bottom="0.75pt solid #666666" style:writing-mode="lr-tb">
        <style:background-image/>
      </style:table-cell-properties>
    </style:style>
    <style:style style:name="Table2.A4" style:family="table-cell">
      <style:table-cell-properties style:vertical-align="" fo:background-color="transparent" fo:padding-left="0.0049in" fo:padding-right="0.0049in" fo:padding-top="0in" fo:padding-bottom="0in" fo:border-left="0.75pt solid #666666" fo:border-right="none" fo:border-top="none" fo:border-bottom="0.75pt solid #666666" style:writing-mode="lr-tb">
        <style:background-image/>
      </style:table-cell-properties>
    </style:style>
    <style:style style:name="Table2.B4" style:family="table-cell">
      <style:table-cell-properties style:vertical-align="" fo:background-color="transparent" fo:padding-left="0.0049in" fo:padding-right="0.0049in" fo:padding-top="0in" fo:padding-bottom="0in" fo:border-left="0.75pt solid #666666" fo:border-right="0.75pt solid #666666" fo:border-top="none" fo:border-bottom="0.75pt solid #666666" style:writing-mode="lr-tb">
        <style:background-image/>
      </style:table-cell-properties>
    </style:style>
    <style:style style:name="Table3" style:family="table">
      <style:table-properties style:width="2.309in" fo:margin-top="0in" fo:margin-bottom="0in" table:align="left" style:may-break-between-rows="false" style:writing-mode="lr-tb"/>
    </style:style>
    <style:style style:name="Table3.A" style:family="table-column">
      <style:table-column-properties style:column-width="0.434in"/>
    </style:style>
    <style:style style:name="Table3.B" style:family="table-column">
      <style:table-column-properties style:column-width="1.875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b2b2b2" fo:padding-left="0.0049in" fo:padding-right="0.0049in" fo:padding-top="0in" fo:padding-bottom="0in" fo:border="0.75pt solid #666666">
        <style:background-image/>
      </style:table-cell-properties>
    </style:style>
    <style:style style:name="Table3.A2" style:family="table-cell">
      <style:table-cell-properties fo:background-color="#eeeeee" fo:padding-left="0.0049in" fo:padding-right="0.0049in" fo:padding-top="0in" fo:padding-bottom="0in" fo:border-left="0.75pt solid #666666" fo:border-right="0.75pt solid #666666" fo:border-top="none" fo:border-bottom="0.75pt solid #666666">
        <style:background-image/>
      </style:table-cell-properties>
    </style:style>
    <style:style style:name="Table3.A3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3.B3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3.A5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3.B5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3.A6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3.B6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" style:family="table">
      <style:table-properties style:width="2.4in" fo:margin-left="0in" fo:margin-top="0in" fo:margin-bottom="0.0403in" table:align="left" style:may-break-between-rows="false" style:writing-mode="lr-tb"/>
    </style:style>
    <style:style style:name="Table4.A" style:family="table-column">
      <style:table-column-properties style:column-width="0.2521in"/>
    </style:style>
    <style:style style:name="Table4.B" style:family="table-column">
      <style:table-column-properties style:column-width="0.625in"/>
    </style:style>
    <style:style style:name="Table4.D" style:family="table-column">
      <style:table-column-properties style:column-width="0.8979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b2b2b2" fo:padding-left="0.0049in" fo:padding-right="0.0049in" fo:padding-top="0in" fo:padding-bottom="0in" fo:border="0.75pt solid #666666">
        <style:background-image/>
      </style:table-cell-properties>
    </style:style>
    <style:style style:name="Table4.A2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.B2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C2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D2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.A3" style:family="table-cell">
      <style:table-cell-properties fo:background-color="#eeeeee" fo:padding-left="0.0049in" fo:padding-right="0.0049in" fo:padding-top="0in" fo:padding-bottom="0in" fo:border-left="0.75pt solid #666666" fo:border-right="0.75pt solid #666666" fo:border-top="none" fo:border-bottom="0.75pt solid #666666">
        <style:background-image/>
      </style:table-cell-properties>
    </style:style>
    <style:style style:name="Table4.B3" style:family="table-cell">
      <style:table-cell-properties fo:background-color="#eeeeee" fo:padding-left="0.0049in" fo:padding-right="0.0049in" fo:padding-top="0in" fo:padding-bottom="0in" fo:border-left="none" fo:border-right="0.75pt solid #666666" fo:border-top="none" fo:border-bottom="0.75pt solid #666666">
        <style:background-image/>
      </style:table-cell-properties>
    </style:style>
    <style:style style:name="Table4.A4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.B4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C4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D4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.A6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.B6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C6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D6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.A8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.B8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C8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D8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.A10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.B10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C10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D10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.A11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.B11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C11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D11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5" style:family="table">
      <style:table-properties style:width="2.25in" fo:margin-top="0in" fo:margin-bottom="0in" table:align="center" fo:background-color="transparent" style:may-break-between-rows="false" style:writing-mode="lr-tb">
        <style:background-image/>
      </style:table-properties>
    </style:style>
    <style:style style:name="Table5.A" style:family="table-column">
      <style:table-column-properties style:column-width="0.25in"/>
    </style:style>
    <style:style style:name="Table5.B" style:family="table-column">
      <style:table-column-properties style:column-width="0.8785in"/>
    </style:style>
    <style:style style:name="Table5.C" style:family="table-column">
      <style:table-column-properties style:column-width="0.2431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b2b2b2" fo:padding-left="0.0049in" fo:padding-right="0.0049in" fo:padding-top="0in" fo:padding-bottom="0in" fo:border="0.75pt solid #666666">
        <style:background-image/>
      </style:table-cell-properties>
    </style:style>
    <style:style style:name="Table5.A2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5.B2" style:family="table-cell">
      <style:table-cell-properties fo:padding-left="0.0049in" fo:padding-right="0.0049in" fo:padding-top="0in" fo:padding-bottom="0in" fo:border-left="0.75pt solid #666666" fo:border-right="none" fo:border-top="none" fo:border-bottom="0.75pt solid #666666"/>
    </style:style>
    <style:style style:name="Table5.C2" style:family="table-cell">
      <style:table-cell-properties fo:padding-left="0.0049in" fo:padding-right="0.0049in" fo:padding-top="0in" fo:padding-bottom="0in" fo:border-left="0.75pt solid #666666" fo:border-right="none" fo:border-top="none" fo:border-bottom="0.75pt solid #666666"/>
    </style:style>
    <style:style style:name="Table5.D2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5.A3" style:family="table-cell">
      <style:table-cell-properties fo:background-color="#eeeeee" fo:padding-left="0.0049in" fo:padding-right="0.0049in" fo:padding-top="0in" fo:padding-bottom="0in" fo:border-left="0.75pt solid #666666" fo:border-right="0.75pt solid #666666" fo:border-top="none" fo:border-bottom="0.75pt solid #666666">
        <style:background-image/>
      </style:table-cell-properties>
    </style:style>
    <style:style style:name="Table5.B3" style:family="table-cell">
      <style:table-cell-properties fo:background-color="#eeeeee" fo:padding-left="0.0049in" fo:padding-right="0.0049in" fo:padding-top="0in" fo:padding-bottom="0in" fo:border-left="0.75pt solid #666666" fo:border-right="none" fo:border-top="none" fo:border-bottom="0.75pt solid #666666">
        <style:background-image/>
      </style:table-cell-properties>
    </style:style>
    <style:style style:name="Table5.4" style:family="table-row">
      <style:table-row-properties fo:background-color="transparent" fo:keep-together="auto">
        <style:background-image/>
      </style:table-row-properties>
    </style:style>
    <style:style style:name="Table5.A4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5.B4" style:family="table-cell">
      <style:table-cell-properties fo:padding-left="0.0049in" fo:padding-right="0.0049in" fo:padding-top="0in" fo:padding-bottom="0in" fo:border-left="0.75pt solid #666666" fo:border-right="none" fo:border-top="none" fo:border-bottom="0.75pt solid #666666"/>
    </style:style>
    <style:style style:name="Table5.C4" style:family="table-cell">
      <style:table-cell-properties fo:padding-left="0.0049in" fo:padding-right="0.0049in" fo:padding-top="0in" fo:padding-bottom="0in" fo:border-left="0.75pt solid #666666" fo:border-right="none" fo:border-top="none" fo:border-bottom="0.75pt solid #666666"/>
    </style:style>
    <style:style style:name="Table5.D4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5.6" style:family="table-row">
      <style:table-row-properties style:min-row-height="0.2944in" fo:keep-together="auto"/>
    </style:style>
    <style:style style:name="Table5.A6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5.B6" style:family="table-cell">
      <style:table-cell-properties fo:padding-left="0.0049in" fo:padding-right="0.0049in" fo:padding-top="0in" fo:padding-bottom="0in" fo:border-left="0.75pt solid #666666" fo:border-right="none" fo:border-top="none" fo:border-bottom="0.75pt solid #666666"/>
    </style:style>
    <style:style style:name="Table5.C6" style:family="table-cell">
      <style:table-cell-properties fo:padding-left="0.0049in" fo:padding-right="0.0049in" fo:padding-top="0in" fo:padding-bottom="0in" fo:border-left="0.75pt solid #666666" fo:border-right="none" fo:border-top="none" fo:border-bottom="0.75pt solid #666666"/>
    </style:style>
    <style:style style:name="Table5.D6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0" style:family="table">
      <style:table-properties style:width="1.8576in" fo:margin-top="0in" fo:margin-bottom="0.0799in" table:align="left" fo:background-color="transparent" style:may-break-between-rows="false" style:writing-mode="lr-tb">
        <style:background-image/>
      </style:table-properties>
    </style:style>
    <style:style style:name="Table40.A" style:family="table-column">
      <style:table-column-properties style:column-width="0.625in"/>
    </style:style>
    <style:style style:name="Table40.B" style:family="table-column">
      <style:table-column-properties style:column-width="0.5646in"/>
    </style:style>
    <style:style style:name="Table40.C" style:family="table-column">
      <style:table-column-properties style:column-width="0.6681in"/>
    </style:style>
    <style:style style:name="Table40.1" style:family="table-row">
      <style:table-row-properties fo:background-color="transparent" fo:keep-together="auto">
        <style:background-image/>
      </style:table-row-properties>
    </style:style>
    <style:style style:name="Table40.A1" style:family="table-cell">
      <style:table-cell-properties fo:background-color="#b2b2b2" fo:padding-left="0.0049in" fo:padding-right="0.0049in" fo:padding-top="0in" fo:padding-bottom="0in" fo:border="0.75pt solid #666666">
        <style:background-image/>
      </style:table-cell-properties>
    </style:style>
    <style:style style:name="Table40.2" style:family="table-row">
      <style:table-row-properties fo:keep-together="auto"/>
    </style:style>
    <style:style style:name="Table40.A2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0.B2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40.C2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0.3" style:family="table-row">
      <style:table-row-properties fo:keep-together="auto"/>
    </style:style>
    <style:style style:name="Table40.A3" style:family="table-cell">
      <style:table-cell-properties fo:background-color="#eeeeee" fo:padding-left="0.0049in" fo:padding-right="0.0049in" fo:padding-top="0in" fo:padding-bottom="0in" fo:border-left="0.75pt solid #666666" fo:border-right="0.75pt solid #666666" fo:border-top="none" fo:border-bottom="0.75pt solid #666666">
        <style:background-image/>
      </style:table-cell-properties>
    </style:style>
    <style:style style:name="Table40.B3" style:family="table-cell">
      <style:table-cell-properties fo:background-color="#eeeeee" fo:padding-left="0.0049in" fo:padding-right="0.0049in" fo:padding-top="0in" fo:padding-bottom="0in" fo:border-left="none" fo:border-right="none" fo:border-top="none" fo:border-bottom="0.75pt solid #666666">
        <style:background-image/>
      </style:table-cell-properties>
    </style:style>
    <style:style style:name="Table40.C3" style:family="table-cell">
      <style:table-cell-properties fo:background-color="#eeeeee" fo:padding-left="0.0049in" fo:padding-right="0.0049in" fo:padding-top="0in" fo:padding-bottom="0in" fo:border-left="none" fo:border-right="0.75pt solid #666666" fo:border-top="none" fo:border-bottom="0.75pt solid #666666">
        <style:background-image/>
      </style:table-cell-properties>
    </style:style>
    <style:style style:name="Table40.4" style:family="table-row">
      <style:table-row-properties fo:keep-together="auto"/>
    </style:style>
    <style:style style:name="Table40.A4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0.B4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40.C4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0.5" style:family="table-row">
      <style:table-row-properties fo:keep-together="auto"/>
    </style:style>
    <style:style style:name="Table40.A6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0.B6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40.C6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51" style:family="table">
      <style:table-properties style:width="1.6903in" fo:margin-top="0in" fo:margin-bottom="0.0799in" table:align="center" style:may-break-between-rows="false" style:writing-mode="lr-tb"/>
    </style:style>
    <style:style style:name="Table51.A" style:family="table-column">
      <style:table-column-properties style:column-width="0.9396in"/>
    </style:style>
    <style:style style:name="Table51.B" style:family="table-column">
      <style:table-column-properties style:column-width="0.7507in"/>
    </style:style>
    <style:style style:name="Table51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51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1.B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1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1.B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6" style:family="table" style:master-page-name="">
      <style:table-properties style:width="3.6583in" fo:margin-left="-0.0083in" fo:margin-top="0in" fo:margin-bottom="0.0799in" style:page-number="auto" fo:break-before="auto" fo:break-after="auto" table:align="left" fo:background-color="transparent" style:shadow="none" fo:keep-with-next="auto" style:may-break-between-rows="false" style:writing-mode="lr-tb">
        <style:background-image/>
      </style:table-properties>
    </style:style>
    <style:style style:name="Table36.A" style:family="table-column">
      <style:table-column-properties style:column-width="0.9576in"/>
    </style:style>
    <style:style style:name="Table36.B" style:family="table-column">
      <style:table-column-properties style:column-width="0.7889in"/>
    </style:style>
    <style:style style:name="Table36.C" style:family="table-column">
      <style:table-column-properties style:column-width="1.9118in"/>
    </style:style>
    <style:style style:name="Table36.1" style:family="table-row">
      <style:table-row-properties fo:keep-together="auto"/>
    </style:style>
    <style:style style:name="Table36.A1" style:family="table-cell">
      <style:table-cell-properties fo:background-color="#b2b2b2" fo:padding-left="0.0049in" fo:padding-right="0.0049in" fo:padding-top="0in" fo:padding-bottom="0in" fo:border="0.75pt solid #666666">
        <style:background-image/>
      </style:table-cell-properties>
    </style:style>
    <style:style style:name="Table36.A2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36.B2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36.C2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36.A3" style:family="table-cell">
      <style:table-cell-properties fo:background-color="#eeeeee" fo:padding-left="0.0049in" fo:padding-right="0.0049in" fo:padding-top="0in" fo:padding-bottom="0in" fo:border-left="0.75pt solid #666666" fo:border-right="0.75pt solid #666666" fo:border-top="none" fo:border-bottom="0.75pt solid #666666">
        <style:background-image/>
      </style:table-cell-properties>
    </style:style>
    <style:style style:name="Table36.B3" style:family="table-cell">
      <style:table-cell-properties fo:background-color="#eeeeee" fo:padding-left="0.0049in" fo:padding-right="0.0049in" fo:padding-top="0in" fo:padding-bottom="0in" fo:border-left="none" fo:border-right="0.75pt solid #666666" fo:border-top="none" fo:border-bottom="0.75pt solid #666666">
        <style:background-image/>
      </style:table-cell-properties>
    </style:style>
    <style:style style:name="Table36.A4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36.B4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36.C4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36.5" style:family="table-row">
      <style:table-row-properties fo:background-color="transparent" fo:keep-together="auto">
        <style:background-image/>
      </style:table-row-properties>
    </style:style>
    <style:style style:name="Table36.A5" style:family="table-cell">
      <style:table-cell-properties style:vertical-align="" fo:background-color="#eeeeee" fo:padding-left="0.0049in" fo:padding-right="0.0049in" fo:padding-top="0in" fo:padding-bottom="0in" fo:border-left="0.75pt solid #666666" fo:border-right="none" fo:border-top="none" fo:border-bottom="0.75pt solid #666666" style:writing-mode="lr-tb">
        <style:background-image/>
      </style:table-cell-properties>
    </style:style>
    <style:style style:name="Table36.B5" style:family="table-cell">
      <style:table-cell-properties style:vertical-align="" fo:background-color="#eeeeee" fo:padding-left="0.0049in" fo:padding-right="0.0049in" fo:padding-top="0in" fo:padding-bottom="0in" fo:border-left="none" fo:border-right="none" fo:border-top="none" fo:border-bottom="0.75pt solid #666666" style:writing-mode="lr-tb">
        <style:background-image/>
      </style:table-cell-properties>
    </style:style>
    <style:style style:name="Table36.C5" style:family="table-cell">
      <style:table-cell-properties style:vertical-align="" fo:background-color="#eeeeee" fo:padding-left="0.0049in" fo:padding-right="0.0049in" fo:padding-top="0in" fo:padding-bottom="0in" fo:border-left="none" fo:border-right="0.75pt solid #666666" fo:border-top="none" fo:border-bottom="0.75pt solid #666666" style:writing-mode="lr-tb">
        <style:background-image/>
      </style:table-cell-properties>
    </style:style>
    <style:style style:name="Table36.A6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36.B6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36.C6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36.7" style:family="table-row">
      <style:table-row-properties style:min-row-height="0.459in" fo:keep-together="auto"/>
    </style:style>
    <style:style style:name="Table36.8" style:family="table-row">
      <style:table-row-properties style:min-row-height="0.1931in" fo:keep-together="auto"/>
    </style:style>
    <style:style style:name="Table36.A8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36.B8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36.C8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36.9" style:family="table-row">
      <style:table-row-properties style:min-row-height="0.1931in" fo:background-color="transparent" fo:keep-together="auto">
        <style:background-image/>
      </style:table-row-properties>
    </style:style>
    <style:style style:name="Table36.A9" style:family="table-cell">
      <style:table-cell-properties style:vertical-align="" fo:background-color="#eeeeee" fo:padding-left="0.0049in" fo:padding-right="0.0049in" fo:padding-top="0in" fo:padding-bottom="0in" fo:border-left="0.75pt solid #666666" fo:border-right="none" fo:border-top="0.75pt solid #666666" fo:border-bottom="0.75pt solid #666666" style:writing-mode="lr-tb">
        <style:background-image/>
      </style:table-cell-properties>
    </style:style>
    <style:style style:name="Table36.C9" style:family="table-cell">
      <style:table-cell-properties style:vertical-align="" fo:background-color="#eeeeee" fo:padding-left="0.0049in" fo:padding-right="0.0049in" fo:padding-top="0in" fo:padding-bottom="0in" fo:border="0.75pt solid #666666" style:writing-mode="lr-tb">
        <style:background-image/>
      </style:table-cell-properties>
    </style:style>
    <style:style style:name="Table36.A10" style:family="table-cell">
      <style:table-cell-properties style:vertical-align="" fo:background-color="transparent" fo:padding-left="0.0049in" fo:padding-right="0.0049in" fo:padding-top="0in" fo:padding-bottom="0in" fo:border-left="0.75pt solid #666666" fo:border-right="none" fo:border-top="none" fo:border-bottom="0.75pt solid #666666" style:writing-mode="lr-tb">
        <style:background-image/>
      </style:table-cell-properties>
    </style:style>
    <style:style style:name="Table36.C10" style:family="table-cell">
      <style:table-cell-properties style:vertical-align="" fo:background-color="transparent" fo:padding-left="0.0049in" fo:padding-right="0.0049in" fo:padding-top="0in" fo:padding-bottom="0in" fo:border-left="0.75pt solid #666666" fo:border-right="0.75pt solid #666666" fo:border-top="none" fo:border-bottom="0.75pt solid #666666" style:writing-mode="lr-tb">
        <style:background-image/>
      </style:table-cell-properties>
    </style:style>
    <style:style style:name="Table36.C11" style:family="table-cell">
      <style:table-cell-properties style:vertical-align="" fo:background-color="#eeeeee" fo:padding-left="0.0049in" fo:padding-right="0.0049in" fo:padding-top="0in" fo:padding-bottom="0in" fo:border-left="0.75pt solid #666666" fo:border-right="0.75pt solid #666666" fo:border-top="none" fo:border-bottom="0.75pt solid #666666" style:writing-mode="lr-tb">
        <style:background-image/>
      </style:table-cell-properties>
    </style:style>
    <style:style style:name="P1" style:family="paragraph" style:parent-style-name="Table_20_Contents">
      <style:paragraph-properties fo:margin-left="0in" fo:margin-right="0.0402in" fo:margin-top="0.0201in" fo:margin-bottom="0.0598in" style:contextual-spacing="true" fo:text-align="center" style:justify-single-word="false" fo:orphans="0" fo:widows="0" fo:text-indent="0in" style:auto-text-indent="false" text:number-lines="false" text:line-number="0"/>
      <style:text-properties fo:font-size="9pt" fo:language="en" fo:country="US" officeooo:rsid="0024f4eb" officeooo:paragraph-rsid="00d2cde8" style:font-size-asian="9pt" style:font-size-complex="9pt"/>
    </style:style>
    <style:style style:name="P2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fo:font-size="9pt" fo:language="en" fo:country="US" officeooo:paragraph-rsid="00d2cde8" style:font-size-asian="9pt" style:font-size-complex="9pt"/>
    </style:style>
    <style:style style:name="P3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fo:keep-with-next="always" text:number-lines="false" text:line-number="0"/>
      <style:text-properties fo:font-size="9pt" fo:language="en" fo:country="US" officeooo:paragraph-rsid="0136de21" style:font-size-asian="9pt" style:font-size-complex="9pt"/>
    </style:style>
    <style:style style:name="P4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fo:keep-with-next="always" text:number-lines="false" text:line-number="0"/>
      <style:text-properties fo:font-size="9pt" fo:language="en" fo:country="US" officeooo:paragraph-rsid="0122aa61" style:font-size-asian="9pt" style:font-size-complex="9pt"/>
    </style:style>
    <style:style style:name="P5" style:family="paragraph" style:parent-style-name="Exalted">
      <style:text-properties fo:font-size="9pt" fo:language="en" fo:country="US" officeooo:paragraph-rsid="0122aa61" style:font-size-asian="9pt" style:font-size-complex="9pt"/>
    </style:style>
    <style:style style:name="P6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fo:font-size="9pt" fo:language="en" fo:country="US" officeooo:paragraph-rsid="0122aa61" style:font-size-asian="9pt" style:font-size-complex="9pt"/>
    </style:style>
    <style:style style:name="P7" style:family="paragraph" style:parent-style-name="Table_20_Heading">
      <style:paragraph-properties fo:margin-top="0.0402in" fo:margin-bottom="0.0799in" style:contextual-spacing="false" fo:orphans="0" fo:widows="0"/>
      <style:text-properties fo:font-size="9pt" fo:language="en" fo:country="US" officeooo:paragraph-rsid="0122aa61" style:font-size-asian="9pt" style:font-size-complex="9pt"/>
    </style:style>
    <style:style style:name="P8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fo:keep-with-next="always" text:number-lines="false" text:line-number="0"/>
      <style:text-properties fo:font-size="9pt" fo:language="en" fo:country="US" officeooo:paragraph-rsid="0136de21" style:font-size-asian="9pt" style:font-size-complex="9pt"/>
    </style:style>
    <style:style style:name="P9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fo:font-size="9pt" fo:language="en" fo:country="US" officeooo:paragraph-rsid="0136de21" style:font-size-asian="9pt" style:font-size-complex="9pt"/>
    </style:style>
    <style:style style:name="P10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fo:font-size="9pt" fo:language="en" fo:country="US" officeooo:rsid="011e76ee" officeooo:paragraph-rsid="0122aa61" style:font-size-asian="9pt" style:font-size-complex="9pt"/>
    </style:style>
    <style:style style:name="P11" style:family="paragraph" style:parent-style-name="Table_20_Heading">
      <style:text-properties fo:font-size="9pt" fo:language="en" fo:country="US" officeooo:rsid="00c2d379" officeooo:paragraph-rsid="0136de21" style:font-size-asian="9pt" style:font-size-complex="9pt"/>
    </style:style>
    <style:style style:name="P12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fo:keep-with-next="always" text:number-lines="false" text:line-number="0"/>
      <style:text-properties fo:font-size="9pt" fo:language="en" fo:country="US" officeooo:rsid="00e07abb" officeooo:paragraph-rsid="0136de21" style:font-size-asian="9pt" style:font-size-complex="9pt"/>
    </style:style>
    <style:style style:name="P13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fo:font-size="9pt" fo:language="en" fo:country="US" fo:font-weight="bold" officeooo:rsid="00e17880" officeooo:paragraph-rsid="0136de21" style:font-size-asian="9pt" style:font-weight-asian="bold" style:font-size-complex="9pt" style:font-weight-complex="bold"/>
    </style:style>
    <style:style style:name="P14" style:family="paragraph" style:parent-style-name="Exalted">
      <style:paragraph-properties fo:margin-top="0in" fo:margin-bottom="0.0008in" style:contextual-spacing="false"/>
      <style:text-properties fo:font-size="9pt" fo:language="en" fo:country="US" fo:font-weight="bold" officeooo:rsid="013427c4" officeooo:paragraph-rsid="013bbd80" style:font-size-asian="9pt" style:font-weight-asian="bold" style:font-size-complex="9pt" style:font-weight-complex="bold"/>
    </style:style>
    <style:style style:name="P15" style:family="paragraph" style:parent-style-name="Exalted">
      <style:text-properties fo:font-size="9pt" officeooo:rsid="0100f568" officeooo:paragraph-rsid="0100f568" style:font-size-asian="9pt" style:font-size-complex="9pt"/>
    </style:style>
    <style:style style:name="P16" style:family="paragraph" style:parent-style-name="Exalted">
      <style:text-properties fo:font-size="9pt" style:font-size-asian="9pt" style:font-size-complex="9pt"/>
    </style:style>
    <style:style style:name="P17" style:family="paragraph" style:parent-style-name="Exalted">
      <style:text-properties fo:font-size="9pt" officeooo:rsid="00ecea33" officeooo:paragraph-rsid="0122aa61" style:font-size-asian="9pt" style:font-size-complex="9pt"/>
    </style:style>
    <style:style style:name="P18" style:family="paragraph" style:parent-style-name="Exalted">
      <style:text-properties fo:font-size="9pt" officeooo:rsid="013109cf" officeooo:paragraph-rsid="013109cf" style:font-size-asian="9pt" style:font-size-complex="9pt"/>
    </style:style>
    <style:style style:name="P19" style:family="paragraph" style:parent-style-name="Exalted">
      <style:text-properties fo:font-size="9pt" officeooo:rsid="00edf4a6" officeooo:paragraph-rsid="0122aa61" style:font-size-asian="9pt" style:font-size-complex="9pt"/>
    </style:style>
    <style:style style:name="P20" style:family="paragraph" style:parent-style-name="Exalted">
      <style:text-properties fo:font-size="9pt" officeooo:rsid="010cba15" officeooo:paragraph-rsid="0122aa61" style:font-size-asian="9pt" style:font-size-complex="9pt"/>
    </style:style>
    <style:style style:name="P21" style:family="paragraph" style:parent-style-name="Exalted">
      <style:text-properties fo:font-size="9pt" officeooo:rsid="013278ba" officeooo:paragraph-rsid="013427c4" style:font-size-asian="9pt" style:font-size-complex="9pt"/>
    </style:style>
    <style:style style:name="P22" style:family="paragraph" style:parent-style-name="Heading_20_2">
      <style:text-properties fo:font-size="9pt" officeooo:paragraph-rsid="0122aa61" style:font-size-asian="9pt" style:font-size-complex="9pt"/>
    </style:style>
    <style:style style:name="P23" style:family="paragraph" style:parent-style-name="Table_20_Heading">
      <style:paragraph-properties fo:margin-top="0.0402in" fo:margin-bottom="0.0799in" style:contextual-spacing="false" fo:orphans="0" fo:widows="0"/>
      <style:text-properties fo:font-size="9pt" officeooo:paragraph-rsid="0122aa61" style:font-size-asian="9pt" style:font-size-complex="9pt"/>
    </style:style>
    <style:style style:name="P24" style:family="paragraph" style:parent-style-name="Exalted">
      <style:text-properties fo:font-size="9pt" officeooo:rsid="013427c4" officeooo:paragraph-rsid="013bbd80" style:font-size-asian="9pt" style:font-size-complex="9pt"/>
    </style:style>
    <style:style style:name="P25" style:family="paragraph" style:parent-style-name="Exalted">
      <style:paragraph-properties fo:text-align="center" style:justify-single-word="false"/>
      <style:text-properties fo:font-size="9pt" officeooo:rsid="01361764" officeooo:paragraph-rsid="013c434b" style:font-size-asian="9pt" style:font-size-complex="9pt"/>
    </style:style>
    <style:style style:name="P26" style:family="paragraph" style:parent-style-name="Exalted">
      <style:text-properties fo:font-size="9pt" officeooo:rsid="01361764" officeooo:paragraph-rsid="013c434b" style:font-size-asian="9pt" style:font-size-complex="9pt"/>
    </style:style>
    <style:style style:name="P27" style:family="paragraph" style:parent-style-name="Exalted">
      <style:text-properties fo:font-size="9pt" fo:font-weight="normal" officeooo:rsid="00ab9842" officeooo:paragraph-rsid="00ab9842" style:font-size-asian="9pt" style:font-weight-asian="normal" style:font-size-complex="9pt" style:font-weight-complex="normal"/>
    </style:style>
    <style:style style:name="P28" style:family="paragraph" style:parent-style-name="Exalted">
      <style:text-properties fo:font-size="9pt" fo:font-weight="normal" officeooo:rsid="00edf4a6" officeooo:paragraph-rsid="0122aa61" style:font-size-asian="9pt" style:font-weight-asian="normal" style:font-size-complex="9pt" style:font-weight-complex="normal"/>
    </style:style>
    <style:style style:name="P29" style:family="paragraph" style:parent-style-name="Exalted">
      <style:text-properties fo:font-size="9pt" fo:font-weight="normal" officeooo:rsid="0131eb3e" officeooo:paragraph-rsid="013870ce" style:font-size-asian="9pt" style:font-weight-asian="normal" style:font-size-complex="9pt" style:font-weight-complex="normal"/>
    </style:style>
    <style:style style:name="P30" style:family="paragraph" style:parent-style-name="Exalted">
      <style:text-properties fo:font-size="9pt" fo:font-weight="normal" officeooo:rsid="013427c4" officeooo:paragraph-rsid="013bbd80" style:font-size-asian="9pt" style:font-weight-asian="normal" style:font-size-complex="9pt" style:font-weight-complex="normal"/>
    </style:style>
    <style:style style:name="P31" style:family="paragraph" style:parent-style-name="Exalted">
      <style:text-properties fo:font-size="9pt" fo:font-weight="normal" officeooo:rsid="013c323b" officeooo:paragraph-rsid="013c323b" style:font-size-asian="9pt" style:font-weight-asian="normal" style:font-size-complex="9pt" style:font-weight-complex="normal"/>
    </style:style>
    <style:style style:name="P32" style:family="paragraph" style:parent-style-name="Exalted">
      <style:text-properties fo:font-size="9pt" fo:font-style="normal" officeooo:rsid="00edf4a6" officeooo:paragraph-rsid="0136de21" style:font-size-asian="9pt" style:font-style-asian="normal" style:font-size-complex="9pt" style:font-style-complex="normal"/>
    </style:style>
    <style:style style:name="P33" style:family="paragraph" style:parent-style-name="Table_20_Contents">
      <style:text-properties fo:font-size="9pt" fo:font-weight="bold" officeooo:paragraph-rsid="0136de21" style:font-size-asian="9pt" style:font-weight-asian="bold" style:font-size-complex="9pt" style:font-weight-complex="bold"/>
    </style:style>
    <style:style style:name="P34" style:family="paragraph" style:parent-style-name="Exalted">
      <style:paragraph-properties fo:margin-top="0in" fo:margin-bottom="0.1in" style:contextual-spacing="false" fo:text-align="end" style:justify-single-word="false"/>
      <style:text-properties fo:language="en" fo:country="US"/>
    </style:style>
    <style:style style:name="P35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  <style:text-properties fo:language="en" fo:country="US"/>
    </style:style>
    <style:style style:name="P36" style:family="paragraph" style:parent-style-name="Exalted">
      <style:text-properties fo:language="en" fo:country="US" style:language-asian="zh" style:country-asian="CN" style:language-complex="hi" style:country-complex="IN"/>
    </style:style>
    <style:style style:name="P37" style:family="paragraph" style:parent-style-name="Exalted">
      <style:paragraph-properties fo:margin-top="0in" fo:margin-bottom="0.0835in" style:contextual-spacing="false" fo:line-height="100%" fo:text-align="start" style:justify-single-word="false"/>
      <style:text-properties fo:language="en" fo:country="US" officeooo:paragraph-rsid="00d7b155" style:language-asian="zh" style:country-asian="CN" style:language-complex="hi" style:country-complex="IN"/>
    </style:style>
    <style:style style:name="P38" style:family="paragraph" style:parent-style-name="Exalted">
      <style:text-properties fo:language="en" fo:country="US" officeooo:paragraph-rsid="00e5c058" style:language-asian="zh" style:country-asian="CN" style:language-complex="hi" style:country-complex="IN"/>
    </style:style>
    <style:style style:name="P39" style:family="paragraph" style:parent-style-name="Exalted">
      <style:text-properties fo:language="en" fo:country="US" officeooo:paragraph-rsid="011d0d1c"/>
    </style:style>
    <style:style style:name="P40" style:family="paragraph" style:parent-style-name="Heading_20_2">
      <style:text-properties fo:language="en" fo:country="US" officeooo:paragraph-rsid="011d0d1c"/>
    </style:style>
    <style:style style:name="P41" style:family="paragraph" style:parent-style-name="Table_20_Contents">
      <style:paragraph-properties fo:text-align="center" style:justify-single-word="false"/>
      <style:text-properties fo:language="en" fo:country="US" fo:font-weight="normal" officeooo:rsid="01399717" officeooo:paragraph-rsid="01399717" style:font-weight-asian="normal" style:font-weight-complex="normal"/>
    </style:style>
    <style:style style:name="P42" style:family="paragraph" style:parent-style-name="Exalted">
      <style:text-properties style:use-window-font-color="true" loext:opacity="0%" style:font-name="Times New Roman1" fo:font-size="9pt" fo:language="en" fo:country="US" officeooo:rsid="00782c97" officeooo:paragraph-rsid="00d7b155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43" style:family="paragraph" style:parent-style-name="Exalted">
      <style:text-properties style:use-window-font-color="true" loext:opacity="0%" style:font-name="Times New Roman1" fo:font-size="9pt" fo:language="en" fo:country="US" officeooo:rsid="00d4bac8" officeooo:paragraph-rsid="012b54ed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44" style:family="paragraph" style:parent-style-name="Exalted">
      <style:text-properties style:use-window-font-color="true" loext:opacity="0%" style:font-name="Times New Roman1" fo:font-size="9pt" fo:language="en" fo:country="US" officeooo:rsid="00d4bac8" officeooo:paragraph-rsid="00dcaa00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45" style:family="paragraph" style:parent-style-name="Table_20_Contents">
      <style:paragraph-properties fo:margin-top="0.0201in" fo:margin-bottom="0.0598in" style:contextual-spacing="true" fo:orphans="0" fo:widows="0" fo:keep-with-next="always"/>
      <style:text-properties style:use-window-font-color="true" loext:opacity="0%" style:font-name="Times New Roman1" fo:font-size="9pt" fo:language="en" fo:country="US" officeooo:rsid="01275f42" officeooo:paragraph-rsid="00d2cde8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46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fo:keep-with-next="always" text:number-lines="false" text:line-number="0"/>
      <style:text-properties style:use-window-font-color="true" loext:opacity="0%" style:font-name="Times New Roman1" fo:font-size="9pt" fo:language="en" fo:country="US" officeooo:rsid="01275f42" officeooo:paragraph-rsid="00d2cde8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47" style:family="paragraph" style:parent-style-name="Exalted">
      <style:paragraph-properties fo:margin-top="0in" fo:margin-bottom="0.0835in" style:contextual-spacing="false" fo:line-height="100%" fo:text-align="start" style:justify-single-word="false"/>
      <style:text-properties style:use-window-font-color="true" loext:opacity="0%" style:font-name="Times New Roman1" fo:font-size="9pt" fo:language="en" fo:country="US" officeooo:rsid="00704e49" officeooo:paragraph-rsid="0114bae3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48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style:use-window-font-color="true" loext:opacity="0%" style:font-name="Times New Roman1" fo:font-size="9pt" fo:language="en" fo:country="US" officeooo:paragraph-rsid="0136de21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49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style:use-window-font-color="true" loext:opacity="0%" style:font-name="Times New Roman1" fo:font-size="9pt" fo:language="en" fo:country="US" officeooo:rsid="011e76ee" officeooo:paragraph-rsid="0122aa61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50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fo:keep-with-next="always" text:number-lines="false" text:line-number="0"/>
      <style:text-properties style:use-window-font-color="true" loext:opacity="0%" style:font-name="Times New Roman1" fo:font-size="9pt" fo:language="en" fo:country="US" officeooo:rsid="00e07abb" officeooo:paragraph-rsid="0136de21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51" style:family="paragraph" style:parent-style-name="Exalted">
      <style:paragraph-properties fo:margin-top="0in" fo:margin-bottom="0.0402in" style:contextual-spacing="false"/>
      <style:text-properties style:use-window-font-color="true" loext:opacity="0%" style:font-name="Times New Roman1" fo:font-size="9pt" fo:language="en" fo:country="US" officeooo:rsid="01095fb9" officeooo:paragraph-rsid="01273eb1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52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style:use-window-font-color="true" loext:opacity="0%" style:font-name="Times New Roman1" fo:font-size="9pt" fo:language="en" fo:country="US" fo:font-weight="bold" officeooo:rsid="0024f4eb" officeooo:paragraph-rsid="00d2cde8" style:letter-kerning="false" style:font-name-asian="Spectral1" style:font-size-asian="9pt" style:language-asian="zh" style:country-asian="CN" style:font-weight-asian="bold" style:font-name-complex="Spectral1" style:font-size-complex="9pt" style:language-complex="hi" style:country-complex="IN" style:font-weight-complex="bold"/>
    </style:style>
    <style:style style:name="P53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style:use-window-font-color="true" loext:opacity="0%" style:font-name="Times New Roman1" fo:font-size="9pt" fo:language="en" fo:country="US" fo:font-weight="bold" officeooo:rsid="012b73f3" officeooo:paragraph-rsid="00d2cde8" style:letter-kerning="false" style:font-name-asian="Spectral1" style:font-size-asian="9pt" style:language-asian="zh" style:country-asian="CN" style:font-weight-asian="bold" style:font-name-complex="Spectral1" style:font-size-complex="9pt" style:language-complex="hi" style:country-complex="IN" style:font-weight-complex="bold"/>
    </style:style>
    <style:style style:name="P54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style:use-window-font-color="true" loext:opacity="0%" style:font-name="Times New Roman1" fo:font-size="9pt" fo:language="en" fo:country="US" fo:font-weight="bold" officeooo:rsid="0128ef08" officeooo:paragraph-rsid="00d2cde8" style:letter-kerning="false" style:font-name-asian="Spectral1" style:font-size-asian="9pt" style:language-asian="zh" style:country-asian="CN" style:font-weight-asian="bold" style:font-name-complex="Spectral1" style:font-size-complex="9pt" style:language-complex="hi" style:country-complex="IN" style:font-weight-complex="bold"/>
    </style:style>
    <style:style style:name="P55" style:family="paragraph" style:parent-style-name="Table_20_Heading">
      <style:paragraph-properties fo:margin-top="0.0402in" fo:margin-bottom="0.0799in" style:contextual-spacing="false" fo:orphans="0" fo:widows="0"/>
      <style:text-properties style:use-window-font-color="true" loext:opacity="0%" style:font-name="Times New Roman1" fo:font-size="9pt" fo:language="en" fo:country="US" fo:font-weight="bold" officeooo:rsid="00ef1911" officeooo:paragraph-rsid="0122aa61" style:letter-kerning="false" style:font-name-asian="Spectral1" style:font-size-asian="9pt" style:language-asian="zh" style:country-asian="CN" style:font-weight-asian="bold" style:font-name-complex="Spectral1" style:font-size-complex="9pt" style:language-complex="hi" style:country-complex="IN" style:font-weight-complex="bold"/>
    </style:style>
    <style:style style:name="P56" style:family="paragraph" style:parent-style-name="Exalted">
      <style:text-properties style:use-window-font-color="true" loext:opacity="0%" style:font-name="Times New Roman1" fo:font-size="9pt" fo:language="en" fo:country="US" fo:font-style="normal" officeooo:rsid="00eb33f5" officeooo:paragraph-rsid="011d0d1c" style:letter-kerning="false" style:font-name-asian="Spectral1" style:font-size-asian="10pt" style:language-asian="zh" style:country-asian="CN" style:font-style-asian="normal" style:font-name-complex="Spectral1" style:font-size-complex="10pt" style:language-complex="hi" style:country-complex="IN" style:font-style-complex="normal"/>
    </style:style>
    <style:style style:name="P57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style:use-window-font-color="true" loext:opacity="0%" style:font-name="Times New Roman1" fo:font-size="9pt" fo:language="en" fo:country="US" fo:font-weight="normal" officeooo:paragraph-rsid="0136de21" style:letter-kerning="false" style:font-name-asian="Spectral1" style:font-size-asian="9pt" style:language-asian="zh" style:country-asian="CN" style:font-weight-asian="normal" style:font-name-complex="Spectral1" style:font-size-complex="9pt" style:language-complex="hi" style:country-complex="IN" style:font-weight-complex="normal"/>
    </style:style>
    <style:style style:name="P58" style:family="paragraph" style:parent-style-name="Table_20_Contents">
      <style:text-properties style:use-window-font-color="true" loext:opacity="0%" style:font-name="Times New Roman1" fo:font-size="9pt" fo:language="en" fo:country="US" fo:font-weight="normal" officeooo:rsid="01399717" officeooo:paragraph-rsid="01399717" style:letter-kerning="false" style:font-name-asian="Spectral1" style:font-size-asian="10pt" style:language-asian="zh" style:country-asian="CN" style:font-weight-asian="normal" style:font-name-complex="Spectral1" style:font-size-complex="10pt" style:language-complex="hi" style:country-complex="IN" style:font-weight-complex="normal"/>
    </style:style>
    <style:style style:name="P59" style:family="paragraph" style:parent-style-name="Exalted">
      <style:text-properties style:use-window-font-color="true" loext:opacity="0%" style:font-name="Times New Roman1" fo:font-size="9pt" fo:language="en" fo:country="none" fo:font-weight="normal" officeooo:rsid="00ab9842" officeooo:paragraph-rsid="00ab9842" style:letter-kerning="false" style:font-name-asian="Spectral1" style:font-size-asian="9pt" style:language-asian="zh" style:country-asian="CN" style:font-weight-asian="normal" style:font-name-complex="Spectral1" style:font-size-complex="9pt" style:language-complex="hi" style:country-complex="IN" style:font-weight-complex="normal"/>
    </style:style>
    <style:style style:name="P60" style:family="paragraph" style:parent-style-name="Exalted">
      <style:text-properties style:use-window-font-color="true" loext:opacity="0%" style:font-name="Times New Roman1" fo:font-size="9pt" fo:language="en" fo:country="none" fo:font-weight="normal" officeooo:rsid="01004465" officeooo:paragraph-rsid="01004465" style:letter-kerning="false" style:font-name-asian="Spectral1" style:font-size-asian="9pt" style:language-asian="zh" style:country-asian="CN" style:font-weight-asian="normal" style:font-name-complex="Spectral1" style:font-size-complex="9pt" style:language-complex="hi" style:country-complex="IN" style:font-weight-complex="normal"/>
    </style:style>
    <style:style style:name="P61" style:family="paragraph" style:parent-style-name="Exalted">
      <style:text-properties style:use-window-font-color="true" loext:opacity="0%" style:font-name="Times New Roman1" fo:font-size="10pt" fo:language="en" fo:country="US" fo:font-style="normal" officeooo:rsid="00e09cc5" officeooo:paragraph-rsid="00e09cc5" style:letter-kerning="false" style:font-name-asian="Spectral1" style:font-size-asian="10pt" style:language-asian="zh" style:country-asian="CN" style:font-style-asian="normal" style:font-name-complex="Spectral1" style:font-size-complex="10pt" style:language-complex="hi" style:country-complex="IN" style:font-style-complex="normal"/>
    </style:style>
    <style:style style:name="P62" style:family="paragraph" style:parent-style-name="Table_20_Contents">
      <style:text-properties style:use-window-font-color="true" loext:opacity="0%" style:font-name="Times New Roman1" fo:font-size="10pt" fo:language="en" fo:country="US" officeooo:rsid="0099f21c" officeooo:paragraph-rsid="00f6f5b9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63" style:family="paragraph" style:parent-style-name="Table_20_Contents">
      <style:text-properties style:use-window-font-color="true" loext:opacity="0%" style:font-name="Times New Roman1" fo:font-size="10pt" fo:language="en" fo:country="none" officeooo:rsid="00616d90" officeooo:paragraph-rsid="00f6f5b9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64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style:use-window-font-color="true" loext:opacity="0%" style:font-name="Times New Roman1" fo:font-size="10pt" fo:language="en" fo:country="none" officeooo:rsid="01cf149c" officeooo:paragraph-rsid="00fbd398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65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style:use-window-font-color="true" loext:opacity="0%" style:font-name="Times New Roman1" fo:font-size="10pt" fo:language="en" fo:country="none" fo:font-weight="bold" officeooo:rsid="0024f4eb" officeooo:paragraph-rsid="00fbd398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 style:font-weight-complex="bold"/>
    </style:style>
    <style:style style:name="P66" style:family="paragraph" style:parent-style-name="Table_20_Contents">
      <style:text-properties style:use-window-font-color="true" loext:opacity="0%" style:font-name="Times New Roman1" fo:font-size="10pt" officeooo:rsid="005f7de5" officeooo:paragraph-rsid="00f6f5b9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67" style:family="paragraph" style:parent-style-name="Table_20_Contents">
      <style:text-properties style:use-window-font-color="true" loext:opacity="0%" style:font-name="Times New Roman1" fo:font-size="10pt" officeooo:rsid="012775d3" officeooo:paragraph-rsid="00f6f5b9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68" style:family="paragraph" style:parent-style-name="Table_20_Contents">
      <style:text-properties style:use-window-font-color="true" loext:opacity="0%" style:font-name="Times New Roman1" fo:font-size="10pt" officeooo:rsid="01292e69" officeooo:paragraph-rsid="00f6f5b9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69" style:family="paragraph" style:parent-style-name="Table_20_Contents">
      <style:text-properties style:use-window-font-color="true" loext:opacity="0%" style:font-name="Times New Roman1" fo:font-size="10pt" officeooo:rsid="00610a67" officeooo:paragraph-rsid="00f6f5b9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70" style:family="paragraph" style:parent-style-name="Table_20_Contents">
      <style:text-properties style:use-window-font-color="true" loext:opacity="0%" style:font-name="Times New Roman1" fo:font-size="10pt" officeooo:rsid="0047e97d" officeooo:paragraph-rsid="00f6f5b9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71" style:family="paragraph" style:parent-style-name="Table_20_Contents">
      <style:text-properties style:use-window-font-color="true" loext:opacity="0%" style:font-name="Times New Roman1" fo:font-size="10pt" officeooo:rsid="0062bc04" officeooo:paragraph-rsid="00f6f5b9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72" style:family="paragraph" style:parent-style-name="Table_20_Contents">
      <style:text-properties style:use-window-font-color="true" loext:opacity="0%" style:font-name="Times New Roman1" fo:font-size="10pt" officeooo:rsid="00663965" officeooo:paragraph-rsid="00f6f5b9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73" style:family="paragraph" style:parent-style-name="Table_20_Contents">
      <style:paragraph-properties fo:margin-left="0.0402in" fo:margin-right="0.0402in" fo:margin-top="0.0201in" fo:margin-bottom="0.0598in" style:contextual-spacing="true" fo:text-align="center" style:justify-single-word="false" fo:orphans="0" fo:widows="0" fo:text-indent="0in" style:auto-text-indent="false" text:number-lines="false" text:line-number="0"/>
      <style:text-properties style:use-window-font-color="true" loext:opacity="0%" style:font-name="Times New Roman" fo:font-size="9pt" fo:language="en" fo:country="US" officeooo:rsid="01275f42" officeooo:paragraph-rsid="00d2cde8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74" style:family="paragraph" style:parent-style-name="Table_20_Contents">
      <style:paragraph-properties fo:margin-top="0.0201in" fo:margin-bottom="0.0598in" style:contextual-spacing="true" fo:orphans="0" fo:widows="0" fo:keep-with-next="always"/>
      <style:text-properties style:use-window-font-color="true" loext:opacity="0%" fo:font-size="10pt" fo:language="en" fo:country="none" officeooo:paragraph-rsid="00fbd398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75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style:use-window-font-color="true" loext:opacity="0%" fo:font-size="10pt" fo:language="en" fo:country="none" officeooo:paragraph-rsid="00fbd398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76" style:family="paragraph" style:parent-style-name="Exalted">
      <style:text-properties officeooo:rsid="00d2cde8" officeooo:paragraph-rsid="00d2cde8"/>
    </style:style>
    <style:style style:name="P77" style:family="paragraph" style:parent-style-name="Exalted">
      <style:text-properties officeooo:rsid="00653529" officeooo:paragraph-rsid="00e5c058"/>
    </style:style>
    <style:style style:name="P78" style:family="paragraph" style:parent-style-name="Exalte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1" fo:font-size="9pt" fo:language="en" fo:country="US" fo:font-style="normal" fo:text-shadow="none" style:text-underline-style="none" fo:font-weight="bold" officeooo:rsid="027a2be6" officeooo:paragraph-rsid="00e09cc5" style:letter-kerning="false" style:font-name-asian="Spectral1" style:font-size-asian="9pt" style:language-asian="zh" style:country-asian="CN" style:font-style-asian="normal" style:font-weight-asian="bold" style:font-name-complex="Spectral1" style:font-size-complex="9pt" style:language-complex="hi" style:country-complex="IN" style:font-style-complex="normal" style:font-weight-complex="bold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normal" officeooo:rsid="00335ed0" officeooo:paragraph-rsid="00e09cc5" style:letter-kerning="false" style:font-name-asian="Spectral1" style:font-size-asian="9pt" style:language-asian="zh" style:country-asian="CN" style:font-style-asian="normal" style:font-weight-asian="normal" style:font-name-complex="Spectral1" style:font-size-complex="9pt" style:language-complex="hi" style:country-complex="IN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normal" officeooo:rsid="027bb60a" officeooo:paragraph-rsid="0119b9e8" style:letter-kerning="false" style:font-name-asian="Spectral1" style:font-size-asian="9pt" style:language-asian="zh" style:country-asian="CN" style:font-style-asian="normal" style:font-weight-asian="normal" style:font-name-complex="Spectral1" style:font-size-complex="9pt" style:language-complex="hi" style:country-complex="IN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normal" officeooo:rsid="027b6c9f" officeooo:paragraph-rsid="00e09cc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normal" officeooo:paragraph-rsid="0122aa6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normal" officeooo:rsid="00331586" officeooo:paragraph-rsid="0122aa6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bold" officeooo:rsid="027b6c9f" officeooo:paragraph-rsid="00e09cc5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bold" officeooo:rsid="027a2be6" officeooo:paragraph-rsid="00e09cc5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8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bold" officeooo:rsid="003d2192" officeooo:paragraph-rsid="0122aa61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bold" officeooo:paragraph-rsid="0122aa61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8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bold" officeooo:rsid="00331586" officeooo:paragraph-rsid="0122aa61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bold" officeooo:rsid="027bb60a" officeooo:paragraph-rsid="00e09cc5" style:letter-kerning="false" style:font-name-asian="Spectral1" style:font-size-asian="9pt" style:language-asian="zh" style:country-asian="CN" style:font-style-asian="normal" style:font-weight-asian="bold" style:font-name-complex="Spectral1" style:font-size-complex="9pt" style:language-complex="hi" style:country-complex="IN" style:font-style-complex="normal" style:font-weight-complex="bold" style:text-overline-style="none" style:text-overline-color="font-color"/>
    </style:style>
    <style:style style:name="P9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1" fo:font-size="10pt" fo:font-style="normal" fo:text-shadow="none" style:text-underline-style="none" fo:font-weight="bold" officeooo:rsid="01753a92" officeooo:paragraph-rsid="00f6f5b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10pt" fo:font-style="normal" fo:text-shadow="none" style:text-underline-style="none" fo:font-weight="normal" officeooo:rsid="01753a92" officeooo:paragraph-rsid="00f6f5b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2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fo:color="#000000" loext:opacity="100%" style:text-outline="false" style:text-line-through-style="none" style:text-line-through-type="none" fo:font-size="9pt" fo:language="en" fo:country="US" fo:font-style="normal" fo:text-shadow="none" style:text-underline-style="none" fo:font-weight="bold" officeooo:paragraph-rsid="0122aa61" style:font-size-asian="9pt" style:font-style-asian="normal" style:font-weight-asian="bold" style:font-size-complex="9pt" style:font-style-complex="normal" style:font-weight-complex="bold"/>
    </style:style>
    <style:style style:name="P93" style:family="paragraph" style:parent-style-name="Exalted">
      <style:text-properties officeooo:rsid="00e49ee9" officeooo:paragraph-rsid="00e5c058"/>
    </style:style>
    <style:style style:name="P94" style:family="paragraph" style:parent-style-name="Heading_20_2">
      <style:text-properties officeooo:rsid="00e49ee9" officeooo:paragraph-rsid="00e5c058"/>
    </style:style>
    <style:style style:name="P95" style:family="paragraph" style:parent-style-name="Exalted">
      <style:text-properties officeooo:rsid="00e738db" officeooo:paragraph-rsid="00e738db"/>
    </style:style>
    <style:style style:name="P96" style:family="paragraph" style:parent-style-name="Exalted">
      <style:text-properties officeooo:rsid="00e8ff6d" officeooo:paragraph-rsid="00e8ff6d"/>
    </style:style>
    <style:style style:name="P97" style:family="paragraph" style:parent-style-name="Exalted">
      <style:text-properties officeooo:paragraph-rsid="00eb33f5"/>
    </style:style>
    <style:style style:name="P98" style:family="paragraph" style:parent-style-name="Exalted">
      <style:text-properties style:language-asian="zh" style:country-asian="CN" style:language-complex="hi" style:country-complex="IN"/>
    </style:style>
    <style:style style:name="P99" style:family="paragraph" style:parent-style-name="Heading_20_2">
      <style:text-properties officeooo:paragraph-rsid="00f6f5b9" style:language-asian="zh" style:country-asian="CN" style:language-complex="hi" style:country-complex="IN"/>
    </style:style>
    <style:style style:name="P100" style:family="paragraph" style:parent-style-name="Exalted">
      <style:text-properties officeooo:rsid="00d4bac8" officeooo:paragraph-rsid="00e5c058" style:language-asian="zh" style:country-asian="CN" style:language-complex="hi" style:country-complex="IN"/>
    </style:style>
    <style:style style:name="P101" style:family="paragraph" style:parent-style-name="Heading_20_2">
      <style:paragraph-properties fo:break-before="column"/>
      <style:text-properties officeooo:paragraph-rsid="00dcaa00" style:language-asian="zh" style:country-asian="CN" style:language-complex="hi" style:country-complex="IN"/>
    </style:style>
    <style:style style:name="P102" style:family="paragraph" style:parent-style-name="Standard">
      <style:text-properties officeooo:paragraph-rsid="00f6f5b9"/>
    </style:style>
    <style:style style:name="P103" style:family="paragraph" style:parent-style-name="Table_20_Contents">
      <style:text-properties officeooo:paragraph-rsid="00f6f5b9"/>
    </style:style>
    <style:style style:name="P104" style:family="paragraph" style:parent-style-name="Table_20_Heading">
      <style:text-properties officeooo:paragraph-rsid="00f6f5b9"/>
    </style:style>
    <style:style style:name="P105" style:family="paragraph" style:parent-style-name="Exalted">
      <style:text-properties officeooo:rsid="00f6f5b9" officeooo:paragraph-rsid="00f6f5b9"/>
    </style:style>
    <style:style style:name="P106" style:family="paragraph" style:parent-style-name="Exalted">
      <style:text-properties officeooo:rsid="00f7438a" officeooo:paragraph-rsid="00f7438a"/>
    </style:style>
    <style:style style:name="P107" style:family="paragraph" style:parent-style-name="Exalted">
      <style:text-properties officeooo:rsid="00f8d48a" officeooo:paragraph-rsid="00f8d48a"/>
    </style:style>
    <style:style style:name="P108" style:family="paragraph" style:parent-style-name="Exalted">
      <style:text-properties officeooo:rsid="00fbd398" officeooo:paragraph-rsid="00fbd398"/>
    </style:style>
    <style:style style:name="P109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officeooo:paragraph-rsid="00fbd398"/>
    </style:style>
    <style:style style:name="P110" style:family="paragraph" style:parent-style-name="Heading_20_1">
      <style:paragraph-properties fo:text-align="center" style:justify-single-word="false" fo:break-before="page"/>
    </style:style>
    <style:style style:name="P111" style:family="paragraph" style:parent-style-name="Heading_20_2">
      <style:paragraph-properties fo:break-before="column"/>
      <style:text-properties officeooo:rsid="00d7b155" officeooo:paragraph-rsid="00e5c058"/>
    </style:style>
    <style:style style:name="P112" style:family="paragraph" style:parent-style-name="Heading_20_2">
      <style:text-properties officeooo:rsid="00e47f0e" officeooo:paragraph-rsid="00e47f0e"/>
    </style:style>
    <style:style style:name="P113" style:family="paragraph" style:parent-style-name="Heading_20_2">
      <style:paragraph-properties fo:break-before="column"/>
      <style:text-properties fo:font-variant="small-caps" fo:color="#1c1c1c" loext:opacity="100%" style:font-name="Goudy Old Style" fo:font-size="15pt" fo:font-style="normal" fo:text-shadow="none" fo:font-weight="bold" officeooo:rsid="00f6f5b9" officeooo:paragraph-rsid="00fbd398" style:letter-kerning="false" style:font-name-asian="Modern Antiqua1" style:font-size-asian="18pt" style:language-asian="zh" style:country-asian="CN" style:font-name-complex="Modern Antiqua1" style:font-size-complex="18pt" style:language-complex="hi" style:country-complex="IN" style:font-relief="engraved"/>
    </style:style>
    <style:style style:name="P114" style:family="paragraph" style:parent-style-name="Heading_20_1">
      <style:paragraph-properties fo:text-align="center" style:justify-single-word="false" fo:break-before="page"/>
      <style:text-properties fo:font-variant="small-caps" fo:color="#1c1c1c" loext:opacity="100%" style:text-outline="false" style:font-name="Envision Roman1" fo:font-size="22pt" fo:text-shadow="1pt 1pt" officeooo:rsid="01265129" officeooo:paragraph-rsid="01265129" style:letter-kerning="false" style:font-name-asian="Modern Antiqua1" style:font-size-asian="20pt" style:language-asian="zh" style:country-asian="CN" style:font-name-complex="Modern Antiqua1" style:font-size-complex="20pt" style:language-complex="hi" style:country-complex="IN"/>
    </style:style>
    <style:style style:name="P115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fo:keep-with-next="always" text:number-lines="false" text:line-number="0"/>
      <style:text-properties officeooo:paragraph-rsid="00fbd398"/>
    </style:style>
    <style:style style:name="P116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officeooo:paragraph-rsid="00fbd398"/>
    </style:style>
    <style:style style:name="P117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fo:keep-with-next="always" text:number-lines="false" text:line-number="0"/>
      <style:text-properties officeooo:rsid="01c5a9f9" officeooo:paragraph-rsid="00fbd398"/>
    </style:style>
    <style:style style:name="P118" style:family="paragraph" style:parent-style-name="Table_20_Contents">
      <style:paragraph-properties fo:margin-left="0in" fo:margin-right="0.0402in" fo:margin-top="0.0201in" fo:margin-bottom="0.0598in" style:contextual-spacing="true" fo:orphans="0" fo:widows="0" fo:text-indent="0in" style:auto-text-indent="false" text:number-lines="false" text:line-number="0"/>
      <style:text-properties officeooo:rsid="0024f4eb" officeooo:paragraph-rsid="00fbd398"/>
    </style:style>
    <style:style style:name="P119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officeooo:rsid="0024f4eb" officeooo:paragraph-rsid="00fbd398"/>
    </style:style>
    <style:style style:name="P120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officeooo:rsid="01e5ae6a" officeooo:paragraph-rsid="00fbd398"/>
    </style:style>
    <style:style style:name="P121" style:family="paragraph" style:parent-style-name="Exalted">
      <style:text-properties fo:font-style="normal" officeooo:rsid="00f6f5b9" officeooo:paragraph-rsid="00f6f5b9" style:font-style-asian="normal" style:font-style-complex="normal"/>
    </style:style>
    <style:style style:name="P122" style:family="paragraph" style:parent-style-name="Exalted">
      <style:text-properties fo:font-style="normal" officeooo:rsid="01265129" officeooo:paragraph-rsid="01265129" style:font-style-asian="normal" style:font-style-complex="normal"/>
    </style:style>
    <style:style style:name="P123" style:family="paragraph" style:parent-style-name="Exalted">
      <style:text-properties officeooo:rsid="010888ea" officeooo:paragraph-rsid="01273eb1"/>
    </style:style>
    <style:style style:name="P124" style:family="paragraph" style:parent-style-name="Exalted">
      <style:text-properties officeooo:rsid="010df1f5" officeooo:paragraph-rsid="01273eb1"/>
    </style:style>
    <style:style style:name="P125" style:family="paragraph" style:parent-style-name="Heading_20_2">
      <style:text-properties officeooo:paragraph-rsid="011d0d1c"/>
    </style:style>
    <style:style style:name="P126" style:family="paragraph" style:parent-style-name="Standard">
      <style:paragraph-properties fo:text-align="center" style:justify-single-word="false"/>
      <style:text-properties officeooo:rsid="0122aa61" officeooo:paragraph-rsid="0122aa61"/>
    </style:style>
    <style:style style:name="P127" style:family="paragraph" style:parent-style-name="Heading_20_2">
      <style:text-properties officeooo:paragraph-rsid="0122aa61"/>
    </style:style>
    <style:style style:name="P128" style:family="paragraph" style:parent-style-name="Exalted">
      <style:text-properties officeooo:rsid="01265129" officeooo:paragraph-rsid="01265129"/>
    </style:style>
    <style:style style:name="P129" style:family="paragraph" style:parent-style-name="Exalted">
      <style:paragraph-properties fo:margin-top="0in" fo:margin-bottom="0.0835in" style:contextual-spacing="false" fo:line-height="100%" fo:text-align="start" style:justify-single-word="false"/>
      <style:text-properties officeooo:rsid="01140258" officeooo:paragraph-rsid="01140258"/>
    </style:style>
    <style:style style:name="P130" style:family="paragraph" style:parent-style-name="Heading_20_1">
      <style:text-properties officeooo:paragraph-rsid="013dfce5"/>
    </style:style>
    <style:style style:name="P131" style:family="paragraph" style:parent-style-name="Exalted">
      <style:text-properties officeooo:rsid="01479011" officeooo:paragraph-rsid="01479011"/>
    </style:style>
    <style:style style:name="P132" style:family="paragraph" style:parent-style-name="Exalted" style:list-style-name="Exalt_20_Dot">
      <style:text-properties fo:language="en" fo:country="US" officeooo:paragraph-rsid="011b9bd4"/>
    </style:style>
    <style:style style:name="P133" style:family="paragraph" style:parent-style-name="Exalted" style:list-style-name="Exalt_20_Dot">
      <style:text-properties fo:language="en" fo:country="US" fo:font-weight="bold" officeooo:paragraph-rsid="011b9bd4" style:font-weight-asian="bold"/>
    </style:style>
    <style:style style:name="P134" style:family="paragraph" style:parent-style-name="Exalted" style:list-style-name="Exalt_20_Dot">
      <style:paragraph-properties fo:margin-top="0in" fo:margin-bottom="0.0402in" style:contextual-spacing="false"/>
      <style:text-properties fo:language="en" fo:country="US" style:language-asian="zh" style:country-asian="CN" style:language-complex="hi" style:country-complex="IN"/>
    </style:style>
    <style:style style:name="P135" style:family="paragraph" style:parent-style-name="Exalted" style:list-style-name="Exalt_20_Dot">
      <style:paragraph-properties fo:margin-top="0in" fo:margin-bottom="0.0402in" style:contextual-spacing="false"/>
      <style:text-properties fo:language="en" fo:country="US" officeooo:paragraph-rsid="011d0d1c" style:language-asian="zh" style:country-asian="CN" style:language-complex="hi" style:country-complex="IN"/>
    </style:style>
    <style:style style:name="P136" style:family="paragraph" style:parent-style-name="Exalted" style:list-style-name="Exalt_20_Dot">
      <style:paragraph-properties fo:margin-top="0in" fo:margin-bottom="0.0402in" style:contextual-spacing="false"/>
      <style:text-properties fo:language="en" fo:country="US" officeooo:rsid="010ea41f" officeooo:paragraph-rsid="011d0d1c" style:language-asian="zh" style:country-asian="CN" style:language-complex="hi" style:country-complex="IN"/>
    </style:style>
    <style:style style:name="P137" style:family="paragraph" style:parent-style-name="Exalted" style:list-style-name="Exalt_20_Dot"/>
    <style:style style:name="P138" style:family="paragraph" style:parent-style-name="Exalted" style:list-style-name="Exalt_20_Dot">
      <style:paragraph-properties fo:margin-top="0in" fo:margin-bottom="0in" style:contextual-spacing="false" fo:line-height="100%" fo:text-align="start" style:justify-single-word="false"/>
      <style:text-properties style:use-window-font-color="true" loext:opacity="0%" style:font-name="Times New Roman1" fo:font-size="9pt" fo:language="en" fo:country="US" officeooo:rsid="00e49ee9" officeooo:paragraph-rsid="00e5c058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139" style:family="paragraph" style:parent-style-name="Exalted">
      <style:paragraph-properties fo:margin-top="0in" fo:margin-bottom="0.0402in" style:contextual-spacing="false"/>
      <style:text-properties style:use-window-font-color="true" loext:opacity="0%" style:font-name="Times New Roman1" fo:font-size="9pt" fo:language="en" fo:country="US" officeooo:rsid="014ad3bc" officeooo:paragraph-rsid="014ad3bc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140" style:family="paragraph" style:parent-style-name="Exalted">
      <style:paragraph-properties fo:margin-top="0in" fo:margin-bottom="0.0402in" style:contextual-spacing="false"/>
      <style:text-properties style:use-window-font-color="true" loext:opacity="0%" style:font-name="Times New Roman1" fo:font-size="9pt" fo:language="en" fo:country="US" officeooo:rsid="014b60aa" officeooo:paragraph-rsid="014b60aa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141" style:family="paragraph" style:parent-style-name="Exalted" style:list-style-name="Exalt_20_Dot">
      <style:text-properties style:use-window-font-color="true" loext:opacity="0%" style:font-name="Times New Roman1" fo:font-size="9pt" fo:language="en" fo:country="US" fo:font-weight="bold" officeooo:rsid="00496225" officeooo:paragraph-rsid="011d0d1c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142" style:family="paragraph" style:parent-style-name="Exalted" style:list-style-name="Exalt_20_Dot">
      <style:text-properties officeooo:rsid="00496225" officeooo:paragraph-rsid="011d0d1c"/>
    </style:style>
    <style:style style:name="P143" style:family="paragraph" style:parent-style-name="Exalted" style:list-style-name="Exalt_20_Dot">
      <style:text-properties fo:font-weight="bold" officeooo:rsid="00496225" officeooo:paragraph-rsid="011d0d1c" style:font-weight-asian="bold" style:font-weight-complex="bold"/>
    </style:style>
    <style:style style:name="P144" style:family="paragraph" style:parent-style-name="Exalted" style:list-style-name="Exalt_20_Dot">
      <style:paragraph-properties fo:margin-top="0in" fo:margin-bottom="0in" style:contextual-spacing="false" fo:line-height="100%" fo:text-align="start" style:justify-single-word="false"/>
      <style:text-properties fo:font-weight="bold" officeooo:rsid="00e738db" officeooo:paragraph-rsid="00e9d2f4" style:font-weight-asian="bold" style:font-weight-complex="bold"/>
    </style:style>
    <style:style style:name="P145" style:family="paragraph" style:parent-style-name="Exalted" style:list-style-name="Exalt_20_Dot">
      <style:paragraph-properties fo:margin-top="0in" fo:margin-bottom="0in" style:contextual-spacing="false" fo:line-height="100%" fo:text-align="start" style:justify-single-word="false"/>
      <style:text-properties fo:font-size="9pt" fo:language="en" fo:country="US" fo:font-weight="bold" officeooo:rsid="00e738db" officeooo:paragraph-rsid="00e738db" style:font-name-asian="Spectral1" style:font-size-asian="9pt" style:font-weight-asian="bold" style:font-name-complex="Spectral1" style:font-size-complex="9pt" style:font-weight-complex="bold"/>
    </style:style>
    <style:style style:name="P146" style:family="paragraph" style:parent-style-name="Exalted" style:list-style-name="Exalt_20_Dot">
      <style:paragraph-properties fo:margin-top="0in" fo:margin-bottom="0.0008in" style:contextual-spacing="false"/>
      <style:text-properties fo:font-size="9pt" fo:language="en" fo:country="US" fo:font-weight="normal" officeooo:rsid="02bc01cf" officeooo:paragraph-rsid="0122aa61" style:font-size-asian="9pt" style:font-weight-asian="normal" style:font-size-complex="9pt" style:font-weight-complex="normal"/>
    </style:style>
    <style:style style:name="P147" style:family="paragraph" style:parent-style-name="Exalted" style:list-style-name="Exalt_20_Dot">
      <style:paragraph-properties fo:margin-top="0in" fo:margin-bottom="0.0008in" style:contextual-spacing="false"/>
      <style:text-properties fo:font-size="9pt" officeooo:rsid="02bc01cf" officeooo:paragraph-rsid="0122aa61" style:font-size-asian="9pt" style:font-size-complex="9pt"/>
    </style:style>
    <style:style style:name="P148" style:family="paragraph" style:parent-style-name="Exalted" style:list-style-name="Exalt_20_Dot">
      <style:paragraph-properties fo:margin-top="0in" fo:margin-bottom="0.0402in" style:contextual-spacing="false"/>
      <style:text-properties fo:font-size="9pt" officeooo:paragraph-rsid="013bbd80" style:font-size-asian="9pt" style:font-size-complex="9pt"/>
    </style:style>
    <style:style style:name="P149" style:family="paragraph" style:parent-style-name="Exalted" style:list-style-name="Exalt_20_Dot">
      <style:paragraph-properties fo:margin-top="0in" fo:margin-bottom="0.0008in" style:contextual-spacing="false"/>
      <style:text-properties fo:font-size="9pt" officeooo:rsid="013427c4" officeooo:paragraph-rsid="013bbd80" style:font-size-asian="9pt" style:font-size-complex="9pt"/>
    </style:style>
    <style:style style:name="P150" style:family="paragraph" style:parent-style-name="Exalted" style:list-style-name="Exalt_20_Dot">
      <style:paragraph-properties fo:margin-top="0in" fo:margin-bottom="0.0402in" style:contextual-spacing="false"/>
      <style:text-properties fo:font-size="9pt" fo:font-weight="normal" officeooo:rsid="013427c4" officeooo:paragraph-rsid="013bbd80" style:font-size-asian="9pt" style:font-weight-asian="normal" style:font-size-complex="9pt" style:font-weight-complex="normal"/>
    </style:style>
    <style:style style:name="P151" style:family="paragraph" style:parent-style-name="Exalted" style:list-style-name="Exalt_20_Dot">
      <style:text-properties style:language-asian="zh" style:country-asian="CN" style:language-complex="hi" style:country-complex="IN"/>
    </style:style>
    <style:style style:name="P152" style:family="paragraph" style:parent-style-name="Exalted" style:list-style-name="Exalt_20_Dot">
      <style:text-properties officeooo:rsid="00fbd398" officeooo:paragraph-rsid="00fbd398"/>
    </style:style>
    <style:style style:name="P153" style:family="paragraph" style:parent-style-name="Heading_20_2">
      <style:text-properties officeooo:rsid="00f8d48a" officeooo:paragraph-rsid="014ad3bc"/>
    </style:style>
    <style:style style:name="P154" style:family="paragraph" style:parent-style-name="Heading_20_3">
      <style:paragraph-properties fo:margin-top="0in" fo:margin-bottom="0.1in" style:contextual-spacing="false" fo:line-height="100%" fo:text-align="start" style:justify-single-word="false" fo:orphans="2" fo:widows="2" style:writing-mode="lr-tb"/>
      <style:text-properties fo:font-size="9pt" fo:language="en" fo:country="US" officeooo:paragraph-rsid="01428d21" style:font-size-asian="9pt" style:font-size-complex="9pt"/>
    </style:style>
    <style:style style:name="P155" style:family="paragraph" style:parent-style-name="Heading_20_3">
      <style:text-properties fo:font-size="9pt" style:font-size-asian="9pt" style:font-size-complex="9pt"/>
    </style:style>
    <style:style style:name="P156" style:family="paragraph" style:parent-style-name="Heading_20_3">
      <style:text-properties officeooo:rsid="011b9bd4" officeooo:paragraph-rsid="011b9bd4"/>
    </style:style>
    <style:style style:name="P157" style:family="paragraph" style:parent-style-name="Heading_20_3">
      <style:text-properties officeooo:paragraph-rsid="00d2cde8"/>
    </style:style>
    <style:style style:name="P158" style:family="paragraph" style:parent-style-name="Heading_20_3">
      <style:text-properties officeooo:paragraph-rsid="00d7b155"/>
    </style:style>
    <style:style style:name="P159" style:family="paragraph" style:parent-style-name="Heading_20_3">
      <style:text-properties officeooo:paragraph-rsid="01265129"/>
    </style:style>
    <style:style style:name="P160" style:family="paragraph" style:parent-style-name="Heading_20_3">
      <style:text-properties fo:font-variant="small-caps" fo:color="#111111" loext:opacity="100%" style:text-outline="false" style:font-name="Mercury Text G2 Semibold" fo:font-size="12pt" fo:font-style="normal" fo:text-shadow="none" fo:font-weight="normal" officeooo:rsid="00de57f2" officeooo:paragraph-rsid="00de57f2" style:letter-kerning="false" style:font-name-asian="Modern Antiqua1" style:font-size-asian="12pt" style:language-asian="zh" style:country-asian="CN" style:font-name-complex="Modern Antiqua1" style:font-size-complex="12pt" style:language-complex="hi" style:country-complex="IN" style:font-relief="none"/>
    </style:style>
    <style:style style:name="P161" style:family="paragraph" style:parent-style-name="Heading_20_3" style:list-style-name="">
      <style:text-properties fo:font-variant="small-caps" fo:color="#111111" loext:opacity="100%" style:text-outline="false" style:font-name="Mercury Text G2 Semibold" fo:font-size="12pt" fo:font-style="normal" fo:text-shadow="none" fo:font-weight="normal" officeooo:rsid="00e9d2f4" officeooo:paragraph-rsid="00e9d2f4" style:letter-kerning="false" style:font-name-asian="Modern Antiqua1" style:font-size-asian="12pt" style:language-asian="zh" style:country-asian="CN" style:font-name-complex="Modern Antiqua1" style:font-size-complex="12pt" style:language-complex="hi" style:country-complex="IN" style:font-relief="none"/>
    </style:style>
    <style:style style:name="P162" style:family="paragraph" style:parent-style-name="Heading_20_3" style:list-style-name="">
      <style:text-properties fo:font-variant="small-caps" fo:color="#111111" loext:opacity="100%" style:text-outline="false" style:font-name="Mercury Text G2 Semibold" fo:font-size="12pt" fo:font-style="normal" fo:text-shadow="none" fo:font-weight="normal" officeooo:rsid="00eb33f5" officeooo:paragraph-rsid="00eb33f5" style:letter-kerning="false" style:font-name-asian="Modern Antiqua1" style:font-size-asian="12pt" style:language-asian="zh" style:country-asian="CN" style:font-name-complex="Modern Antiqua1" style:font-size-complex="12pt" style:language-complex="hi" style:country-complex="IN" style:font-relief="none"/>
    </style:style>
    <style:style style:name="P163" style:family="paragraph" style:parent-style-name="Heading_20_3">
      <style:text-properties officeooo:rsid="0071c896" officeooo:paragraph-rsid="01273eb1"/>
    </style:style>
    <style:style style:name="P164" style:family="paragraph" style:parent-style-name="Heading_20_3">
      <style:text-properties officeooo:paragraph-rsid="00e5c058"/>
    </style:style>
    <style:style style:name="P165" style:family="paragraph" style:parent-style-name="Heading_20_3">
      <style:text-properties officeooo:paragraph-rsid="00e5c058" style:language-asian="zh" style:country-asian="CN" style:language-complex="hi" style:country-complex="IN"/>
    </style:style>
    <style:style style:name="P166" style:family="paragraph" style:parent-style-name="Heading_20_3">
      <style:text-properties officeooo:paragraph-rsid="013bbd80" style:language-asian="zh" style:country-asian="CN" style:language-complex="hi" style:country-complex="IN"/>
    </style:style>
    <style:style style:name="P167" style:family="paragraph" style:parent-style-name="Heading_20_3">
      <style:text-properties officeooo:rsid="00d4bac8" officeooo:paragraph-rsid="00e5c058"/>
    </style:style>
    <style:style style:name="P168" style:family="paragraph" style:parent-style-name="Heading_20_3">
      <style:text-properties officeooo:rsid="00e8ff6d" officeooo:paragraph-rsid="00e8ff6d"/>
    </style:style>
    <style:style style:name="P169" style:family="paragraph" style:parent-style-name="Heading_20_3">
      <style:text-properties officeooo:rsid="00e738db" officeooo:paragraph-rsid="00e738db"/>
    </style:style>
    <style:style style:name="P170" style:family="paragraph" style:parent-style-name="Heading_20_3">
      <style:text-properties officeooo:paragraph-rsid="013bbd80"/>
    </style:style>
    <style:style style:name="P171" style:family="paragraph" style:parent-style-name="Heading_20_3">
      <style:text-properties officeooo:rsid="00f6f5b9" officeooo:paragraph-rsid="00f6f5b9"/>
    </style:style>
    <style:style style:name="P172" style:family="paragraph" style:parent-style-name="Table_20_Contents">
      <style:text-properties style:use-window-font-color="true" loext:opacity="0%" style:font-name="Times New Roman1" fo:font-size="10pt" officeooo:rsid="014cbd59" officeooo:paragraph-rsid="014cbd59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173" style:family="paragraph" style:parent-style-name="Table_20_Contents">
      <style:text-properties style:use-window-font-color="true" loext:opacity="0%" style:font-name="Times New Roman1" officeooo:rsid="014cbd59" officeooo:paragraph-rsid="014cbd59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" style:family="text">
      <style:text-properties officeooo:rsid="0140f123"/>
    </style:style>
    <style:style style:name="T2" style:family="text">
      <style:text-properties style:use-window-font-color="true" loext:opacity="0%" style:font-name="Times New Roman1" fo:font-size="9pt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3" style:family="text">
      <style:text-properties style:use-window-font-color="true" loext:opacity="0%" style:font-name="Times New Roman1" fo:font-size="9pt" officeooo:rsid="009c51c5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4" style:family="text">
      <style:text-properties style:use-window-font-color="true" loext:opacity="0%" style:font-name="Times New Roman1" fo:font-size="9pt" officeooo:rsid="01095fb9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5" style:family="text">
      <style:text-properties style:use-window-font-color="true" loext:opacity="0%" style:font-name="Times New Roman1" fo:font-size="9pt" officeooo:rsid="0112b82a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6" style:family="text">
      <style:text-properties style:use-window-font-color="true" loext:opacity="0%" style:font-name="Times New Roman1" fo:font-size="9pt" officeooo:rsid="012e485c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7" style:family="text">
      <style:text-properties style:use-window-font-color="true" loext:opacity="0%" style:font-name="Times New Roman1" fo:font-size="9pt" officeooo:rsid="012fa4fb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8" style:family="text">
      <style:text-properties style:use-window-font-color="true" loext:opacity="0%" style:font-name="Times New Roman1" fo:font-size="9pt" officeooo:rsid="014d7ad4" style:letter-kerning="false" style:font-name-asian="Spectral1" style:font-size-asian="10pt" style:font-name-complex="Spectral1" style:font-size-complex="10pt"/>
    </style:style>
    <style:style style:name="T9" style:family="text">
      <style:text-properties style:use-window-font-color="true" loext:opacity="0%" style:font-name="Times New Roman1" fo:font-size="9pt" officeooo:rsid="009ad6ab" style:letter-kerning="false" style:font-name-asian="Spectral1" style:font-size-asian="9pt" style:font-name-complex="Spectral1" style:font-size-complex="9pt"/>
    </style:style>
    <style:style style:name="T10" style:family="text">
      <style:text-properties style:use-window-font-color="true" loext:opacity="0%" style:font-name="Times New Roman1" fo:font-size="9pt" officeooo:rsid="00782c97" style:letter-kerning="false" style:font-name-asian="Spectral1" style:font-size-asian="9pt" style:font-name-complex="Spectral1" style:font-size-complex="9pt"/>
    </style:style>
    <style:style style:name="T11" style:family="text">
      <style:text-properties style:use-window-font-color="true" loext:opacity="0%" style:font-name="Times New Roman1" fo:font-size="9pt" officeooo:rsid="00a5597e" style:letter-kerning="false" style:font-name-asian="Spectral1" style:font-size-asian="9pt" style:font-name-complex="Spectral1" style:font-size-complex="9pt"/>
    </style:style>
    <style:style style:name="T12" style:family="text">
      <style:text-properties style:use-window-font-color="true" loext:opacity="0%" style:font-name="Times New Roman1" fo:font-size="9pt" fo:font-weight="normal" officeooo:rsid="01048a43" style:letter-kerning="false" style:font-name-asian="Spectral1" style:font-size-asian="10pt" style:language-asian="zh" style:country-asian="CN" style:font-weight-asian="normal" style:font-name-complex="Spectral1" style:font-size-complex="10pt" style:language-complex="hi" style:country-complex="IN" style:font-weight-complex="normal"/>
    </style:style>
    <style:style style:name="T13" style:family="text">
      <style:text-properties style:use-window-font-color="true" loext:opacity="0%" style:font-name="Times New Roman1" fo:font-size="9pt" fo:font-weight="normal" officeooo:rsid="011f28e1" style:letter-kerning="false" style:font-name-asian="Spectral1" style:font-size-asian="10pt" style:language-asian="zh" style:country-asian="CN" style:font-weight-asian="normal" style:font-name-complex="Spectral1" style:font-size-complex="10pt" style:language-complex="hi" style:country-complex="IN" style:font-weight-complex="normal"/>
    </style:style>
    <style:style style:name="T14" style:family="text">
      <style:text-properties style:use-window-font-color="true" loext:opacity="0%" style:font-name="Times New Roman1" fo:font-size="9pt" fo:language="en" fo:country="US" officeooo:rsid="00eb33f5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5" style:family="text">
      <style:text-properties style:use-window-font-color="true" loext:opacity="0%" style:font-name="Times New Roman1" fo:font-size="9pt" fo:language="en" fo:country="US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T16" style:family="text">
      <style:text-properties style:use-window-font-color="true" loext:opacity="0%" style:font-name="Times New Roman1" fo:font-size="9pt" fo:language="en" fo:country="US" officeooo:rsid="011860dc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T17" style:family="text">
      <style:text-properties style:use-window-font-color="true" loext:opacity="0%" style:font-name="Times New Roman1" fo:font-size="9pt" fo:language="en" fo:country="US" fo:font-style="italic" style:letter-kerning="false" style:font-name-asian="Spectral1" style:font-size-asian="9pt" style:language-asian="zh" style:country-asian="CN" style:font-style-asian="italic" style:font-name-complex="Spectral1" style:font-size-complex="9pt" style:language-complex="hi" style:country-complex="IN" style:font-style-complex="italic"/>
    </style:style>
    <style:style style:name="T18" style:family="text">
      <style:text-properties style:use-window-font-color="true" loext:opacity="0%" style:font-name="Times New Roman1" fo:font-size="9pt" fo:language="en" fo:country="US" fo:font-style="italic" officeooo:rsid="00eb33f5" style:letter-kerning="false" style:font-name-asian="Spectral1" style:font-size-asian="10pt" style:language-asian="zh" style:country-asian="CN" style:font-style-asian="italic" style:font-name-complex="Spectral1" style:font-size-complex="10pt" style:language-complex="hi" style:country-complex="IN" style:font-style-complex="italic"/>
    </style:style>
    <style:style style:name="T19" style:family="text">
      <style:text-properties style:use-window-font-color="true" loext:opacity="0%" style:font-name="Times New Roman1" fo:font-size="9pt" fo:language="en" fo:country="US" fo:font-style="italic" officeooo:rsid="00ecea33" style:letter-kerning="false" style:font-name-asian="Spectral1" style:font-size-asian="10pt" style:language-asian="zh" style:country-asian="CN" style:font-style-asian="italic" style:font-name-complex="Spectral1" style:font-size-complex="10pt" style:language-complex="hi" style:country-complex="IN" style:font-style-complex="italic"/>
    </style:style>
    <style:style style:name="T20" style:family="text">
      <style:text-properties style:use-window-font-color="true" loext:opacity="0%" style:font-name="Times New Roman1" fo:font-size="9pt" fo:language="en" fo:country="US" fo:font-style="italic" fo:font-weight="normal" style:letter-kerning="false" style:font-name-asian="Spectral1" style:font-size-asian="9pt" style:language-asian="zh" style:country-asian="CN" style:font-style-asian="italic" style:font-weight-asian="normal" style:font-name-complex="Spectral1" style:font-size-complex="9pt" style:language-complex="hi" style:country-complex="IN" style:font-style-complex="italic" style:font-weight-complex="normal"/>
    </style:style>
    <style:style style:name="T21" style:family="text">
      <style:text-properties style:use-window-font-color="true" loext:opacity="0%" style:font-name="Times New Roman1" fo:font-size="9pt" fo:language="en" fo:country="US" fo:font-style="normal" style:letter-kerning="false" style:font-name-asian="Spectral1" style:font-size-asian="9pt" style:language-asian="zh" style:country-asian="CN" style:font-style-asian="normal" style:font-name-complex="Spectral1" style:font-size-complex="9pt" style:language-complex="hi" style:country-complex="IN" style:font-style-complex="normal"/>
    </style:style>
    <style:style style:name="T22" style:family="text">
      <style:text-properties style:use-window-font-color="true" loext:opacity="0%" style:font-name="Times New Roman1" fo:font-size="9pt" fo:language="en" fo:country="US" fo:font-style="normal" officeooo:rsid="00eb33f5" style:letter-kerning="false" style:font-name-asian="Spectral1" style:font-size-asian="10pt" style:language-asian="zh" style:country-asian="CN" style:font-style-asian="normal" style:font-name-complex="Spectral1" style:font-size-complex="10pt" style:language-complex="hi" style:country-complex="IN" style:font-style-complex="normal"/>
    </style:style>
    <style:style style:name="T23" style:family="text">
      <style:text-properties style:use-window-font-color="true" loext:opacity="0%" style:font-name="Times New Roman1" officeooo:rsid="00acb1df" style:letter-kerning="false" style:language-asian="zh" style:country-asian="CN" style:language-complex="hi" style:country-complex="IN"/>
    </style:style>
    <style:style style:name="T24" style:family="text">
      <style:text-properties style:use-window-font-color="true" loext:opacity="0%" style:font-name="Times New Roman1" style:letter-kerning="false" style:font-name-asian="Spectral1" style:language-asian="zh" style:country-asian="CN" style:font-name-complex="Spectral1" style:language-complex="hi" style:country-complex="IN"/>
    </style:style>
    <style:style style:name="T25" style:family="text">
      <style:text-properties style:use-window-font-color="true" loext:opacity="0%" style:font-name="Times New Roman1" officeooo:rsid="00d5c885" style:letter-kerning="false" style:font-name-asian="Spectral1" style:language-asian="zh" style:country-asian="CN" style:font-name-complex="Spectral1" style:language-complex="hi" style:country-complex="IN"/>
    </style:style>
    <style:style style:name="T26" style:family="text">
      <style:text-properties style:use-window-font-color="true" loext:opacity="0%" style:font-name="Times New Roman1" officeooo:rsid="00edf4a6" style:letter-kerning="false" style:font-name-asian="Spectral1" style:language-asian="zh" style:country-asian="CN" style:font-name-complex="Spectral1" style:language-complex="hi" style:country-complex="IN"/>
    </style:style>
    <style:style style:name="T27" style:family="text">
      <style:text-properties style:use-window-font-color="true" loext:opacity="0%" style:font-name="Times New Roman1" fo:font-size="10pt" fo:language="en" fo:country="none" fo:font-weight="bold" officeooo:rsid="005f7de5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 style:font-weight-complex="bold"/>
    </style:style>
    <style:style style:name="T28" style:family="text">
      <style:text-properties style:use-window-font-color="true" loext:opacity="0%" style:font-name="Times New Roman1" fo:font-size="10pt" fo:language="en" fo:country="none" fo:font-weight="bold" officeooo:rsid="027a3739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 style:font-weight-complex="bold"/>
    </style:style>
    <style:style style:name="T29" style:family="text">
      <style:text-properties style:use-window-font-color="true" loext:opacity="0%" style:font-name="Times New Roman1" fo:font-size="10pt" fo:language="en" fo:country="none" fo:font-weight="bold" officeooo:rsid="009bbe42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 style:font-weight-complex="bold"/>
    </style:style>
    <style:style style:name="T30" style:family="text">
      <style:text-properties style:use-window-font-color="true" loext:opacity="0%" style:font-name="Times New Roman1" fo:font-size="10pt" fo:language="en" fo:country="none" fo:font-weight="bold" officeooo:rsid="009d1fb2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 style:font-weight-complex="bold"/>
    </style:style>
    <style:style style:name="T31" style:family="text">
      <style:text-properties style:use-window-font-color="true" loext:opacity="0%" style:font-name="Times New Roman1" fo:font-size="10pt" fo:language="en" fo:country="none" officeooo:rsid="005f7de5" style:letter-kerning="false" style:font-name-asian="Spectral1" style:font-size-asian="10pt" style:language-asian="zh" style:country-asian="CN" style:font-style-asian="normal" style:font-weight-asian="normal" style:font-name-complex="Spectral1" style:font-size-complex="10pt" style:language-complex="hi" style:country-complex="IN" style:font-style-complex="normal" style:font-weight-complex="normal" style:text-overline-style="none" style:text-overline-color="font-color"/>
    </style:style>
    <style:style style:name="T32" style:family="text">
      <style:text-properties style:use-window-font-color="true" loext:opacity="0%" style:font-name="Times New Roman1" fo:font-size="10pt" fo:language="en" fo:country="none" officeooo:rsid="0115ccf6" style:letter-kerning="false" style:font-name-asian="Spectral1" style:font-size-asian="10pt" style:language-asian="zh" style:country-asian="CN" style:font-style-asian="normal" style:font-weight-asian="normal" style:font-name-complex="Spectral1" style:font-size-complex="10pt" style:language-complex="hi" style:country-complex="IN" style:font-style-complex="normal" style:font-weight-complex="normal" style:text-overline-style="none" style:text-overline-color="font-color"/>
    </style:style>
    <style:style style:name="T33" style:family="text">
      <style:text-properties style:use-window-font-color="true" loext:opacity="0%" style:font-name="Times New Roman1" fo:font-size="10pt" officeooo:rsid="00637397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34" style:family="text">
      <style:text-properties style:use-window-font-color="true" loext:opacity="0%" style:font-name="Times New Roman1" fo:font-size="10pt" officeooo:rsid="012775d3" style:letter-kerning="false" style:font-name-asian="Spectral1" style:font-size-asian="10pt" style:language-asian="zh" style:country-asian="CN" style:font-style-asian="normal" style:font-weight-asian="normal" style:font-name-complex="Spectral1" style:font-size-complex="10pt" style:language-complex="hi" style:country-complex="IN" style:font-style-complex="normal" style:font-weight-complex="normal" style:text-overline-style="none" style:text-overline-color="font-color"/>
    </style:style>
    <style:style style:name="T35" style:family="text">
      <style:text-properties style:use-window-font-color="true" loext:opacity="0%" style:font-name="Times New Roman1" fo:font-size="10pt" fo:font-weight="normal" officeooo:rsid="011b9bd4" style:letter-kerning="false" style:font-name-asian="Spectral1" style:font-size-asian="10pt" style:language-asian="zh" style:country-asian="CN" style:font-weight-asian="normal" style:font-name-complex="Spectral1" style:font-size-complex="10pt" style:language-complex="hi" style:country-complex="IN" style:font-weight-complex="normal"/>
    </style:style>
    <style:style style:name="T36" style:family="text">
      <style:text-properties style:use-window-font-color="true" loext:opacity="0%" style:font-name="Times New Roman1" fo:font-weight="normal" officeooo:rsid="00acb1df" style:letter-kerning="false" style:language-asian="zh" style:country-asian="CN" style:font-weight-asian="normal" style:language-complex="hi" style:country-complex="IN" style:font-weight-complex="normal"/>
    </style:style>
    <style:style style:name="T37" style:family="text">
      <style:text-properties style:use-window-font-color="true" loext:opacity="0%" style:font-name="Times New Roman1" fo:font-weight="normal" officeooo:rsid="0131eb3e" style:letter-kerning="false" style:font-name-asian="Spectral1" style:language-asian="zh" style:country-asian="CN" style:font-weight-asian="normal" style:font-name-complex="Spectral1" style:language-complex="hi" style:country-complex="IN" style:font-weight-complex="normal"/>
    </style:style>
    <style:style style:name="T38" style:family="text">
      <style:text-properties style:use-window-font-color="true" loext:opacity="0%" style:font-name="Times New Roman1" fo:font-weight="normal" officeooo:rsid="013427c4" style:letter-kerning="false" style:font-name-asian="Spectral1" style:language-asian="zh" style:country-asian="CN" style:font-weight-asian="normal" style:font-name-complex="Spectral1" style:language-complex="hi" style:country-complex="IN" style:font-weight-complex="normal"/>
    </style:style>
    <style:style style:name="T39" style:family="text">
      <style:text-properties style:use-window-font-color="true" loext:opacity="0%" style:font-name="Times New Roman1" fo:language="en" fo:country="none" style:letter-kerning="false" style:font-name-asian="Spectral1" style:language-asian="zh" style:country-asian="CN" style:font-name-complex="Spectral1" style:language-complex="hi" style:country-complex="IN"/>
    </style:style>
    <style:style style:name="T40" style:family="text">
      <style:text-properties style:use-window-font-color="true" loext:opacity="0%" style:font-name="Times New Roman1" fo:language="en" fo:country="none" officeooo:rsid="00a42738" style:letter-kerning="false" style:font-name-asian="Spectral1" style:language-asian="zh" style:country-asian="CN" style:font-name-complex="Spectral1" style:language-complex="hi" style:country-complex="IN"/>
    </style:style>
    <style:style style:name="T41" style:family="text">
      <style:text-properties style:use-window-font-color="true" loext:opacity="0%" style:font-name="Times New Roman1" fo:font-weight="bold" officeooo:rsid="017731fd" style:letter-kerning="false" style:font-name-asian="Spectral1" style:language-asian="zh" style:country-asian="CN" style:font-weight-asian="bold" style:font-name-complex="Spectral1" style:language-complex="hi" style:country-complex="IN"/>
    </style:style>
    <style:style style:name="T42" style:family="text">
      <style:text-properties style:use-window-font-color="true" loext:opacity="0%" style:font-name="Times New Roman1" fo:font-weight="bold" style:letter-kerning="false" style:font-name-asian="Spectral1" style:language-asian="zh" style:country-asian="CN" style:font-weight-asian="bold" style:font-name-complex="Spectral1" style:language-complex="hi" style:country-complex="IN" style:font-weight-complex="bold"/>
    </style:style>
    <style:style style:name="T43" style:family="text">
      <style:text-properties style:use-window-font-color="true" loext:opacity="0%" style:font-name="Times New Roman1" fo:font-weight="bold" officeooo:rsid="013427c4" style:letter-kerning="false" style:font-name-asian="Spectral1" style:language-asian="zh" style:country-asian="CN" style:font-weight-asian="bold" style:font-name-complex="Spectral1" style:language-complex="hi" style:country-complex="IN" style:font-weight-complex="bold"/>
    </style:style>
    <style:style style:name="T44" style:family="text">
      <style:text-properties style:use-window-font-color="true" loext:opacity="0%" style:font-name="Times New Roman" officeooo:rsid="01275f42" style:letter-kerning="false" style:font-name-asian="Spectral1" style:language-asian="zh" style:country-asian="CN" style:font-name-complex="Spectral1" style:language-complex="hi" style:country-complex="IN"/>
    </style:style>
    <style:style style:name="T45" style:family="text">
      <style:text-properties style:use-window-font-color="true" loext:opacity="0%" style:font-name="Times New Roman" officeooo:rsid="0105d8d8" style:letter-kerning="false" style:font-name-asian="Spectral1" style:language-asian="zh" style:country-asian="CN" style:font-name-complex="Spectral1" style:language-complex="hi" style:country-complex="IN"/>
    </style:style>
    <style:style style:name="T46" style:family="text">
      <style:text-properties fo:color="#0b5394" loext:opacity="100%" style:font-name="Envision Roman1" fo:font-size="18pt" fo:language="en" fo:country="none" officeooo:rsid="0044db71" style:letter-kerning="false" style:font-name-asian="Modern Antiqua1" style:font-size-asian="18pt" style:language-asian="zh" style:country-asian="CN" style:font-name-complex="Modern Antiqua1" style:font-size-complex="18pt" style:language-complex="hi" style:country-complex="IN"/>
    </style:style>
    <style:style style:name="T47" style:family="text">
      <style:text-properties fo:font-weight="bold" style:font-weight-asian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officeooo:rsid="00edf4a6" style:font-weight-asian="bold" style:font-weight-complex="bold"/>
    </style:style>
    <style:style style:name="T50" style:family="text">
      <style:text-properties fo:font-weight="bold" officeooo:rsid="02ba3637" style:font-weight-asian="bold" style:font-weight-complex="bold"/>
    </style:style>
    <style:style style:name="T51" style:family="text">
      <style:text-properties fo:font-weight="bold" officeooo:rsid="011b9bd4" style:font-weight-asian="bold" style:font-weight-complex="bold"/>
    </style:style>
    <style:style style:name="T52" style:family="text">
      <style:text-properties fo:font-weight="bold" officeooo:rsid="0139603b" style:font-weight-asian="bold" style:font-weight-complex="bold"/>
    </style:style>
    <style:style style:name="T53" style:family="text">
      <style:text-properties fo:font-weight="bold" officeooo:rsid="02800c65" style:language-asian="zh" style:country-asian="CN" style:font-weight-asian="bold" style:language-complex="hi" style:country-complex="IN" style:font-weight-complex="bold"/>
    </style:style>
    <style:style style:name="T54" style:family="text">
      <style:text-properties fo:font-weight="bold" officeooo:rsid="0281433e" style:language-asian="zh" style:country-asian="CN" style:font-weight-asian="bold" style:language-complex="hi" style:country-complex="IN" style:font-weight-complex="bold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font-weight="normal" officeooo:rsid="0044db71" style:font-weight-asian="normal" style:font-weight-complex="normal"/>
    </style:style>
    <style:style style:name="T57" style:family="text">
      <style:text-properties fo:font-weight="normal" officeooo:rsid="00dcaa00" style:font-weight-asian="normal" style:font-weight-complex="normal"/>
    </style:style>
    <style:style style:name="T58" style:family="text">
      <style:text-properties fo:font-weight="normal" officeooo:rsid="00edf4a6" style:font-weight-asian="normal" style:font-weight-complex="normal"/>
    </style:style>
    <style:style style:name="T59" style:family="text">
      <style:text-properties fo:font-weight="normal" officeooo:rsid="02ba6d58" style:font-weight-asian="normal" style:font-weight-complex="normal"/>
    </style:style>
    <style:style style:name="T60" style:family="text">
      <style:text-properties fo:font-weight="normal" officeooo:rsid="017731fd" style:font-weight-asian="normal" style:font-weight-complex="normal"/>
    </style:style>
    <style:style style:name="T61" style:family="text">
      <style:text-properties fo:font-weight="normal" officeooo:rsid="00ef1911" style:font-weight-asian="normal" style:font-weight-complex="normal"/>
    </style:style>
    <style:style style:name="T62" style:family="text">
      <style:text-properties fo:font-weight="normal" officeooo:rsid="00fac81b" style:font-weight-asian="normal" style:font-weight-complex="normal"/>
    </style:style>
    <style:style style:name="T63" style:family="text">
      <style:text-properties fo:font-weight="normal" officeooo:rsid="01048a43" style:font-weight-asian="normal" style:font-weight-complex="normal"/>
    </style:style>
    <style:style style:name="T64" style:family="text">
      <style:text-properties fo:font-weight="normal" officeooo:rsid="010d8357" style:font-weight-asian="normal" style:font-weight-complex="normal"/>
    </style:style>
    <style:style style:name="T65" style:family="text">
      <style:text-properties fo:font-weight="normal" officeooo:rsid="0114bae3" style:font-weight-asian="normal" style:font-weight-complex="normal"/>
    </style:style>
    <style:style style:name="T66" style:family="text">
      <style:text-properties fo:font-weight="normal" officeooo:rsid="0131eb3e" style:font-weight-asian="normal" style:font-weight-complex="normal"/>
    </style:style>
    <style:style style:name="T67" style:family="text">
      <style:text-properties fo:font-weight="normal" officeooo:rsid="0131fec9" style:font-weight-asian="normal" style:font-weight-complex="normal"/>
    </style:style>
    <style:style style:name="T68" style:family="text">
      <style:text-properties fo:font-weight="normal" officeooo:rsid="013bbd80" style:font-weight-asian="normal" style:font-weight-complex="normal"/>
    </style:style>
    <style:style style:name="T69" style:family="text">
      <style:text-properties fo:font-weight="normal" officeooo:rsid="02800c65" style:language-asian="zh" style:country-asian="CN" style:font-weight-asian="normal" style:language-complex="hi" style:country-complex="IN" style:font-weight-complex="normal"/>
    </style:style>
    <style:style style:name="T70" style:family="text">
      <style:text-properties fo:font-weight="normal" officeooo:rsid="00efd567" style:font-size-asian="10pt" style:font-weight-asian="normal" style:font-size-complex="10pt" style:font-weight-complex="normal"/>
    </style:style>
    <style:style style:name="T71" style:family="text">
      <style:text-properties officeooo:rsid="004a9fef"/>
    </style:style>
    <style:style style:name="T72" style:family="text">
      <style:text-properties fo:font-style="italic" style:font-style-asian="italic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style="italic" officeooo:rsid="013bbd80" style:font-style-asian="italic" style:font-style-complex="italic"/>
    </style:style>
    <style:style style:name="T7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6" style:family="text">
      <style:text-properties fo:font-style="italic" fo:font-weight="normal" officeooo:rsid="0043cba1" style:font-style-asian="italic" style:font-weight-asian="normal" style:font-style-complex="italic" style:font-weight-complex="normal"/>
    </style:style>
    <style:style style:name="T77" style:family="text">
      <style:text-properties fo:font-style="italic" fo:font-weight="normal" officeooo:rsid="031f9ddc" style:font-style-asian="italic" style:font-weight-asian="normal" style:font-style-complex="italic" style:font-weight-complex="normal"/>
    </style:style>
    <style:style style:name="T78" style:family="text">
      <style:text-properties fo:font-style="italic" officeooo:rsid="013278ba" style:language-asian="zh" style:country-asian="CN" style:font-style-asian="italic" style:language-complex="hi" style:country-complex="IN" style:font-style-complex="italic"/>
    </style:style>
    <style:style style:name="T79" style:family="text">
      <style:text-properties style:font-weight-asian="bold" style:font-weight-complex="bold"/>
    </style:style>
    <style:style style:name="T80" style:family="text">
      <style:text-properties fo:language="en" fo:country="US"/>
    </style:style>
    <style:style style:name="T81" style:family="text">
      <style:text-properties fo:language="en" fo:country="US" officeooo:rsid="00be218d"/>
    </style:style>
    <style:style style:name="T82" style:family="text">
      <style:text-properties fo:language="en" fo:country="US" fo:font-weight="bold" style:font-weight-asian="bold" style:font-weight-complex="bold"/>
    </style:style>
    <style:style style:name="T83" style:family="text">
      <style:text-properties fo:language="en" fo:country="US" fo:font-weight="normal" style:font-weight-asian="normal" style:font-weight-complex="normal"/>
    </style:style>
    <style:style style:name="T84" style:family="text">
      <style:text-properties officeooo:rsid="01275f42"/>
    </style:style>
    <style:style style:name="T85" style:family="text">
      <style:text-properties officeooo:rsid="0105d8d8"/>
    </style:style>
    <style:style style:name="T86" style:family="text">
      <style:text-properties officeooo:rsid="0145b949"/>
    </style:style>
    <style:style style:name="T87" style:family="text">
      <style:text-properties officeooo:rsid="0258af07"/>
    </style:style>
    <style:style style:name="T88" style:family="text">
      <style:text-properties fo:font-variant="small-caps" fo:color="#1c1c1c" loext:opacity="100%" style:font-name="Goudy Old Style" fo:font-size="15pt" fo:language="en" fo:country="none" fo:font-style="normal" fo:text-shadow="none" fo:font-weight="bold" officeooo:rsid="00f6f5b9" style:letter-kerning="false" style:font-name-asian="Modern Antiqua1" style:font-size-asian="18pt" style:language-asian="zh" style:country-asian="CN" style:font-name-complex="Modern Antiqua1" style:font-size-complex="18pt" style:language-complex="hi" style:country-complex="IN" style:font-relief="engraved"/>
    </style:style>
    <style:style style:name="T89" style:family="text">
      <style:text-properties style:language-asian="zh" style:country-asian="CN" style:language-complex="hi" style:country-complex="IN"/>
    </style:style>
    <style:style style:name="T90" style:family="text">
      <style:text-properties officeooo:rsid="013278ba" style:language-asian="zh" style:country-asian="CN" style:language-complex="hi" style:country-complex="IN"/>
    </style:style>
    <style:style style:name="T91" style:family="text">
      <style:text-properties officeooo:rsid="007e9d86"/>
    </style:style>
    <style:style style:name="T92" style:family="text">
      <style:text-properties officeooo:rsid="00e19038"/>
    </style:style>
    <style:style style:name="T93" style:family="text">
      <style:text-properties officeooo:rsid="00acb1df"/>
    </style:style>
    <style:style style:name="T94" style:family="text">
      <style:text-properties officeooo:rsid="00e5c058"/>
    </style:style>
    <style:style style:name="T95" style:family="text">
      <style:text-properties fo:font-style="normal" style:font-style-asian="normal" style:font-style-complex="normal"/>
    </style:style>
    <style:style style:name="T96" style:family="text">
      <style:text-properties fo:font-style="normal" officeooo:rsid="013bbd80" style:font-style-asian="normal" style:font-style-complex="normal"/>
    </style:style>
    <style:style style:name="T9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8" style:family="text">
      <style:text-properties fo:font-style="normal" officeooo:rsid="013278ba" style:language-asian="zh" style:country-asian="CN" style:font-style-asian="normal" style:language-complex="hi" style:country-complex="IN" style:font-style-complex="normal"/>
    </style:style>
    <style:style style:name="T99" style:family="text">
      <style:text-properties fo:font-style="normal" officeooo:rsid="0132de63" style:language-asian="zh" style:country-asian="CN" style:font-style-asian="normal" style:language-complex="hi" style:country-complex="IN" style:font-style-complex="normal"/>
    </style:style>
    <style:style style:name="T100" style:family="text">
      <style:text-properties officeooo:rsid="00edf4a6"/>
    </style:style>
    <style:style style:name="T101" style:family="text">
      <style:text-properties officeooo:rsid="00c6c3d4"/>
    </style:style>
    <style:style style:name="T102" style:family="text">
      <style:text-properties officeooo:rsid="01885d0b"/>
    </style:style>
    <style:style style:name="T103" style:family="text">
      <style:text-properties officeooo:rsid="00cc6290"/>
    </style:style>
    <style:style style:name="T104" style:family="text">
      <style:text-properties officeooo:rsid="0178857f"/>
    </style:style>
    <style:style style:name="T105" style:family="text">
      <style:text-properties officeooo:rsid="00c67bb3"/>
    </style:style>
    <style:style style:name="T106" style:family="text">
      <style:text-properties officeooo:rsid="01794078"/>
    </style:style>
    <style:style style:name="T107" style:family="text">
      <style:text-properties officeooo:rsid="017731fd"/>
    </style:style>
    <style:style style:name="T108" style:family="text">
      <style:text-properties officeooo:rsid="00d04610"/>
    </style:style>
    <style:style style:name="T109" style:family="text">
      <style:text-properties officeooo:rsid="00ef1911"/>
    </style:style>
    <style:style style:name="T110" style:family="text">
      <style:text-properties officeooo:rsid="028cd9a7"/>
    </style:style>
    <style:style style:name="T111" style:family="text">
      <style:text-properties fo:language="en" fo:country="none" style:language-asian="zh" style:country-asian="CN" style:language-complex="hi" style:country-complex="IN"/>
    </style:style>
    <style:style style:name="T112" style:family="text">
      <style:text-properties officeooo:rsid="005f7de5"/>
    </style:style>
    <style:style style:name="T113" style:family="text">
      <style:text-properties officeooo:rsid="01acdb3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14" style:family="text">
      <style:text-properties officeooo:rsid="011d670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15" style:family="text">
      <style:text-properties officeooo:rsid="012775d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16" style:family="text">
      <style:text-properties officeooo:rsid="00efd567" style:font-size-asian="10pt" style:font-weight-asian="bold" style:font-size-complex="10pt" style:font-weight-complex="bold"/>
    </style:style>
    <style:style style:name="T117" style:family="text">
      <style:text-properties officeooo:rsid="0286ded3"/>
    </style:style>
    <style:style style:name="T118" style:family="text">
      <style:text-properties officeooo:rsid="00610a67"/>
    </style:style>
    <style:style style:name="T119" style:family="text">
      <style:text-properties officeooo:rsid="00bc3a2f"/>
    </style:style>
    <style:style style:name="T120" style:family="text">
      <style:text-properties officeooo:rsid="01f86938"/>
    </style:style>
    <style:style style:name="T121" style:family="text">
      <style:text-properties officeooo:rsid="0096ed6c"/>
    </style:style>
    <style:style style:name="T122" style:family="text">
      <style:text-properties officeooo:rsid="00616d90"/>
    </style:style>
    <style:style style:name="T123" style:family="text">
      <style:text-properties officeooo:rsid="00970e7a"/>
    </style:style>
    <style:style style:name="T124" style:family="text">
      <style:text-properties officeooo:rsid="0097cb0b"/>
    </style:style>
    <style:style style:name="T125" style:family="text">
      <style:text-properties officeooo:rsid="0062bc04"/>
    </style:style>
    <style:style style:name="T126" style:family="text">
      <style:text-properties officeooo:rsid="0207dae6"/>
    </style:style>
    <style:style style:name="T127" style:family="text">
      <style:text-properties officeooo:rsid="020bc67b"/>
    </style:style>
    <style:style style:name="T128" style:family="text">
      <style:text-properties officeooo:rsid="00f6f5b9"/>
    </style:style>
    <style:style style:name="T129" style:family="text">
      <style:text-properties officeooo:rsid="00714c55"/>
    </style:style>
    <style:style style:name="T130" style:family="text">
      <style:text-properties officeooo:rsid="023e30b7"/>
    </style:style>
    <style:style style:name="T131" style:family="text">
      <style:text-properties officeooo:rsid="0024f4eb"/>
    </style:style>
    <style:style style:name="T132" style:family="text">
      <style:text-properties officeooo:rsid="01e6db7c"/>
    </style:style>
    <style:style style:name="T133" style:family="text">
      <style:text-properties officeooo:rsid="00fe497a"/>
    </style:style>
    <style:style style:name="T134" style:family="text">
      <style:text-properties fo:font-size="9pt" style:font-size-asian="9pt" style:font-size-complex="9pt"/>
    </style:style>
    <style:style style:name="T135" style:family="text">
      <style:text-properties fo:font-size="9pt" officeooo:rsid="0100f568" style:font-size-asian="9pt" style:font-size-complex="9pt"/>
    </style:style>
    <style:style style:name="T136" style:family="text">
      <style:text-properties fo:font-size="9pt" fo:language="en" fo:country="US" officeooo:rsid="00edf4a6" style:font-size-asian="9pt" style:font-size-complex="9pt"/>
    </style:style>
    <style:style style:name="T137" style:family="text">
      <style:text-properties officeooo:rsid="0102a9d2"/>
    </style:style>
    <style:style style:name="T138" style:family="text">
      <style:text-properties officeooo:rsid="01048a43"/>
    </style:style>
    <style:style style:name="T139" style:family="text">
      <style:text-properties officeooo:rsid="010b54b0"/>
    </style:style>
    <style:style style:name="T140" style:family="text">
      <style:text-properties officeooo:rsid="010bf986"/>
    </style:style>
    <style:style style:name="T141" style:family="text">
      <style:text-properties officeooo:rsid="0112b82a"/>
    </style:style>
    <style:style style:name="T142" style:family="text">
      <style:text-properties officeooo:rsid="0114bae3"/>
    </style:style>
    <style:style style:name="T143" style:family="text">
      <style:text-properties officeooo:rsid="011860dc"/>
    </style:style>
    <style:style style:name="T144" style:family="text">
      <style:text-properties officeooo:rsid="0119b9e8"/>
    </style:style>
    <style:style style:name="T145" style:family="text">
      <style:text-properties officeooo:rsid="011b9bd4"/>
    </style:style>
    <style:style style:name="T146" style:family="text">
      <style:text-properties officeooo:rsid="01255c89"/>
    </style:style>
    <style:style style:name="T147" style:family="text">
      <style:text-properties officeooo:rsid="01255d06"/>
    </style:style>
    <style:style style:name="T148" style:family="text">
      <style:text-properties officeooo:rsid="01296c67"/>
    </style:style>
    <style:style style:name="T149" style:family="text">
      <style:text-properties officeooo:rsid="012b54ed"/>
    </style:style>
    <style:style style:name="T150" style:family="text">
      <style:text-properties officeooo:rsid="012d22b6"/>
    </style:style>
    <style:style style:name="T151" style:family="text">
      <style:text-properties officeooo:rsid="013427c4"/>
    </style:style>
    <style:style style:name="T152" style:family="text">
      <style:text-properties officeooo:rsid="013bbd80"/>
    </style:style>
    <style:style style:name="T153" style:family="text">
      <style:text-properties officeooo:rsid="014438c3"/>
    </style:style>
    <style:style style:name="T154" style:family="text">
      <style:text-properties officeooo:rsid="0148e8bf"/>
    </style:style>
    <style:style style:name="T155" style:family="text">
      <style:text-properties officeooo:rsid="014d7ad4"/>
    </style:style>
    <style:style style:name="Sect1" style:family="section">
      <style:section-properties style:writing-mode="lr-tb" style:editable="false">
        <style:columns fo:column-count="3">
          <style:column style:rel-width="21845*" fo:start-indent="0in" fo:end-indent="0.0992in"/>
          <style:column style:rel-width="21845*" fo:start-indent="0.0992in" fo:end-indent="0.0992in"/>
          <style:column style:rel-width="21845*" fo:start-indent="0.0992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3" fo:column-gap="0.2in"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</style:section-properties>
    </style:style>
    <style:style style:name="Sect3" style:family="section">
      <style:section-properties text:dont-balance-text-columns="true" style:editable="false">
        <style:columns fo:column-count="3">
          <style:column style:rel-width="2779*" fo:start-indent="0in" fo:end-indent="0.0701in"/>
          <style:column style:rel-width="2880*" fo:start-indent="0.0701in" fo:end-indent="0.0701in"/>
          <style:column style:rel-width="5141*" fo:start-indent="0.0701in" fo:end-indent="0in"/>
        </style:columns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0" text:outline-level="1">General</text:h>
      <text:section text:style-name="Sect1" text:name="TextSection">
        <text:h text:style-name="Heading_20_2" text:outline-level="2">Dice</text:h>
        <text:p text:style-name="P76"><text:span text:style-name="T5">Add together </text:span>(Attribute + Ability) d10s, <text:span text:style-name="T141">and roll. </text:span>The number of Successes must be greater or equal to the difficulty of the task.</text:p>
        <text:p text:style-name="P76"><text:span text:style-name="T141">7,8,9</text:span> is 1 success<text:line-break/>10 is 2 successes.</text:p>
        <text:h text:style-name="Heading_20_3" text:outline-level="3">Advantages</text:h>
        <table:table table:name="Table11" table:style-name="Table11">
          <table:table-column table:style-name="Table11.A"/>
          <table:table-column table:style-name="Table11.B"/>
          <table:table-column table:style-name="Table11.C"/>
          <table:table-row table:style-name="Table11.1">
            <table:table-cell table:style-name="Table11.A1" table:number-columns-spanned="3" office:value-type="string">
              <text:p text:style-name="P54">Advantage/Disadvantage</text:p>
            </table:table-cell>
            <table:covered-table-cell/>
            <table:covered-table-cell/>
          </table:table-row>
          <table:table-row table:style-name="Table11.2">
            <table:table-cell table:style-name="Table11.A2" office:value-type="string">
              <text:p text:style-name="P2"/>
            </table:table-cell>
            <table:table-cell table:style-name="Table11.B2" office:value-type="string">
              <text:p text:style-name="P52"><text:span text:style-name="T84">Dice</text:span> </text:p>
            </table:table-cell>
            <table:table-cell table:style-name="Table11.C2" office:value-type="string">
              <text:p text:style-name="P53">Difficulty</text:p>
            </table:table-cell>
          </table:table-row>
          <table:table-row table:style-name="Table11.3">
            <table:table-cell table:style-name="Table11.A3" office:value-type="string">
              <text:p text:style-name="P45">Minor</text:p>
            </table:table-cell>
            <table:table-cell table:style-name="Table11.B3" office:value-type="string">
              <text:p text:style-name="P73">±<text:span text:style-name="T85">1</text:span></text:p>
            </table:table-cell>
            <table:table-cell table:style-name="Table11.C3" office:value-type="string">
              <text:p text:style-name="P73"><text:span text:style-name="T86">±</text:span><text:span text:style-name="T85">0</text:span></text:p>
            </table:table-cell>
          </table:table-row>
          <table:table-row table:style-name="Table11.4">
            <table:table-cell table:style-name="Table11.A4" office:value-type="string">
              <text:p text:style-name="P46">Moderate</text:p>
            </table:table-cell>
            <table:table-cell table:style-name="Table11.B4" office:value-type="string">
              <text:p text:style-name="P1"><text:s/><text:span text:style-name="T44">±</text:span><text:span text:style-name="T45">2</text:span></text:p>
            </table:table-cell>
            <table:table-cell table:style-name="Table11.C4" office:value-type="string">
              <text:p text:style-name="P1"><text:s/><text:span text:style-name="T44">±</text:span><text:span text:style-name="T45">1</text:span></text:p>
            </table:table-cell>
          </table:table-row>
          <table:table-row table:style-name="Table11.5">
            <table:table-cell table:style-name="Table11.A3" office:value-type="string">
              <text:p text:style-name="P46">Major</text:p>
            </table:table-cell>
            <table:table-cell table:style-name="Table11.B3" office:value-type="string">
              <text:p text:style-name="P73">±<text:span text:style-name="T87">4</text:span></text:p>
            </table:table-cell>
            <table:table-cell table:style-name="Table11.C3" office:value-type="string">
              <text:p text:style-name="P73">±<text:span text:style-name="T85">2</text:span></text:p>
            </table:table-cell>
          </table:table-row>
        </table:table>
        <text:h text:style-name="P156" text:outline-level="3">Difficulty</text:h>
        <text:list xml:id="list3154385189" text:style-name="Exalt_20_Dot">
          <text:list-item>
            <text:p text:style-name="P132"><text:span text:style-name="T47">Difficulty 1 </text:span><text:span text:style-name="T55">(</text:span><text:span text:style-name="T35">Easy</text:span><text:span text:style-name="T55">)</text:span></text:p>
          </text:list-item>
          <text:list-item>
            <text:p text:style-name="P132"><text:span text:style-name="T47">Difficulty 3 </text:span><text:span text:style-name="T55">(Typical) </text:span>- <text:span text:style-name="T145">[</text:span><text:span text:style-name="T51">Default]</text:span></text:p>
          </text:list-item>
          <text:list-item>
            <text:p text:style-name="P132"><text:span text:style-name="T47">Difficulty 5</text:span> <text:span text:style-name="T55">(Difficult)</text:span></text:p>
          </text:list-item>
          <text:list-item>
            <text:p text:style-name="P133">Difficulty 7 <text:span text:style-name="T55">(Challenging)</text:span></text:p>
          </text:list-item>
          <text:list-item>
            <text:p text:style-name="P133">Difficulty 9 <text:span text:style-name="T55">(Impossible)</text:span></text:p>
          </text:list-item>
        </text:list>
        <text:h text:style-name="P157" text:outline-level="3">Stunting</text:h>
        <text:p text:style-name="P129"><text:span text:style-name="T15">These are cool descriptions of your action, that the Storyteller is encouraged to let happen as described. Additionally, </text:span><text:span text:style-name="T16">they may grant 2 Anima for unique and interesting moments.</text:span></text:p>
        <text:h text:style-name="P158" text:outline-level="3">Merits</text:h>
        <text:p text:style-name="P42">Merits confer a background fact of a character—something that is true about them and should be considered as part of the story.</text:p>
        <text:p text:style-name="P37"><text:span text:style-name="T9">An</text:span><text:span text:style-name="T10"> (Attribute + Merit Rating) roll may be made, such as (Cha</text:span><text:span text:style-name="T11">risma</text:span><text:span text:style-name="T10"> + Wealth) as an attempt to Bribe.</text:span></text:p>
        <text:h text:style-name="P94" text:outline-level="2">Limit</text:h>
        <text:p text:style-name="P93">Each Character has a character flaw, and their breaking point is measured in Limit. <text:s/>Gain Limit by:</text:p>
        <text:list xml:id="list82807333555057" text:continue-numbering="true" text:style-name="Exalt_20_Dot">
          <text:list-item>
            <text:p text:style-name="P138"><text:span text:style-name="T93">U</text:span>sing the Excellency</text:p>
          </text:list-item>
          <text:list-item>
            <text:p text:style-name="P138">Encountering their detailed flaw trigger.</text:p>
          </text:list-item>
          <text:list-item>
            <text:p text:style-name="P138">Working against their Intimacy.</text:p>
          </text:list-item>
        </text:list>
        <text:p text:style-name="P38"><text:line-break/>Break on 10 Limit, or <text:span text:style-name="T94">e</text:span>arly if encountering a particularly stressful situation. <text:line-break/><text:span text:style-name="T94">(Roll 1d10. If less than current limit, you break.)</text:span></text:p>
        <text:h text:style-name="P159" text:outline-level="3">Excellency</text:h>
        <text:p text:style-name="P128"><text:span text:style-name="T73">After</text:span><text:span text:style-name="T95"> a roll is resolved, Gain 1 Limit to activate the Exalt’s Excellency. This is different for each Exalt, for example:</text:span></text:p>
        <text:p text:style-name="P122">Solars: Gain (Ability) Successes.</text:p>
        <text:p text:style-name="P44"/>
        <text:h text:style-name="P101" text:outline-level="2">Essence</text:h>
        <text:p text:style-name="P47"><text:span text:style-name="T55">Exalts empower their activities with Motes, </text:span><text:span text:style-name="T57">which regain </text:span><text:span text:style-name="T65">after a full night’s sleep, or 1 per Hour when resting.</text:span></text:p>
        <text:h text:style-name="P160" text:outline-level="3">Anima</text:h>
        <table:table table:name="Table14" table:style-name="Table14">
          <table:table-column table:style-name="Table14.A"/>
          <table:table-column table:style-name="Table14.B"/>
          <table:table-row table:style-name="Table14.1">
            <table:table-cell table:style-name="Table14.A1" table:number-columns-spanned="2" office:value-type="string">
              <text:p text:style-name="P78">Gain Anima </text:p>
            </table:table-cell>
            <table:covered-table-cell/>
          </table:table-row>
          <table:table-row table:style-name="Table14.1">
            <table:table-cell table:style-name="Table14.A2" office:value-type="string">
              <text:p text:style-name="P85">Critical Roll</text:p>
            </table:table-cell>
            <table:table-cell table:style-name="Table14.A2" office:value-type="string">
              <text:p text:style-name="P79"><text:span text:style-name="T154">2</text:span> Anima for a roll of 8 Successes or more. <text:s/><text:line-break/><text:span text:style-name="T91">If the roll is 12+, gain </text:span><text:span text:style-name="T154">4</text:span><text:span text:style-name="T91"> Anima.</text:span></text:p>
            </table:table-cell>
          </table:table-row>
          <table:table-row table:style-name="Table14.1">
            <table:table-cell table:style-name="Table14.A3" office:value-type="string">
              <text:p text:style-name="P84">Stunt/Roleplay</text:p>
            </table:table-cell>
            <table:table-cell table:style-name="Table14.A3" office:value-type="string">
              <text:p text:style-name="P81">2 Anima for great stunts and/or roleplay. <text:line-break/><text:span text:style-name="T143">(</text:span><text:span text:style-name="T144">D</text:span><text:span text:style-name="T143">oes not dissipate </text:span><text:span text:style-name="T144">at rest</text:span><text:span text:style-name="T143">)</text:span></text:p>
            </table:table-cell>
          </table:table-row>
          <table:table-row table:style-name="Table14.1">
            <table:table-cell table:style-name="Table14.A2" office:value-type="string">
              <text:p text:style-name="P89">Build Power</text:p>
            </table:table-cell>
            <table:table-cell table:style-name="Table14.A2" office:value-type="string">
              <text:p text:style-name="P80">1 Anima per 2 Successes. <text:line-break/><text:span text:style-name="T144">(Or 1 per 5 minutes in narrative scope).</text:span></text:p>
            </table:table-cell>
          </table:table-row>
        </table:table>
        <text:p text:style-name="P61">Spend <text:span text:style-name="T142">Anima</text:span>:</text:p>
        <text:list xml:id="list82807957210782" text:continue-numbering="true" text:style-name="Exalt_20_Dot">
          <text:list-item>
            <text:p text:style-name="P137">In place of motes: 1 Anima per 1 Mote</text:p>
          </text:list-item>
          <text:list-item>
            <text:p text:style-name="P137">Exalt/Caste Anima Abilities.</text:p>
          </text:list-item>
          <text:list-item>
            <text:p text:style-name="P137">Empowering more powerful Charms and Powers</text:p>
          </text:list-item>
          <text:list-item>
            <text:p text:style-name="P134">Fueling the Strife—their narrative power that expands past the rules.</text:p>
          </text:list-item>
        </text:list>
        <text:h text:style-name="Heading_20_3" text:outline-level="3">Rest</text:h>
        <text:p text:style-name="P139">Regain 15 Health and all motes over a full night’s rest. Accumulated anima dissipates.</text:p>
        <text:p text:style-name="P140"><text:span text:style-name="T48">Or:</text:span> 2 Health, 1 Motes regained per hour.</text:p>
        <text:h text:style-name="P163" text:outline-level="3">Anima <text:span text:style-name="T92">Banner</text:span></text:h>
        <text:p text:style-name="P124"><text:span text:style-name="T3">T</text:span><text:span text:style-name="T2">he Anima Banner is an Aesthetic representation of the Exalt’s power.</text:span></text:p>
        <text:p text:style-name="P123"><text:span text:style-name="T3">W</text:span><text:span text:style-name="T2">hen using their powers, the Exalted is bathed in their power, </text:span><text:span text:style-name="T4">the crackling energies surrounding them and forming into a unique expression of their soul—the more power used, the greater and brighter they glow until their individual iconography is showing.</text:span></text:p>
        <text:p text:style-name="P51">The Exalt may consciously hide their Anima Banner, if needed, though it is still visible on their Spirit.</text:p>
        <text:h text:style-name="P40" text:outline-level="2">Strifes</text:h>
        <text:p text:style-name="P39">By stunting and spending <text:span text:style-name="T89">3 anima</text:span>, <text:span text:style-name="T89">you may perform and invent a narrative power.</text:span></text:p>
        <text:list xml:id="list82808027215823" text:continue-numbering="true" text:style-name="Exalt_20_Dot">
          <text:list-item>
            <text:p text:style-name="P135"><text:span text:style-name="T8">Use</text:span> a <text:span text:style-name="T153">Lesser C</text:span>harm you do not have.</text:p>
          </text:list-item>
          <text:list-item>
            <text:p text:style-name="P135">Reset limited-use powers.</text:p>
          </text:list-item>
          <text:list-item>
            <text:p text:style-name="P136">Make a narrative change to the world.</text:p>
          </text:list-item>
        </text:list>
        <text:h text:style-name="Heading_20_2" text:outline-level="2">Minor Charm</text:h>
        <text:p text:style-name="P131">All Exalts can spend 1 mote to Show Off, or perform a minor utility, such as using their anima as a light source.</text:p>
        <text:h text:style-name="P111" text:outline-level="2">Special rolls</text:h>
        <text:h text:style-name="P164" text:outline-level="3">Teamwork</text:h>
        <text:p text:style-name="P77">By successfully performing an action, may <text:span text:style-name="T134">grant </text:span><text:span text:style-name="T135">+2 dice</text:span><text:span text:style-name="T134"> to another.</text:span></text:p>
        <text:p text:style-name="P15"><text:span text:style-name="T25">A</text:span><text:span text:style-name="T24">nother may help, but +4 dice is the maximum.</text:span></text:p>
        <text:h text:style-name="P165" text:outline-level="3">Group</text:h>
        <text:p text:style-name="P100">When rolling as a group, you may donate <text:span text:style-name="T137">extra</text:span> successes to another character: give up 2 successes to boost <text:span text:style-name="T147">an ally</text:span> by 1 <text:span text:style-name="T146">success</text:span>.</text:p>
        <text:h text:style-name="P167" text:outline-level="3">Contested</text:h>
        <text:p text:style-name="P43">Each Character rolls their dice pool, <text:span text:style-name="T148">with the greater number of successes </text:span>winning. </text:p>
        <text:p text:style-name="P43">NPC’s should just take the average <text:span text:style-name="T150">(rounded down)</text:span> of their dice pool <text:span text:style-name="T149">instead of rolling.</text:span></text:p>
        <text:h text:style-name="P125" text:outline-level="2"><text:span text:style-name="T138">Power </text:span><text:span text:style-name="T71">Types</text:span></text:h>
        <text:list xml:id="list82808335611807" text:continue-numbering="true" text:style-name="Exalt_20_Dot">
          <text:list-item>
            <text:p text:style-name="P142"><text:span text:style-name="T48">Simple</text:span> – Consumes Action</text:p>
          </text:list-item>
          <text:list-item>
            <text:p text:style-name="P143">Supplemental<text:span text:style-name="T56"> – </text:span><text:span text:style-name="T12">Does not consume an action, but must be performed on the turn.</text:span></text:p>
          </text:list-item>
          <text:list-item>
            <text:p text:style-name="P143">Reflexive<text:span text:style-name="T55"> – </text:span><text:span text:style-name="T63">Is done in reaction to a specific condition. Does not consume an action.</text:span></text:p>
          </text:list-item>
          <text:list-item>
            <text:p text:style-name="P141"><text:span text:style-name="T116">Permanent</text:span><text:span text:style-name="T79"> –</text:span><text:span text:style-name="T55"> </text:span><text:span text:style-name="T70">Change to character sheet.</text:span></text:p>
          </text:list-item>
        </text:list>
        <text:h text:style-name="P112" text:outline-level="2">Special Actions</text:h>
        <text:h text:style-name="P168" text:outline-level="3">Influence Intimacy</text:h>
        <text:p text:style-name="P96">Create or suppress an Intimacy or Emotion in a character. This <text:span text:style-name="T6">will last at least a Scene. </text:span><text:span text:style-name="T7">(More at Storyteller discretion)</text:span></text:p>
        <text:p text:style-name="P96">Influence Emotions grant +/- 1 Resolve—a Moderate modifier.</text:p>
        <text:h text:style-name="P169" text:outline-level="3">Perform Task</text:h>
        <text:p text:style-name="P95">Command another character to perform a task for you. Success depends on the ask:</text:p>
        <text:list xml:id="list82807492730870" text:continue-numbering="true" text:style-name="Exalt_20_Dot">
          <text:list-item>
            <text:p text:style-name="P145"><text:span text:style-name="T23">Inconvenient: </text:span><text:span text:style-name="T36">Normal Roll</text:span></text:p>
          </text:list-item>
          <text:list-item>
            <text:p text:style-name="P145">Serious: <text:span text:style-name="T75">(+</text:span><text:span text:style-name="T76">2</text:span><text:span text:style-name="T75"> Resolve) </text:span><text:span text:style-name="T77">Must Leverage an Emotion or Intimacy to attempt.</text:span></text:p>
          </text:list-item>
          <text:list-item>
            <text:p text:style-name="P144"><text:span text:style-name="T21">Life Changing:</text:span><text:span text:style-name="T17"> </text:span><text:span text:style-name="T20">(+4 Resolve)Must Leverage an Intimacy.</text:span></text:p>
          </text:list-item>
        </text:list>
        <text:h text:style-name="P161" text:outline-level="3">Recall Fact</text:h>
        <text:p text:style-name="P36">Either ask the storyteller a question about the world, or introduce a (self-consistent) fact about the world yourself.</text:p>
        <text:h text:style-name="P162" text:outline-level="3">Read Intentions/Intimacy</text:h>
        <text:p text:style-name="P97"><text:span text:style-name="T14">When the target </text:span><text:span text:style-name="T18">does something</text:span><text:span text:style-name="T22">, you can try to read their intentions and/or intimacy. <text:s/>Ask the storyteller a question </text:span><text:span text:style-name="T19">about the action</text:span><text:span text:style-name="T22">, which they must answer truthfully.</text:span></text:p>
        <text:p text:style-name="P56">Only the highest-rolling player gets to ask a question.</text:p>
      </text:section>
      <text:h text:style-name="P114" text:outline-level="1">Dramatic Scenes</text:h>
      <text:section text:style-name="Sect2" text:name="Section2">
        <text:h text:style-name="P127" text:outline-level="2">Encounters</text:h>
        <text:h text:style-name="Heading_20_3" text:outline-level="3">Goal</text:h>
        <text:p text:style-name="P16"><text:span text:style-name="T89">A</text:span><text:span text:style-name="T90">n encounter </text:span><text:span text:style-name="T78">only</text:span><text:span text:style-name="T90"> starts when there is a defined </text:span><text:span text:style-name="T98">goal for the scene—</text:span><text:span text:style-name="T99">otherwise it should remain as a narrative scene.</text:span></text:p>
        <text:h text:style-name="Heading_20_3" text:outline-level="3">Key Issues</text:h>
        <text:p text:style-name="P17">On entering an Encounter scene, generate <text:span text:style-name="T48">Key Issues</text:span><text:span text:style-name="T55"> that must be overcome in order to complete the scene. </text:span><text:span text:style-name="T64">(2-3 are suggested, 5 is too many.)</text:span></text:p>
        <text:p text:style-name="P18"><text:span text:style-name="T64">E</text:span><text:span text:style-name="T55">ach Key issue takes a certain number of individual</text:span><text:span text:style-name="T66"> </text:span><text:span text:style-name="T55">actions to complete, </text:span><text:span text:style-name="T37">in comparison to a Simple Roll. This can be represented as a bar or a wheel to the players.</text:span></text:p>
        <table:table table:name="Table1" table:style-name="Table1">
          <table:table-column table:style-name="Table1.A"/>
          <table:table-column table:style-name="Table1.B"/>
          <table:table-row table:style-name="TableLine2291831168064">
            <table:table-cell table:style-name="Table1.A1" table:number-columns-spanned="2" office:value-type="string">
              <text:p text:style-name="P86">Key Issue Complexity</text:p>
            </table:table-cell>
            <table:covered-table-cell/>
          </table:table-row>
          <table:table-row table:style-name="TableLine2291831158816">
            <table:table-cell table:style-name="Table1.A2" office:value-type="string">
              <text:p text:style-name="P87"/>
            </table:table-cell>
            <table:table-cell table:style-name="Table1.A2" office:value-type="string">
              <text:p text:style-name="P88">Actions</text:p>
            </table:table-cell>
          </table:table-row>
          <table:table-row table:style-name="TableLine2291831159904">
            <table:table-cell table:style-name="Table1.A3" office:value-type="string">
              <text:p text:style-name="P82">Simple</text:p>
            </table:table-cell>
            <table:table-cell table:style-name="Table1.B3" office:value-type="float" office:value="1">
              <text:p text:style-name="P83">1</text:p>
            </table:table-cell>
          </table:table-row>
          <table:table-row table:style-name="Table1.4">
            <table:table-cell table:style-name="Table1.A4" office:value-type="string">
              <text:p text:style-name="P82">Average</text:p>
            </table:table-cell>
            <table:table-cell table:style-name="Table1.B4" office:value-type="float" office:value="3">
              <text:p text:style-name="P83">3</text:p>
            </table:table-cell>
          </table:table-row>
          <table:table-row table:style-name="TableLine2291831162624">
            <table:table-cell table:style-name="Table1.A3" office:value-type="string">
              <text:p text:style-name="P82">Difficult</text:p>
            </table:table-cell>
            <table:table-cell table:style-name="Table1.B3" office:value-type="float" office:value="5">
              <text:p text:style-name="P83">5</text:p>
            </table:table-cell>
          </table:table-row>
          <table:table-row table:style-name="Table1.6">
            <table:table-cell table:style-name="Table1.A3" office:value-type="string">
              <text:p text:style-name="P82">Complex</text:p>
            </table:table-cell>
            <table:table-cell table:style-name="Table1.B3" office:value-type="float" office:value="7">
              <text:p text:style-name="P83">7</text:p>
            </table:table-cell>
          </table:table-row>
        </table:table>
        <text:h text:style-name="Heading_20_3" text:outline-level="3">Complications</text:h>
        <text:p text:style-name="P17">Complications, or changes to the Scene, may be added to the scene between rounds. Landslides, change in guard movements, etc.</text:p>
        <text:h text:style-name="Heading_20_3" text:outline-level="3">Consequences</text:h>
        <text:p text:style-name="P17">There <text:span text:style-name="T24">should</text:span> be changes to the Scene based on character’s actions. Just because someone has successfully rolled on their action, doesn’t mean there isn’t negative consequences! (or vice-versa).</text:p>
        <text:h text:style-name="Heading_20_3" text:outline-level="3">Antagonistic Goals</text:h>
        <text:p text:style-name="P17">An antagonist will often have <text:span text:style-name="T24">the same, or their</text:span> own, parallel Key Issues that they are working on. <text:s/><text:span text:style-name="T100">Work on a Key Issue can be </text:span><text:span text:style-name="T49">Sabotaged</text:span><text:span text:style-name="T58">, to knock back the other’s progress.</text:span></text:p>
        <text:h text:style-name="Heading_20_3" text:outline-level="3">Adding/Changing Goals</text:h>
        <text:p text:style-name="P28">This generates a new Key Issue.</text:p>
        <text:h text:style-name="Heading_20_3" text:outline-level="3">Encounter End</text:h>
        <text:p text:style-name="P19">Encounters end when all Key Issues are claimed, or have become moot. </text:p>
        <text:p text:style-name="P5">If a Goal’s Key Issues are completely controlled by one side, they will achieve their Goal.</text:p>
        <text:p text:style-name="P5">A Goal with split Key Issue control will find they have a <text:span text:style-name="T72">partial</text:span> victory—they do not get the full Goal they wanted, but they do not get nothing at all.</text:p>
        <text:h text:style-name="P22" text:outline-level="2"/>
        <text:h text:style-name="Heading_20_2" text:outline-level="2">Projects</text:h>
        <text:h text:style-name="Heading_20_3" text:outline-level="3">Resources</text:h>
        <text:p text:style-name="P29">During the game, players gain Resources that can be used to improve Merits or enact World Projects. </text:p>
        <text:p text:style-name="P29">A Resource is equivalent to one dot of a Merit, or a Scale of a World Project.</text:p>
        <text:p text:style-name="P20"><text:span text:style-name="T66">In setting, </text:span><text:span text:style-name="T50">1 Resource </text:span><text:span text:style-name="T59">is equivalent </text:span><text:span text:style-name="T67">to</text:span><text:span text:style-name="T59">:</text:span></text:p>
        <text:list xml:id="list82807571839508" text:continue-numbering="true" text:style-name="Exalt_20_Dot">
          <text:list-item>
            <text:p text:style-name="P147"><text:span text:style-name="T59">A </text:span><text:span text:style-name="T55">highly-successful Merchant route.</text:span></text:p>
          </text:list-item>
          <text:list-item>
            <text:p text:style-name="P146">An entire village’s worth of manpower for a month.</text:p>
          </text:list-item>
          <text:list-item>
            <text:p text:style-name="P146">A favor from a very powerful person.</text:p>
          </text:list-item>
        </text:list>
        <text:h text:style-name="Heading_20_3" text:outline-level="3">Keystones</text:h>
        <text:p text:style-name="P21">For Merit and Projects of 4-5, a <text:span text:style-name="T48">Keystone</text:span><text:span text:style-name="T55"> Resource must be </text:span><text:span text:style-name="T75">actively</text:span><text:span text:style-name="T97"> sought out by the players. </text:span></text:p>
        <text:p text:style-name="P21"><text:span text:style-name="T97">Keystones</text:span><text:span text:style-name="T75"> must</text:span><text:span text:style-name="T97"> be unique to their project—such as a Commander for an army, or a large amount of Magical Material for an Artifact.</text:span></text:p>
        <text:h text:style-name="Heading_20_3" text:outline-level="3">World Projects</text:h>
        <text:p text:style-name="P32">The Scale of a Merit Project is equal to its dots. The <text:span text:style-name="T151">base s</text:span>cale of a World Project is as follows:</text:p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table:number-columns-spanned="2" office:value-type="string">
              <text:p text:style-name="P3">Project<text:span text:style-name="T101">s</text:span></text:p>
            </table:table-cell>
            <table:covered-table-cell/>
          </table:table-row>
          <table:table-row table:style-name="Table2.2">
            <table:table-cell table:style-name="Table2.A2" office:value-type="string">
              <text:p text:style-name="P11">Scale</text:p>
            </table:table-cell>
            <table:table-cell table:style-name="Table2.B2" office:value-type="string">
              <text:p text:style-name="P33"><text:span text:style-name="T102">Project </text:span>Affects Population/<text:span text:style-name="T103">Terrain </text:span></text:p>
            </table:table-cell>
          </table:table-row>
          <table:table-row table:style-name="Table2.2">
            <table:table-cell table:style-name="Table2.A3" office:value-type="string">
              <text:p text:style-name="P48">1</text:p>
            </table:table-cell>
            <table:table-cell table:style-name="Table2.B3" office:value-type="string">
              <text:p text:style-name="P48">Village</text:p>
            </table:table-cell>
          </table:table-row>
          <table:table-row table:style-name="Table2.2">
            <table:table-cell table:style-name="Table2.A4" office:value-type="string">
              <text:p text:style-name="P57">2</text:p>
            </table:table-cell>
            <table:table-cell table:style-name="Table2.B4" office:value-type="string">
              <text:p text:style-name="P57">Town</text:p>
            </table:table-cell>
          </table:table-row>
          <table:table-row table:style-name="Table2.2">
            <table:table-cell table:style-name="Table2.A3" office:value-type="string">
              <text:p text:style-name="P48">3</text:p>
            </table:table-cell>
            <table:table-cell table:style-name="Table2.B3" office:value-type="string">
              <text:p text:style-name="P48">City</text:p>
            </table:table-cell>
          </table:table-row>
          <table:table-row table:style-name="Table2.2">
            <table:table-cell table:style-name="Table2.A4" office:value-type="string">
              <text:p text:style-name="P57">4</text:p>
            </table:table-cell>
            <table:table-cell table:style-name="Table2.B4" office:value-type="string">
              <text:p text:style-name="P57">Prefecture</text:p>
            </table:table-cell>
          </table:table-row>
          <table:table-row table:style-name="Table2.2">
            <table:table-cell table:style-name="Table2.A3" office:value-type="string">
              <text:p text:style-name="P48">5</text:p>
            </table:table-cell>
            <table:table-cell table:style-name="Table2.B3" office:value-type="string">
              <text:p text:style-name="P48">Province</text:p>
            </table:table-cell>
          </table:table-row>
        </table:table>
        <text:h text:style-name="Heading_20_3" text:outline-level="3">Obstruction roll</text:h>
        <text:p text:style-name="P26">When <text:span text:style-name="T24">completing</text:span> a project, a random event will happen, <text:span text:style-name="T152">mitigated by Ability skill.</text:span></text:p>
        <text:p text:style-name="P25"><text:span text:style-name="T48">1d10 + (Ability) – (</text:span><text:span text:style-name="T52">Project </text:span><text:span text:style-name="T48">Scale)</text:span></text:p>
        <text:p text:style-name="P31">The Player describes the problem and solution.</text:p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table:number-columns-spanned="2" office:value-type="string">
              <text:p text:style-name="P12">Obstructions</text:p>
            </table:table-cell>
            <table:covered-table-cell/>
          </table:table-row>
          <table:table-row table:style-name="Table3.1">
            <table:table-cell table:style-name="Table3.A2" office:value-type="string">
              <text:p text:style-name="P8">1<text:span text:style-name="T104">2</text:span><text:span text:style-name="T105">+</text:span></text:p>
            </table:table-cell>
            <table:table-cell table:style-name="Table3.A2" office:value-type="string">
              <text:p text:style-name="P9"><text:span text:style-name="T47">Critical Success. </text:span><text:span text:style-name="T61">Gain 1 Resource.</text:span></text:p>
            </table:table-cell>
          </table:table-row>
          <table:table-row table:style-name="Table3.1">
            <table:table-cell table:style-name="Table3.A3" office:value-type="string">
              <text:p text:style-name="P50"><text:span text:style-name="T106">10</text:span>-1<text:span text:style-name="T104">1</text:span></text:p>
            </table:table-cell>
            <table:table-cell table:style-name="Table3.B3" office:value-type="string">
              <text:p text:style-name="P13">Success</text:p>
            </table:table-cell>
          </table:table-row>
          <table:table-row table:style-name="Table3.1">
            <table:table-cell table:style-name="Table3.A2" office:value-type="string">
              <text:p text:style-name="P8"><text:span text:style-name="T106">6</text:span>-<text:span text:style-name="T106">9</text:span></text:p>
            </table:table-cell>
            <table:table-cell table:style-name="Table3.A2" office:value-type="string">
              <text:p text:style-name="P9"><text:span text:style-name="T41">Alteration.</text:span> <text:span text:style-name="T107">Describe how the project is changed </text:span><text:span text:style-name="T152">slightly.</text:span></text:p>
            </table:table-cell>
          </table:table-row>
          <table:table-row table:style-name="Table3.1">
            <table:table-cell table:style-name="Table3.A5" office:value-type="string">
              <text:p text:style-name="P8"><text:span text:style-name="T106">4</text:span>-<text:span text:style-name="T106">5</text:span></text:p>
            </table:table-cell>
            <table:table-cell table:style-name="Table3.B5" office:value-type="string">
              <text:p text:style-name="P9"><text:span text:style-name="T60">A </text:span><text:span text:style-name="T47">Problem </text:span><text:span text:style-name="T60">happens, </text:span><text:span text:style-name="T68">straining your character.</text:span></text:p>
            </table:table-cell>
          </table:table-row>
          <table:table-row table:style-name="Table3.1">
            <table:table-cell table:style-name="Table3.A6" office:value-type="string">
              <text:p text:style-name="P9"><text:span text:style-name="T108">0</text:span>-<text:span text:style-name="T106">3</text:span></text:p>
            </table:table-cell>
            <table:table-cell table:style-name="Table3.B6" office:value-type="string">
              <text:p text:style-name="P9"><text:span text:style-name="T47">Major Problem</text:span>: The project <text:span text:style-name="T152">requires some sort of</text:span><text:span text:style-name="T74"> sacrifice</text:span><text:span text:style-name="T96"> or fails.</text:span></text:p>
            </table:table-cell>
          </table:table-row>
        </table:table>
        <text:h text:style-name="P166" text:outline-level="3">Project Opposition</text:h>
        <text:p text:style-name="P30"><text:span text:style-name="T26">I</text:span><text:span text:style-name="T24">f the project is either </text:span><text:span text:style-name="T42">supernatural</text:span><text:span text:style-name="T24"> in nature, or there is significant </text:span><text:span text:style-name="T42">opposition</text:span><text:span text:style-name="T24"> to the project, it increases the scale of the project:</text:span></text:p>
        <text:list xml:id="list82806899695660" text:continue-numbering="true" text:style-name="Exalt_20_Dot">
          <text:list-item>
            <text:p text:style-name="P150"><text:span text:style-name="T24">(+1) </text:span><text:span text:style-name="T42">Unnatural / Significant</text:span></text:p>
          </text:list-item>
          <text:list-item>
            <text:p text:style-name="P148"><text:span text:style-name="T38">(+2) </text:span><text:span text:style-name="T43">Overtly Supernatural / Overwhelming.</text:span></text:p>
          </text:list-item>
        </text:list>
        <text:h text:style-name="P170" text:outline-level="3"><text:span text:style-name="T80">Repairing/Altering</text:span><text:span text:style-name="T136"> </text:span></text:h>
        <text:p text:style-name="P24"><text:span text:style-name="T80">This will </text:span><text:span text:style-name="T82">decrease</text:span><text:span text:style-name="T83"> the project scale, to a minimum of 1, depending on how much repair/alternation needs to be done.</text:span></text:p>
        <text:list xml:id="list82807419696896" text:continue-numbering="true" text:style-name="Exalt_20_Dot">
          <text:list-item>
            <text:p text:style-name="P149"><text:span text:style-name="T80">(-2) </text:span><text:span text:style-name="T82">Minor</text:span></text:p>
          </text:list-item>
          <text:list-item>
            <text:p text:style-name="P149"><text:span text:style-name="T83">(-1) </text:span><text:span text:style-name="T82">Moderate</text:span><text:span text:style-name="T83"> </text:span></text:p>
          </text:list-item>
          <text:list-item>
            <text:p text:style-name="P149"><text:span text:style-name="T83">(-0) </text:span><text:span text:style-name="T82">Major</text:span></text:p>
          </text:list-item>
        </text:list>
        <text:p text:style-name="P14"/>
        <text:h text:style-name="P127" text:outline-level="2">Magnitudes</text:h>
        <table:table table:name="Table4" table:style-name="Table4">
          <table:table-column table:style-name="Table4.A"/>
          <table:table-column table:style-name="Table4.B" table:number-columns-repeated="2"/>
          <table:table-column table:style-name="Table4.D"/>
          <table:table-row table:style-name="Table4.1">
            <table:table-cell table:style-name="Table4.A1" table:number-columns-spanned="4" office:value-type="string">
              <text:p text:style-name="P92">Group Magnitudes</text:p>
            </table:table-cell>
            <table:covered-table-cell/>
            <table:covered-table-cell/>
            <table:covered-table-cell/>
          </table:table-row>
          <table:table-row table:style-name="Table4.1">
            <table:table-cell table:style-name="Table4.A2" office:value-type="string">
              <text:p text:style-name="P7"/>
            </table:table-cell>
            <table:table-cell table:style-name="Table4.B2" office:value-type="string">
              <text:p text:style-name="P55">Pop.</text:p>
            </table:table-cell>
            <table:table-cell table:style-name="Table4.C2" office:value-type="string">
              <text:p text:style-name="P7"><text:span text:style-name="T110">Common </text:span>Name</text:p>
            </table:table-cell>
            <table:table-cell table:style-name="Table4.D2" office:value-type="string">
              <text:p text:style-name="P23"><text:span text:style-name="T80">Military Designation</text:span><text:span text:style-name="T81">s</text:span></text:p>
            </table:table-cell>
          </table:table-row>
          <table:table-row table:style-name="Table4.1">
            <table:table-cell table:style-name="Table4.A3" office:value-type="string">
              <text:p text:style-name="P49">0</text:p>
            </table:table-cell>
            <table:table-cell table:style-name="Table4.B3" office:value-type="string">
              <text:p text:style-name="P6">1</text:p>
            </table:table-cell>
            <table:table-cell table:style-name="Table4.B3" office:value-type="string">
              <text:p text:style-name="P6">Individual</text:p>
            </table:table-cell>
            <table:table-cell table:style-name="Table4.A3" office:value-type="string">
              <text:p text:style-name="P6">-</text:p>
            </table:table-cell>
          </table:table-row>
          <table:table-row table:style-name="Table4.1">
            <table:table-cell table:style-name="Table4.A4" office:value-type="string">
              <text:p text:style-name="P49">1</text:p>
            </table:table-cell>
            <table:table-cell table:style-name="Table4.B4" office:value-type="string">
              <text:p text:style-name="P6">10</text:p>
            </table:table-cell>
            <table:table-cell table:style-name="Table4.C4" office:value-type="string">
              <text:p text:style-name="P6">Party/Group</text:p>
            </table:table-cell>
            <table:table-cell table:style-name="Table4.D4" office:value-type="string">
              <text:p text:style-name="P6">Squad<text:line-break/><text:span text:style-name="T109">(Fang)</text:span></text:p>
            </table:table-cell>
          </table:table-row>
          <table:table-row table:style-name="Table4.1">
            <table:table-cell table:style-name="Table4.A3" office:value-type="string">
              <text:p text:style-name="P49">2</text:p>
            </table:table-cell>
            <table:table-cell table:style-name="Table4.B3" office:value-type="string">
              <text:p text:style-name="P6">50</text:p>
            </table:table-cell>
            <table:table-cell table:style-name="Table4.B3" office:value-type="string">
              <text:p text:style-name="P6">Crowd</text:p>
            </table:table-cell>
            <table:table-cell table:style-name="Table4.A3" office:value-type="string">
              <text:p text:style-name="P6">Troop<text:line-break/><text:span text:style-name="T109">(Scale)</text:span></text:p>
            </table:table-cell>
          </table:table-row>
          <table:table-row table:style-name="Table4.1">
            <table:table-cell table:style-name="Table4.A6" office:value-type="string">
              <text:p text:style-name="P49">3</text:p>
            </table:table-cell>
            <table:table-cell table:style-name="Table4.B6" office:value-type="string">
              <text:p text:style-name="P6">100</text:p>
            </table:table-cell>
            <table:table-cell table:style-name="Table4.C6" office:value-type="string">
              <text:p text:style-name="P6">Hamlet</text:p>
            </table:table-cell>
            <table:table-cell table:style-name="Table4.D6" office:value-type="string">
              <text:p text:style-name="P6">Company<text:line-break/><text:span text:style-name="T109">(Talon)</text:span></text:p>
            </table:table-cell>
          </table:table-row>
          <table:table-row table:style-name="Table4.1">
            <table:table-cell table:style-name="Table4.A3" office:value-type="string">
              <text:p text:style-name="P49">4</text:p>
            </table:table-cell>
            <table:table-cell table:style-name="Table4.B3" office:value-type="string">
              <text:p text:style-name="P6">500</text:p>
            </table:table-cell>
            <table:table-cell table:style-name="Table4.B3" office:value-type="string">
              <text:p text:style-name="P6">Village</text:p>
            </table:table-cell>
            <table:table-cell table:style-name="Table4.A3" office:value-type="string">
              <text:p text:style-name="P6">Battalion<text:line-break/><text:span text:style-name="T109">(Wing)</text:span> </text:p>
            </table:table-cell>
          </table:table-row>
          <table:table-row table:style-name="Table4.1">
            <table:table-cell table:style-name="Table4.A8" office:value-type="string">
              <text:p text:style-name="P10">5</text:p>
            </table:table-cell>
            <table:table-cell table:style-name="Table4.B8" office:value-type="string">
              <text:p text:style-name="P6">1,000</text:p>
            </table:table-cell>
            <table:table-cell table:style-name="Table4.C8" office:value-type="string">
              <text:p text:style-name="P6">Town</text:p>
            </table:table-cell>
            <table:table-cell table:style-name="Table4.D8" office:value-type="string">
              <text:p text:style-name="P6">Regiment<text:line-break/><text:span text:style-name="T109">(Dragon)</text:span></text:p>
            </table:table-cell>
          </table:table-row>
          <table:table-row table:style-name="Table4.1">
            <table:table-cell table:style-name="Table4.A3" office:value-type="string">
              <text:p text:style-name="P10">6</text:p>
            </table:table-cell>
            <table:table-cell table:style-name="Table4.B3" office:value-type="string">
              <text:p text:style-name="P6">10,000</text:p>
            </table:table-cell>
            <table:table-cell table:style-name="Table4.B3" office:value-type="string">
              <text:p text:style-name="P6">City</text:p>
            </table:table-cell>
            <table:table-cell table:style-name="Table4.A3" office:value-type="string">
              <text:p text:style-name="P6">Army<text:line-break/><text:span text:style-name="T109">(Legion)</text:span></text:p>
            </table:table-cell>
          </table:table-row>
          <table:table-row table:style-name="Table4.1">
            <table:table-cell table:style-name="Table4.A10" office:value-type="string">
              <text:p text:style-name="P10">7</text:p>
            </table:table-cell>
            <table:table-cell table:style-name="Table4.B10" office:value-type="string">
              <text:p text:style-name="P6">100,000</text:p>
            </table:table-cell>
            <table:table-cell table:style-name="Table4.C10" office:value-type="string">
              <text:p text:style-name="P6">Prefecture</text:p>
            </table:table-cell>
            <table:table-cell table:style-name="Table4.D10" office:value-type="string">
              <text:p text:style-name="P6">-</text:p>
            </table:table-cell>
          </table:table-row>
          <table:table-row table:style-name="Table4.1">
            <table:table-cell table:style-name="Table4.A11" office:value-type="string">
              <text:p text:style-name="P10">8</text:p>
            </table:table-cell>
            <table:table-cell table:style-name="Table4.B11" office:value-type="string">
              <text:p text:style-name="P6">1,000,000</text:p>
            </table:table-cell>
            <table:table-cell table:style-name="Table4.C11" office:value-type="string">
              <text:p text:style-name="P6">Province</text:p>
            </table:table-cell>
            <table:table-cell table:style-name="Table4.D11" office:value-type="string">
              <text:p text:style-name="P6">-</text:p>
            </table:table-cell>
          </table:table-row>
        </table:table>
        <text:p text:style-name="Standard"/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B"/>
          <table:table-row table:style-name="Table5.1">
            <table:table-cell table:style-name="Table5.A1" table:number-columns-spanned="4" office:value-type="string">
              <text:p text:style-name="P4">Time Magnitudes</text:p>
            </table:table-cell>
            <table:covered-table-cell/>
            <table:covered-table-cell/>
            <table:covered-table-cell/>
          </table:table-row>
          <table:table-row table:style-name="Table5.1">
            <table:table-cell table:style-name="Table5.A2" office:value-type="string">
              <text:p text:style-name="Table_20_Contents">0</text:p>
            </table:table-cell>
            <table:table-cell table:style-name="Table5.B2" office:value-type="string">
              <text:p text:style-name="Table_20_Contents">Second (Instant)</text:p>
            </table:table-cell>
            <table:table-cell table:style-name="Table5.C2" office:value-type="string">
              <text:p text:style-name="P41">5</text:p>
            </table:table-cell>
            <table:table-cell table:style-name="Table5.D2" office:value-type="string">
              <text:p text:style-name="P58">Month</text:p>
            </table:table-cell>
          </table:table-row>
          <table:table-row table:style-name="Table5.1">
            <table:table-cell table:style-name="Table5.A3" office:value-type="string">
              <text:p text:style-name="Table_20_Contents">1</text:p>
            </table:table-cell>
            <table:table-cell table:style-name="Table5.B3" office:value-type="string">
              <text:p text:style-name="Table_20_Contents">Minute (Moment)</text:p>
            </table:table-cell>
            <table:table-cell table:style-name="Table5.B3" office:value-type="string">
              <text:p text:style-name="Table_20_Contents">6</text:p>
            </table:table-cell>
            <table:table-cell table:style-name="Table5.A3" office:value-type="string">
              <text:p text:style-name="Table_20_Contents">Season</text:p>
            </table:table-cell>
          </table:table-row>
          <table:table-row table:style-name="Table5.4">
            <table:table-cell table:style-name="Table5.A4" office:value-type="string">
              <text:p text:style-name="Table_20_Contents">2</text:p>
            </table:table-cell>
            <table:table-cell table:style-name="Table5.B4" office:value-type="string">
              <text:p text:style-name="Table_20_Contents">Hour</text:p>
            </table:table-cell>
            <table:table-cell table:style-name="Table5.C4" office:value-type="string">
              <text:p text:style-name="Table_20_Contents">7</text:p>
            </table:table-cell>
            <table:table-cell table:style-name="Table5.D4" office:value-type="string">
              <text:p text:style-name="Table_20_Contents">Year</text:p>
            </table:table-cell>
          </table:table-row>
          <table:table-row table:style-name="Table5.1">
            <table:table-cell table:style-name="Table5.A3" office:value-type="string">
              <text:p text:style-name="Table_20_Contents">3</text:p>
            </table:table-cell>
            <table:table-cell table:style-name="Table5.B3" office:value-type="string">
              <text:p text:style-name="Table_20_Contents">Day</text:p>
            </table:table-cell>
            <table:table-cell table:style-name="Table5.B3" office:value-type="string">
              <text:p text:style-name="Table_20_Contents">8</text:p>
            </table:table-cell>
            <table:table-cell table:style-name="Table5.A3" office:value-type="string">
              <text:p text:style-name="Table_20_Contents">Decade</text:p>
            </table:table-cell>
          </table:table-row>
          <table:table-row table:style-name="Table5.6">
            <table:table-cell table:style-name="Table5.A6" office:value-type="string">
              <text:p text:style-name="Table_20_Contents">4</text:p>
            </table:table-cell>
            <table:table-cell table:style-name="Table5.B6" office:value-type="string">
              <text:p text:style-name="Table_20_Contents">Week</text:p>
            </table:table-cell>
            <table:table-cell table:style-name="Table5.C6" office:value-type="string">
              <text:p text:style-name="Table_20_Contents">9</text:p>
            </table:table-cell>
            <table:table-cell table:style-name="Table5.D6" office:value-type="string">
              <text:p text:style-name="Table_20_Contents">Century</text:p>
            </table:table-cell>
          </table:table-row>
        </table:table>
        <text:p text:style-name="P126"/>
      </text:section>
      <text:h text:style-name="P110" text:outline-level="1">Combat<text:span text:style-name="T46"> </text:span></text:h>
      <text:section text:style-name="Sect3" text:name="Section1">
        <text:h text:style-name="Heading_20_2" text:outline-level="2"><text:span text:style-name="T111">Combat </text:span><text:span text:style-name="T88">Actions</text:span></text:h>
        <text:p text:style-name="P105">Characters may perform a Maneuver and Strike, or two Maneuvers.</text:p>
        <text:p text:style-name="P105">There is a hard limit of <text:span text:style-name="T48">3 Actions</text:span></text:p>
        <text:h text:style-name="Heading_20_3" text:outline-level="3">Order</text:h>
        <text:list xml:id="list82807894956715" text:continue-numbering="true" text:style-name="Exalt_20_Dot">
          <text:list-item>
            <text:p text:style-name="P151">Storyteller chooses first player, or asks for a roll. (such as Wits + Awareness)</text:p>
          </text:list-item>
          <text:list-item>
            <text:p text:style-name="P137">Call on next person <text:span text:style-name="T139">on your team</text:span> to act, <text:span text:style-name="T139">until none are left. </text:span><text:span text:style-name="T140">Then other side goes</text:span><text:span text:style-name="T139">.</text:span></text:p>
          </text:list-item>
        </text:list>
        <text:h text:style-name="Heading_20_3" text:outline-level="3">Holding Action</text:h>
        <text:p text:style-name="P105">May hold an action for a <text:span text:style-name="T73">specific event</text:span><text:span text:style-name="T95">. If it does not happen, the turn is lost.</text:span></text:p>
        <text:h text:style-name="P171" text:outline-level="3">Maneuvers</text:h>
        <text:p text:style-name="P105">Maneuvers are any <text:span text:style-name="T73">normal action</text:span><text:span text:style-name="T95"> taken during the course of combat, such as moving.</text:span></text:p>
        <text:p text:style-name="P121">Maneuvers cannot deal damage.</text:p>
        <text:h text:style-name="Heading_20_3" text:outline-level="3">Decisive Strike</text:h>
        <text:p text:style-name="P27"><text:span text:style-name="T40">A</text:span><text:span text:style-name="T39">ttack with an appropriate<text:line-break/>(Attribute + Ability) dice pool, adding (Weapon Acc).</text:span></text:p>
        <text:p text:style-name="P59">If it matches or exceeds <text:span text:style-name="T128">Defense</text:span>, you hit and deal <text:line-break/>(<text:span text:style-name="T133">Base</text:span> + Weapon Dmg)</text:p>
        <text:p text:style-name="P60">Base damage is the highest of Strength, Dexterity, or Essence.</text:p>
        <text:h text:style-name="Heading_20_2" text:outline-level="2">Equipment</text:h>
        <table:table table:name="Table40" table:style-name="Table40">
          <table:table-column table:style-name="Table40.A"/>
          <table:table-column table:style-name="Table40.B"/>
          <table:table-column table:style-name="Table40.C"/>
          <table:table-row table:style-name="Table40.1">
            <table:table-cell table:style-name="Table40.A1" table:number-columns-spanned="3" office:value-type="string">
              <text:p text:style-name="P109">Armor</text:p>
            </table:table-cell>
            <table:covered-table-cell/>
            <table:covered-table-cell/>
          </table:table-row>
          <table:table-row table:style-name="Table40.2">
            <table:table-cell table:style-name="Table40.A2" office:value-type="string">
              <text:p text:style-name="P109"/>
            </table:table-cell>
            <table:table-cell table:style-name="Table40.B2" office:value-type="string">
              <text:p text:style-name="P65"><text:span text:style-name="T129">Block</text:span> </text:p>
            </table:table-cell>
            <table:table-cell table:style-name="Table40.C2" office:value-type="string">
              <text:p text:style-name="P119">Evasion </text:p>
            </table:table-cell>
          </table:table-row>
          <table:table-row table:style-name="Table40.3">
            <table:table-cell table:style-name="Table40.A3" office:value-type="string">
              <text:p text:style-name="P74">No Armor</text:p>
            </table:table-cell>
            <table:table-cell table:style-name="Table40.B3" office:value-type="string">
              <text:p text:style-name="P64">+0</text:p>
            </table:table-cell>
            <table:table-cell table:style-name="Table40.C3" office:value-type="string">
              <text:p text:style-name="P64">+0</text:p>
            </table:table-cell>
          </table:table-row>
          <table:table-row table:style-name="Table40.4">
            <table:table-cell table:style-name="Table40.A4" office:value-type="string">
              <text:p text:style-name="P117">Light</text:p>
            </table:table-cell>
            <table:table-cell table:style-name="Table40.B4" office:value-type="string">
              <text:p text:style-name="P118"><text:s/>-<text:span text:style-name="T130">1</text:span></text:p>
            </table:table-cell>
            <table:table-cell table:style-name="Table40.C4" office:value-type="string">
              <text:p text:style-name="P118"><text:s/>+1</text:p>
            </table:table-cell>
          </table:table-row>
          <table:table-row table:style-name="Table40.5">
            <table:table-cell table:style-name="Table40.A3" office:value-type="string">
              <text:p text:style-name="P115">Medium</text:p>
            </table:table-cell>
            <table:table-cell table:style-name="Table40.B3" office:value-type="string">
              <text:p text:style-name="P116">+<text:span text:style-name="T131">1</text:span></text:p>
            </table:table-cell>
            <table:table-cell table:style-name="Table40.C3" office:value-type="string">
              <text:p text:style-name="P120">-<text:span text:style-name="T132">1</text:span></text:p>
            </table:table-cell>
          </table:table-row>
          <table:table-row table:style-name="Table40.1">
            <table:table-cell table:style-name="Table40.A6" office:value-type="string">
              <text:p text:style-name="P75">Heavy</text:p>
            </table:table-cell>
            <table:table-cell table:style-name="Table40.B6" office:value-type="string">
              <text:p text:style-name="P75">+<text:span text:style-name="T131">2</text:span></text:p>
            </table:table-cell>
            <table:table-cell table:style-name="Table40.C6" office:value-type="string">
              <text:p text:style-name="P75">-<text:span text:style-name="T132">2</text:span></text:p>
            </table:table-cell>
          </table:table-row>
        </table:table>
        <text:h text:style-name="Heading_20_3" text:outline-level="3">Weapons</text:h>
        <text:p text:style-name="P108">Mundane Weapons have 3 points to spend, such as:</text:p>
        <text:list xml:id="list82806637304311" text:continue-numbering="true" text:style-name="Exalt_20_Dot">
          <text:list-item>
            <text:p text:style-name="P152"><text:span text:style-name="T48">(X) Accurate</text:span>: +X dice</text:p>
          </text:list-item>
          <text:list-item>
            <text:p text:style-name="P152"><text:span text:style-name="T48">(X) Damaging:</text:span> +X damage</text:p>
          </text:list-item>
          <text:list-item>
            <text:p text:style-name="P152"><text:span text:style-name="T48">(1) Ranged:</text:span> Attack across zone.</text:p>
          </text:list-item>
          <text:list-item>
            <text:p text:style-name="P152"><text:span text:style-name="T48">(3) Long Ranged:</text:span> Attack across 2 zones</text:p>
          </text:list-item>
        </text:list>
        <text:h text:style-name="P113" text:outline-level="2">Zones</text:h>
        <text:p text:style-name="P105">The combat field is split into distinct zones—which should reflect the battlefield. All characters can attack each other in the same zone.</text:p>
        <text:p text:style-name="P105">Ranged attacks can cross zone boundaries, so long as there is a reasonable path between.</text:p>
        <text:p text:style-name="P105">Moving between zones is a maneuver (typically dice-less).</text:p>
        <text:h text:style-name="P99" text:outline-level="2">Minor Characters</text:h>
        <text:p text:style-name="P98">Minor Characters, especially those that cannot alone damage their foes will naturally fall into Groups.</text:p>
        <text:p text:style-name="P98">Groups act as a single character, but gain the following bonus based on their Group Magnitude:</text:p>
        <text:list xml:id="list82807111724868" text:continue-numbering="true" text:style-name="Exalt_20_Dot">
          <text:list-item>
            <text:p text:style-name="P151">Add 5 Health for every Magnitude Scale increment.</text:p>
          </text:list-item>
          <text:list-item>
            <text:p text:style-name="P151">Add 1 Damage, 1 Accuracy, and +1 Dice on an action for every Magnitude Scale increment</text:p>
          </text:list-item>
        </text:list>
        <table:table table:name="Table51" table:style-name="Table51">
          <table:table-column table:style-name="Table51.A"/>
          <table:table-column table:style-name="Table51.B"/>
          <table:table-row table:style-name="TableLine2291831202880">
            <table:table-cell table:style-name="Table51.A1" table:number-columns-spanned="2" office:value-type="string">
              <text:p text:style-name="P90">Environmental Damage</text:p>
            </table:table-cell>
            <table:covered-table-cell/>
          </table:table-row>
          <table:table-row table:style-name="TableLine2291831198800">
            <table:table-cell table:style-name="Table51.A2" office:value-type="string">
              <text:p text:style-name="P91">Light</text:p>
            </table:table-cell>
            <table:table-cell table:style-name="Table51.B2" office:value-type="float" office:value="3">
              <text:p text:style-name="P91">3</text:p>
            </table:table-cell>
          </table:table-row>
          <table:table-row table:style-name="TableLine2291831187648">
            <table:table-cell table:style-name="Table51.A3" office:value-type="string">
              <text:p text:style-name="P91">Medium</text:p>
            </table:table-cell>
            <table:table-cell table:style-name="Table51.B3" office:value-type="float" office:value="5">
              <text:p text:style-name="P91">5</text:p>
            </table:table-cell>
          </table:table-row>
          <table:table-row table:style-name="TableLine2291831189008">
            <table:table-cell table:style-name="Table51.A2" office:value-type="string">
              <text:p text:style-name="P91">Heavy</text:p>
            </table:table-cell>
            <table:table-cell table:style-name="Table51.B2" office:value-type="float" office:value="7">
              <text:p text:style-name="P91">7</text:p>
            </table:table-cell>
          </table:table-row>
          <table:table-row table:style-name="TableLine2291831200160">
            <table:table-cell table:style-name="Table51.A2" office:value-type="string">
              <text:p text:style-name="P91">Oppressive</text:p>
            </table:table-cell>
            <table:table-cell table:style-name="Table51.B2" office:value-type="float" office:value="9">
              <text:p text:style-name="P91">9</text:p>
            </table:table-cell>
          </table:table-row>
        </table:table>
        <text:h text:style-name="P153" text:outline-level="2">Defeat</text:h>
        <text:p text:style-name="P107">Characters at <text:span text:style-name="T48">5 Health</text:span><text:span text:style-name="T55"> will start to want to surrender.</text:span></text:p>
        <text:p text:style-name="P107"><text:span text:style-name="T55">Gain </text:span><text:span text:style-name="T48">1 Limit</text:span><text:span text:style-name="T55"> for being defe</text:span><text:span text:style-name="T62">a</text:span><text:span text:style-name="T55">ted.</text:span></text:p>
        <text:h text:style-name="Heading_20_2" text:outline-level="2">Cheat Death</text:h>
        <text:p text:style-name="P106">Characters may cheat death, but must take a <text:span text:style-name="T73">permanent disadvantage</text:span><text:span text:style-name="T95"> for doing so—such as loss of merit, change in intimacy, or other such dramatic change.</text:span></text:p>
        <table:table table:name="Table36" table:style-name="Table36">
          <table:table-column table:style-name="Table36.A"/>
          <table:table-column table:style-name="Table36.B"/>
          <table:table-column table:style-name="Table36.C"/>
          <table:table-row table:style-name="Table36.1">
            <table:table-cell table:style-name="Table36.A1" table:number-columns-spanned="3" office:value-type="string">
              <text:p text:style-name="P104"><text:span text:style-name="T27">Sample</text:span><text:span text:style-name="T28"> </text:span><text:span text:style-name="T29">Maneuver </text:span><text:span text:style-name="T30">Effects </text:span></text:p>
            </table:table-cell>
            <table:covered-table-cell/>
            <table:covered-table-cell/>
          </table:table-row>
          <table:table-row table:style-name="Table36.1">
            <table:table-cell table:style-name="Table36.A2" office:value-type="string">
              <text:p text:style-name="P104">Name</text:p>
            </table:table-cell>
            <table:table-cell table:style-name="Table36.B2" office:value-type="string">
              <text:p text:style-name="P104">Difficulty</text:p>
            </table:table-cell>
            <table:table-cell table:style-name="Table36.C2" office:value-type="string">
              <text:p text:style-name="P104">Description</text:p>
            </table:table-cell>
          </table:table-row>
          <table:table-row table:style-name="Table36.1">
            <table:table-cell table:style-name="Table36.A3" office:value-type="string">
              <text:p text:style-name="P103">Knockback /</text:p>
              <text:p text:style-name="P103">Pull /</text:p>
            </table:table-cell>
            <table:table-cell table:style-name="Table36.B3" office:value-type="string">
              <text:p text:style-name="P66">Block</text:p>
            </table:table-cell>
            <table:table-cell table:style-name="Table36.B3" office:value-type="string">
              <text:p text:style-name="P103">Moves the target <text:span text:style-name="T112">up to</text:span> one <text:span text:style-name="T112">Zone.</text:span></text:p>
            </table:table-cell>
          </table:table-row>
          <table:table-row table:style-name="Table36.1">
            <table:table-cell table:style-name="Table36.A6" office:value-type="string">
              <text:p text:style-name="P66">Hold/</text:p>
              <text:p text:style-name="P67">Grapple/</text:p>
              <text:p text:style-name="P67">Restrain</text:p>
            </table:table-cell>
            <table:table-cell table:style-name="Table36.B6" office:value-type="string">
              <text:p text:style-name="P103">Evasion</text:p>
            </table:table-cell>
            <table:table-cell table:style-name="Table36.C6" office:value-type="string">
              <text:p text:style-name="P103"><text:span text:style-name="T34">Note the number of Successes rolled. The target must make a roll against that number as a difficulty, or else be unable to move.</text:span><text:span text:style-name="T31"><text:line-break/></text:span><text:span text:style-name="T32">This lasts until your next action.</text:span></text:p>
            </table:table-cell>
          </table:table-row>
          <table:table-row table:style-name="Table36.5">
            <table:table-cell table:style-name="Table36.A5" office:value-type="string">
              <text:p text:style-name="P172">Build Power</text:p>
            </table:table-cell>
            <table:table-cell table:style-name="Table36.B5" office:value-type="string">
              <text:p text:style-name="P173">(None)</text:p>
            </table:table-cell>
            <table:table-cell table:style-name="Table36.C5" office:value-type="string">
              <text:p text:style-name="P173">Gain 1 Anima Per 2 Success rolled</text:p>
            </table:table-cell>
          </table:table-row>
          <table:table-row table:style-name="Table36.1">
            <table:table-cell table:style-name="Table36.A6" office:value-type="string">
              <text:p text:style-name="P66">Keep Pace/</text:p>
              <text:p text:style-name="P68">Reactionary Move</text:p>
            </table:table-cell>
            <table:table-cell table:style-name="Table36.B6" office:value-type="string">
              <text:p text:style-name="P103">Evasion</text:p>
            </table:table-cell>
            <table:table-cell table:style-name="Table36.C6" office:value-type="string">
              <text:p text:style-name="P103"><text:span text:style-name="T113">When the target takes a Move Action</text:span><text:span text:style-name="T114">,</text:span><text:span text:style-name="T113"> </text:span><text:span text:style-name="T115">r</text:span><text:span text:style-name="T114">eflexively move one Zone. This does not cost an action.<text:line-break/></text:span><text:span text:style-name="T115">This lasts until your next action.</text:span></text:p>
            </table:table-cell>
          </table:table-row>
          <table:table-row table:style-name="Table36.7">
            <table:table-cell table:style-name="Table36.A3" office:value-type="string">
              <text:p text:style-name="P103">Distract /</text:p>
              <text:p text:style-name="P103">Intimidate / <text:span text:style-name="T117">Stun</text:span></text:p>
            </table:table-cell>
            <table:table-cell table:style-name="Table36.B3" office:value-type="string">
              <text:p text:style-name="P103">Resolve</text:p>
            </table:table-cell>
            <table:table-cell table:style-name="Table36.B3" office:value-type="string">
              <text:p text:style-name="P66">You apply a <text:span text:style-name="T118">Minor</text:span> disadvantage on another character. <text:span text:style-name="T118">If you exceed their Resolve by +3, this becomes a Moderate Disadvantage.</text:span></text:p>
            </table:table-cell>
          </table:table-row>
          <table:table-row table:style-name="Table36.8">
            <table:table-cell table:style-name="Table36.A8" office:value-type="string">
              <text:p text:style-name="P69">Recover</text:p>
            </table:table-cell>
            <table:table-cell table:style-name="Table36.B8" office:value-type="string">
              <text:p text:style-name="P69">(3 / 5)</text:p>
            </table:table-cell>
            <table:table-cell table:style-name="Table36.C8" office:value-type="string">
              <text:p text:style-name="P62">Reduce all Disadvantages by (1 / 2) levels. <text:s/>(e.g. for 3, remove Minor Disadvantages and turn Moderate into Minor.)</text:p>
            </table:table-cell>
          </table:table-row>
          <table:table-row table:style-name="Table36.9">
            <table:table-cell table:style-name="Table36.A9" office:value-type="string">
              <text:p text:style-name="P103">Smash Scenery</text:p>
            </table:table-cell>
            <table:table-cell table:style-name="Table36.A9" office:value-type="string">
              <text:p text:style-name="P103">Based on <text:span text:style-name="T119">S</text:span>cenery</text:p>
            </table:table-cell>
            <table:table-cell table:style-name="Table36.C9" office:value-type="string">
              <text:p text:style-name="P103">Change the scenery, such as by collapsing a pillar.</text:p>
            </table:table-cell>
          </table:table-row>
          <table:table-row table:style-name="Table36.9">
            <table:table-cell table:style-name="Table36.A10" office:value-type="string">
              <text:p text:style-name="P103">Seek Cover/</text:p>
              <text:p text:style-name="P103">Destroy <text:span text:style-name="T120">C</text:span>over</text:p>
            </table:table-cell>
            <table:table-cell table:style-name="Table36.A10" office:value-type="string">
              <text:p text:style-name="P103">Based on Scenery</text:p>
            </table:table-cell>
            <table:table-cell table:style-name="Table36.C10" office:value-type="string">
              <text:p text:style-name="P103">Attempt to find <text:span text:style-name="T121">c</text:span>over, <text:span text:style-name="T122">granting yourself Minor/Moderate Defense Advantage.</text:span><text:line-break/><text:span text:style-name="T123">You may also destroy other’s cover </text:span><text:span text:style-name="T124">A</text:span><text:span text:style-name="T123">dvantage.</text:span></text:p>
            </table:table-cell>
          </table:table-row>
          <table:table-row table:style-name="Table36.9">
            <table:table-cell table:style-name="Table36.A5" office:value-type="string">
              <text:p text:style-name="P103">Defend Other</text:p>
            </table:table-cell>
            <table:table-cell table:style-name="Table36.A5" office:value-type="string">
              <text:p text:style-name="P103">(<text:span text:style-name="T33">None</text:span>)</text:p>
            </table:table-cell>
            <table:table-cell table:style-name="Table36.C11" office:value-type="string">
              <text:p text:style-name="P63">Select a character in the same Zone as you. <text:s/>Attacks that target them must exceed your Block or their Defense, whichever is higher. <text:span text:style-name="T125">They must remain in the same Zone.</text:span></text:p>
            </table:table-cell>
          </table:table-row>
          <table:table-row table:style-name="Table36.9">
            <table:table-cell table:style-name="Table36.A10" office:value-type="string">
              <text:p text:style-name="P103">Disarm</text:p>
            </table:table-cell>
            <table:table-cell table:style-name="Table36.A10" office:value-type="string">
              <text:p text:style-name="P70">Block</text:p>
            </table:table-cell>
            <table:table-cell table:style-name="Table36.C10" office:value-type="string">
              <text:p text:style-name="P103"><text:span text:style-name="T126">Knock a weapon out of a hand, </text:span><text:span text:style-name="T127">which cannot be reclaimed for a Round.</text:span></text:p>
            </table:table-cell>
          </table:table-row>
          <table:table-row table:style-name="Table36.9">
            <table:table-cell table:style-name="Table36.A5" office:value-type="string">
              <text:p text:style-name="P71">Expose/target Weakness</text:p>
            </table:table-cell>
            <table:table-cell table:style-name="Table36.A5" office:value-type="string">
              <text:p text:style-name="P71">(3)</text:p>
            </table:table-cell>
            <table:table-cell table:style-name="Table36.C11" office:value-type="string">
              <text:p text:style-name="P71">The next attack against an opponent is either their Block or Evasion, instead of their Defense.</text:p>
              <text:p text:style-name="P71"/>
              <text:p text:style-name="P72">You may explicitly choose to gift this to another character to their advantage.</text:p>
            </table:table-cell>
          </table:table-row>
        </table:table>
        <text:p text:style-name="P102"/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Envision Roman" svg:font-family="'Envision Roman'" style:font-family-generic="roman" style:font-pitch="variable"/>
    <style:font-face style:name="Envision Roman1" svg:font-family="'Envision Roman'" style:font-family-generic="swiss" style:font-pitch="variable"/>
    <style:font-face style:name="Goudy Old Style" svg:font-family="'Goudy Old Style'" style:font-adornments="Bold" style:font-family-generic="roman" style:font-pitch="variable"/>
    <style:font-face style:name="Liberation Sans" svg:font-family="'Liberation Sans'" style:font-family-generic="roman" style:font-pitch="variable"/>
    <style:font-face style:name="Mercury Text G2 Bold" svg:font-family="'Mercury Text G2 Bold'" style:font-adornments="Bold" style:font-family-generic="modern" style:font-pitch="variable"/>
    <style:font-face style:name="Mercury Text G2 Semibold" svg:font-family="'Mercury Text G2 Semibold'" style:font-adornments="Semibold" style:font-family-generic="modern" style:font-pitch="variable"/>
    <style:font-face style:name="Mercury Text G2 Semibold1" svg:font-family="'Mercury Text G2 Semibold'" style:font-adornments="Semibold Italic" style:font-family-generic="modern" style:font-pitch="variable"/>
    <style:font-face style:name="Microsoft YaHei" svg:font-family="'Microsoft YaHei'" style:font-family-generic="system" style:font-pitch="variable"/>
    <style:font-face style:name="Modern Antiqua" svg:font-family="'Modern Antiqua'" style:font-family-generic="roman" style:font-pitch="variable"/>
    <style:font-face style:name="Modern Antiqua1" svg:font-family="'Modern Antiqua'" style:font-family-generic="system" style:font-pitch="variable"/>
    <style:font-face style:name="OpenSymbol" svg:font-family="OpenSymbol" style:font-adornments="Regular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pectral" svg:font-family="Spectral" style:font-family-generic="roman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Spectral" fo:font-size="10pt" fo:language="en" fo:country="US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loext:opacity="0%" style:font-name="Spectral" fo:font-size="10pt" fo:language="en" fo:country="US" style:letter-kerning="false" style:font-name-asian="Spectral1" style:font-size-asian="10pt" style:language-asian="zh" style:country-asian="CN" style:font-name-complex="Spectral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398in" fo:margin-bottom="0.0992in" style:contextual-spacing="false" fo:line-height="100%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Times New Roman1" fo:font-family="'Times New Roman'" style:font-family-generic="roman" style:font-pitch="variable" fo:font-size="10pt" fo:language="en" fo:country="none" fo:font-style="normal" style:text-underline-style="none" fo:font-weight="normal" officeooo:rsid="00f716aa" style:letter-kerning="false" style:font-name-asian="Spectral1" style:font-family-asian="Spectral" style:font-family-generic-asian="system" style:font-pitch-asian="variable" style:font-size-asian="10pt" style:language-asian="zh" style:country-asian="CN" style:font-style-asian="normal" style:font-weight-asian="normal" style:font-name-complex="Spectral1" style:font-family-complex="Spectral" style:font-family-generic-complex="system" style:font-pitch-complex="variable" style:font-size-complex="10pt" style:language-complex="hi" style:country-complex="IN" style:font-style-complex="normal" style:font-weight-complex="normal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2" style:font-family-complex="Arial" style:font-family-generic-complex="system" style:font-pitch-complex="variable"/>
    </style:style>
    <style:style style:name="Heading_20_1" style:display-name="Heading 1" style:family="paragraph" style:parent-style-name="Exalted" style:next-style-name="Exalted" style:default-outline-level="1" style:list-style-name="" style:class="text" style:master-page-name="">
      <style:paragraph-properties fo:margin-top="0in" fo:margin-bottom="0in" style:contextual-spacing="false" fo:line-height="100%" fo:text-align="center" style:justify-single-word="false" fo:keep-together="always" fo:orphans="2" fo:widows="2" fo:hyphenation-ladder-count="no-limit" style:page-number="auto" fo:break-before="page" fo:keep-with-next="always" style:punctuation-wrap="simple" style:writing-mode="lr-tb"/>
      <style:text-properties fo:font-variant="small-caps" fo:color="#1c1c1c" loext:opacity="100%" style:text-outline="false" style:font-name="Envision Roman1" fo:font-family="'Envision Roman'" style:font-family-generic="swiss" style:font-pitch="variable" fo:font-size="22pt" fo:text-shadow="1pt 1pt" style:letter-kerning="false" style:font-name-asian="Modern Antiqua1" style:font-family-asian="'Modern Antiqua'" style:font-family-generic-asian="system" style:font-pitch-asian="variable" style:font-size-asian="20pt" style:language-asian="zh" style:country-asian="CN" style:font-name-complex="Modern Antiqua1" style:font-family-complex="'Modern Antiqua'" style:font-family-generic-complex="system" style:font-pitch-complex="variable" style:font-size-complex="20pt" style:language-complex="hi" style:country-complex="IN" fo:hyphenate="false" fo:hyphenation-remain-char-count="2" fo:hyphenation-push-char-count="2" loext:hyphenation-no-caps="false"/>
    </style:style>
    <style:style style:name="Heading_20_2" style:display-name="Heading 2" style:family="paragraph" style:parent-style-name="Exalted" style:next-style-name="Exalted" style:default-outline-level="2" style:list-style-name="" style:class="text" style:master-page-name="">
      <style:paragraph-properties fo:margin-left="0in" fo:margin-right="0in" fo:margin-top="0in" fo:margin-bottom="0in" style:contextual-spacing="false" fo:line-height="100%" fo:text-align="center" style:justify-single-word="false" fo:keep-together="always" fo:orphans="2" fo:widows="2" fo:hyphenation-ladder-count="no-limit" fo:text-indent="0in" style:auto-text-indent="false" style:page-number="auto" fo:keep-with-next="always" style:punctuation-wrap="simple" style:writing-mode="lr-tb"/>
      <style:text-properties fo:font-variant="small-caps" fo:color="#1c1c1c" loext:opacity="100%" style:font-name="Goudy Old Style" fo:font-family="'Goudy Old Style'" style:font-style-name="Bold" style:font-family-generic="roman" style:font-pitch="variable" fo:font-size="15pt" fo:font-style="normal" fo:text-shadow="none" fo:font-weight="bold" officeooo:rsid="001bf7cd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style:font-relief="engraved" fo:hyphenate="false" fo:hyphenation-remain-char-count="2" fo:hyphenation-push-char-count="2" loext:hyphenation-no-caps="false"/>
    </style:style>
    <style:style style:name="Heading_20_3" style:display-name="Heading 3" style:family="paragraph" style:parent-style-name="Exalted" style:next-style-name="Exalted" style:default-outline-level="3" style:class="text" style:master-page-name="">
      <style:paragraph-properties fo:margin-left="0in" fo:margin-right="0in" fo:margin-top="0in" fo:margin-bottom="0in" style:contextual-spacing="false" fo:line-height="100%" fo:text-align="start" style:justify-single-word="false" fo:keep-together="always" fo:orphans="2" fo:widows="2" fo:hyphenation-ladder-count="no-limit" fo:text-indent="0in" style:auto-text-indent="false" style:page-number="auto" fo:keep-with-next="always" style:punctuation-wrap="simple" style:writing-mode="lr-tb"/>
      <style:text-properties fo:font-variant="small-caps" fo:color="#111111" loext:opacity="100%" style:text-outline="false" style:font-name="Mercury Text G2 Semibold" fo:font-family="'Mercury Text G2 Semibold'" style:font-style-name="Semibold" style:font-family-generic="modern" style:font-pitch="variable" fo:font-size="12pt" fo:font-style="normal" fo:text-shadow="none" fo:font-weight="normal" style:letter-kerning="false" style:font-name-asian="Modern Antiqua1" style:font-family-asian="'Modern Antiqua'" style:font-family-generic-asian="system" style:font-pitch-asian="variable" style:font-size-asian="12pt" style:language-asian="zh" style:country-asian="CN" style:font-name-complex="Modern Antiqua1" style:font-family-complex="'Modern Antiqua'" style:font-family-generic-complex="system" style:font-pitch-complex="variable" style:font-size-complex="12pt" style:language-complex="hi" style:country-complex="IN" style:font-relief="none" fo:hyphenate="false" fo:hyphenation-remain-char-count="2" fo:hyphenation-push-char-count="2" loext:hyphenation-no-caps="false"/>
    </style:style>
    <style:style style:name="Heading_20_4" style:display-name="Heading 4" style:family="paragraph" style:parent-style-name="Exalted" style:next-style-name="Exalted" style:default-outline-level="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111111" loext:opacity="100%" style:font-name="Mercury Text G2 Semibold1" fo:font-family="'Mercury Text G2 Semibold'" style:font-style-name="Semibold Italic" style:font-family-generic="modern" style:font-pitch="variable" fo:font-size="11pt" fo:font-style="italic" fo:font-weight="normal" style:letter-kerning="false" style:font-name-asian="Spectral1" style:font-family-asian="Spectral" style:font-family-generic-asian="system" style:font-pitch-asian="variable" style:font-size-asian="12pt" style:language-asian="zh" style:country-asian="CN" style:font-style-asian="italic" style:font-name-complex="Spectral1" style:font-family-complex="Spectral" style:font-family-generic-complex="system" style:font-pitch-complex="variable" style:font-size-complex="12pt" style:language-complex="hi" style:country-complex="IN" style:font-style-complex="italic" fo:hyphenate="false" fo:hyphenation-remain-char-count="2" fo:hyphenation-push-char-count="2" loext:hyphenation-no-caps="false"/>
    </style:style>
    <style:style style:name="Heading_20_5" style:display-name="Heading 5" style:family="paragraph" loext:hidden="true" style:hidden="true" style:parent-style-name="Exalted" style:next-style-name="Exalted" style:default-outline-level="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666666" loext:opacity="100%" style:font-name="Arial" fo:font-family="Arial" style:font-family-generic="swiss" style:font-pitch="variable" fo:font-size="11pt" style:letter-kerning="false" style:font-name-asian="Spectral1" style:font-family-asian="Spectral" style:font-family-generic-asian="system" style:font-pitch-asian="variable" style:font-size-asian="11pt" style:language-asian="zh" style:country-asian="CN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_20_6" style:display-name="Heading 6" style:family="paragraph" loext:hidden="true" style:hidden="true" style:parent-style-name="Exalted" style:next-style-name="Exalted" style:default-outline-level="" style:list-style-name="" style:class="text" style:master-page-name="">
      <style:paragraph-properties fo:margin-top="0in" fo:margin-bottom="0.0555in" style:contextual-spacing="false" fo:line-height="100%" fo:text-align="start" style:justify-single-word="false" fo:keep-together="always" fo:orphans="2" fo:widows="2" fo:hyphenation-ladder-count="no-limit" style:page-number="auto" fo:keep-with-next="always" style:punctuation-wrap="simple" style:writing-mode="lr-tb"/>
      <style:text-properties fo:color="#666666" loext:opacity="100%" style:font-name="Arial" fo:font-family="Arial" style:font-family-generic="swiss" style:font-pitch="variable" fo:font-size="11pt" fo:font-style="italic" style:letter-kerning="false" style:font-name-asian="Spectral1" style:font-family-asian="Spectral" style:font-family-generic-asian="system" style:font-pitch-asian="variable" style:font-size-asian="11pt" style:language-asian="zh" style:country-asian="CN" style:font-style-asian="italic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Exalted" style:next-style-name="Exalted" style:default-outline-level="" style:class="chapter">
      <style:paragraph-properties fo:margin-top="0in" fo:margin-bottom="0.0417in" style:contextual-spacing="false" fo:line-height="100%" fo:text-align="center" style:justify-single-word="false" fo:keep-together="always" fo:keep-with-next="always"/>
      <style:text-properties fo:color="#2a6099" loext:opacity="100%" style:font-name="Envision Roman" fo:font-family="'Envision Roman'" style:font-family-generic="roman" style:font-pitch="variable" fo:font-size="32pt" style:font-name-asian="Modern Antiqua1" style:font-family-asian="'Modern Antiqua'" style:font-family-generic-asian="system" style:font-pitch-asian="variable" style:font-size-asian="32pt" style:font-name-complex="Modern Antiqua1" style:font-family-complex="'Modern Antiqua'" style:font-family-generic-complex="system" style:font-pitch-complex="variable" style:font-size-complex="32pt"/>
    </style:style>
    <style:style style:name="Subtitle" style:family="paragraph" style:parent-style-name="Exalted" style:next-style-name="Exalte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1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Header_20_and_20_Footer" style:default-outline-level="" style:class="extra"/>
    <style:style style:name="Exalted" style:family="paragraph" style:default-outline-level="" style:master-page-name="">
      <style:paragraph-properties fo:margin-top="0in" fo:margin-bottom="0.0799in" style:contextual-spacing="false" fo:line-height="100%" fo:text-align="start" style:justify-single-word="false" fo:keep-together="always" fo:orphans="0" fo:widows="0" fo:hyphenation-ladder-count="no-limit" style:page-number="auto" style:punctuation-wrap="simple" style:writing-mode="lr-tb"/>
      <style:text-properties style:use-window-font-color="true" loext:opacity="0%" style:font-name="Times New Roman1" fo:font-family="'Times New Roman'" style:font-family-generic="roman" style:font-pitch="variable" fo:font-size="9pt" officeooo:rsid="001caae1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Footer" style:family="paragraph" style:parent-style-name="Header_20_and_20_Footer" style:default-outline-level="" style:class="extra"/>
    <style:style style:name="Header_20_left" style:display-name="Header left" style:family="paragraph" style:parent-style-name="Header" style:default-outline-level="" style:class="extra"/>
    <style:style style:name="Table_20_Contents" style:display-name="Table Contents" style:family="paragraph" style:parent-style-name="Table" style:default-outline-level="" style:class="extra">
      <style:paragraph-properties fo:margin-left="0.0402in" fo:margin-right="0.0402in" fo:margin-top="0.0201in" fo:margin-bottom="0.0598in" style:contextual-spacing="true" fo:text-indent="0in" style:auto-text-indent="false" text:number-lines="false" text:line-number="0"/>
    </style:style>
    <style:style style:name="Table" style:family="paragraph" style:parent-style-name="Exalted" style:default-outline-level="" style:class="extra"/>
    <style:style style:name="Table_20_Heading" style:display-name="Table Heading" style:family="paragraph" style:parent-style-name="Table" style:default-outline-level="" style:class="extra">
      <style:paragraph-properties fo:margin-left="0.0201in" fo:margin-right="0.0201in" fo:margin-top="0.0402in" fo:margin-bottom="0.0799in" style:contextual-spacing="false" fo:text-align="center" style:justify-single-word="false" fo:text-indent="0in" style:auto-text-indent="false" text:number-lines="false" text:line-number="0"/>
      <style:text-properties style:font-name="Times New Roman1" fo:font-family="'Times New Roman'" style:font-family-generic="roman" style:font-pitch="variable" fo:font-weight="bold" style:font-weight-asian="bold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Endnote" style:family="paragraph" style:parent-style-name="Standard" style:default-outline-level="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extbox_20_Heading" style:display-name="Textbox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odern Antiqua" fo:font-family="'Modern Antiqua'" style:font-family-generic="roman" style:font-pitch="variable" fo:font-size="10pt" fo:font-style="normal" fo:text-shadow="none" style:text-underline-style="none" fo:font-weight="bold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Horizontal_20_Line" style:display-name="Horizontal Line" style:family="paragraph" style:parent-style-name="Standard" style:next-style-name="Text_20_body" style:default-outline-level="" style:class="html">
      <style:paragraph-properties fo:margin-top="0in" fo:margin-bottom="0.1965in" style:contextual-spacing="false" style:border-line-width-bottom="0.0035in 0.0035in 0.0035in" fo:padding="0in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Greater_20_Charm" style:display-name="Greater Charm" style:family="paragraph" style:parent-style-name="Exalted" style:default-outline-level="6" style:list-style-name="" style:master-page-name="">
      <style:paragraph-properties fo:margin-top="0in" fo:margin-bottom="0.0799in" style:contextual-spacing="false" fo:line-height="100%" fo:text-align="end" style:justify-single-word="false" fo:orphans="0" fo:widows="0" fo:hyphenation-ladder-count="no-limit" style:page-number="auto" fo:padding-left="0in" fo:padding-right="0in" fo:padding-top="0in" fo:padding-bottom="0.028in" fo:border-left="none" fo:border-right="none" fo:border-top="none" fo:border-bottom="0.99pt solid #333333" style:punctuation-wrap="simple" style:writing-mode="lr-tb">
        <style:tab-stops/>
      </style:paragraph-properties>
      <style:text-properties fo:color="#111111" loext:opacity="100%" style:font-name="Goudy Old Style" fo:font-family="'Goudy Old Style'" style:font-style-name="Bold" style:font-family-generic="roman" style:font-pitch="variable" fo:font-size="18pt" fo:language="en" fo:country="none" style:text-underline-style="none" fo:font-weight="bold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fo:hyphenate="false" fo:hyphenation-remain-char-count="2" fo:hyphenation-push-char-count="2" loext:hyphenation-no-caps="false"/>
    </style:style>
    <style:style style:name="Hyperlink" style:family="paragraph" style:parent-style-name="Exalted" style:list-style-name="Exalt_20_Dot" style:master-page-name="">
      <style:paragraph-properties style:page-number="auto">
        <style:tab-stops/>
      </style:paragraph-properties>
      <style:text-properties fo:color="#2a6099" loext:opacity="100%" style:text-underline-style="solid" style:text-underline-width="auto" style:text-underline-color="font-color"/>
    </style:style>
    <style:style style:name="Sidebar_20_Heading" style:display-name="Sidebar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ercury Text G2 Bold" fo:font-family="'Mercury Text G2 Bold'" style:font-style-name="Bold" style:font-family-generic="modern" style:font-pitch="variable" fo:font-size="10pt" fo:font-style="normal" fo:text-shadow="none" style:text-underline-style="none" fo:font-weight="normal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Sidebar" style:family="paragraph" style:parent-style-name="Exalted">
      <style:paragraph-properties fo:margin-top="0.0598in" fo:margin-bottom="0in" style:contextual-spacing="false" fo:line-height="100%" fo:text-align="start" style:justify-single-word="false" fo:orphans="0" fo:widows="0"/>
    </style:style>
    <style:style style:name="Exalted_20_Example" style:display-name="Exalted Example" style:family="paragraph" style:parent-style-name="Exalted">
      <style:paragraph-properties fo:margin-left="0.1402in" fo:margin-right="0in" fo:text-align="start" style:justify-single-word="false" fo:text-indent="0in" style:auto-text-indent="false"/>
      <style:text-properties fo:font-style="italic" style:font-style-asian="italic"/>
    </style:style>
    <style:style style:name="Heading_20_10" style:display-name="Heading 10" style:family="paragraph" style:parent-style-name="Exalted" style:next-style-name="Text_20_body" style:class="text" style:master-page-name="">
      <style:paragraph-properties fo:margin-top="0.0417in" fo:margin-bottom="0.0417in" style:contextual-spacing="false" fo:text-align="end" style:justify-single-word="false" style:page-number="auto" fo:padding="0.0201in" fo:border-left="none" fo:border-right="none" fo:border-top="none" fo:border-bottom="0.99pt solid #1c4587">
        <style:tab-stops/>
      </style:paragraph-properties>
      <style:text-properties fo:color="#1c4587" loext:opacity="100%" style:font-name="Envision Roman" fo:font-family="'Envision Roman'" style:font-family-generic="roman" style:font-pitch="variable" fo:font-size="18pt" style:text-underline-style="none" fo:font-weight="normal" officeooo:rsid="001caae1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weight-asian="bold" style:font-name-complex="Modern Antiqua1" style:font-family-complex="'Modern Antiqua'" style:font-family-generic-complex="system" style:font-pitch-complex="variable" style:font-size-complex="18pt" style:language-complex="hi" style:country-complex="IN" style:font-weight-complex="bold"/>
    </style:style>
    <style:style style:name="Heading_20_9" style:display-name="Heading 9" style:family="paragraph" style:parent-style-name="Exalted" style:next-style-name="Text_20_body" style:class="text">
      <style:paragraph-properties fo:margin-left="0.1402in" fo:margin-right="0in" fo:margin-top="0.0417in" fo:margin-bottom="0.0417in" style:contextual-spacing="false" fo:text-indent="0in" style:auto-text-indent="false"/>
      <style:text-properties style:use-window-font-color="true" loext:opacity="0%" style:font-name="Times New Roman1" fo:font-family="'Times New Roman'" style:font-family-generic="roman" style:font-pitch="variable" fo:font-size="10pt" fo:font-style="italic" fo:font-weight="normal" officeooo:rsid="001caae1" style:letter-kerning="false" style:font-name-asian="Spectral1" style:font-family-asian="Spectral" style:font-family-generic-asian="system" style:font-pitch-asian="variable" style:font-size-asian="10pt" style:language-asian="zh" style:country-asian="CN" style:font-style-asian="italic" style:font-weight-asian="normal" style:font-name-complex="Spectral1" style:font-family-complex="Spectral" style:font-family-generic-complex="system" style:font-pitch-complex="variable" style:font-size-complex="10pt" style:language-complex="hi" style:country-complex="IN" style:font-weight-complex="normal"/>
    </style:style>
    <style:style style:name="Heading_20_7" style:display-name="Heading 7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Internet_20_link" style:display-name="Internet link" style:family="text">
      <style:text-properties fo:color="#2a6099" loext:opacity="100%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80" loext:opacity="100%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0.8272in" fo:text-indent="-0.1209in" fo:margin-left="0.8272in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Exalted_20_Center" style:display-name="Exalted Center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i" style:display-name="Exalted 1ai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_20_Dot" style:display-name="Exalt Dot">
      <text:list-level-style-bullet text:level="1" text:style-name="Bullet_20_Symbols" loext:num-list-format="%1%" text:bullet-char="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loext:num-list-format="%2%" text:bullet-char="°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3" text:style-name="Bullet_20_Symbols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Center_20_Dot" style:display-name="Exalted Center Dot">
      <text:list-level-style-bullet text:level="1" text:style-name="Bullet_20_Symbols" loext:num-list-format="%1%" text:bullet-char="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°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" style:display-name="Exalted 1a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in" fo:text-indent="-0.3in" fo:margin-left="0.4in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35in" fo:margin-left="0.75in"/>
        </style:list-level-properties>
        <style:text-properties fo:font-family="OpenSymbol" style:font-charset="x-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charset="x-symbol"/>
      </text:list-level-style-bullet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20_3">
      <style:paragraph-properties fo:margin-top="0in" fo:margin-bottom="0.1in" style:contextual-spacing="false" fo:line-height="100%" fo:text-align="start" style:justify-single-word="false" fo:orphans="2" fo:widows="2" style:writing-mode="lr-tb"/>
      <style:text-properties fo:font-size="9pt" fo:language="en" fo:country="US" officeooo:paragraph-rsid="01428d21" style:font-size-asian="9pt" style:font-size-complex="9pt"/>
    </style:style>
    <style:style style:name="MP2" style:family="paragraph" style:parent-style-name="Heading_20_3">
      <style:text-properties fo:font-size="9pt" style:font-size-asian="9pt" style:font-size-complex="9pt"/>
    </style:style>
    <style:style style:name="MP3" style:family="paragraph" style:parent-style-name="Exalted">
      <style:paragraph-properties fo:margin-top="0in" fo:margin-bottom="0.1in" style:contextual-spacing="false" fo:text-align="end" style:justify-single-word="false"/>
      <style:text-properties fo:language="en" fo:country="US"/>
    </style:style>
    <style:style style:name="MP4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  <style:text-properties fo:language="en" fo:country="US"/>
    </style:style>
    <style:style style:name="MT1" style:family="text">
      <style:text-properties officeooo:rsid="0140f123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5398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.0008in" style:dynamic-spacing="true"/>
      </style:footer-style>
    </style:page-layout>
    <style:style style:name="Mdp1" style:family="drawing-page">
      <style:drawing-page-properties draw:fill="solid" draw:background-size="full" draw:fill-color="#ffffff" draw:opacity="100%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h text:style-name="MP1" text:outline-level="3"><text:span text:style-name="MT1">Exalted Reincarnated Summary </text:span><text:date style:data-style-name="N37" text:date-value="2021-09-25T21:33:34.672999712" text:fixed="true">09/25/21</text:date><text:s/></text:h>
      </style:header>
      <style:header-left>
        <text:h text:style-name="MP2" text:outline-level="3"><text:span text:style-name="MT1">Exalted Reincarnated Summary </text:span><text:date style:data-style-name="N37" text:date-value="2021-09-25T21:33:34.672999712" text:fixed="true">09/25/21</text:date><text:s/></text:h>
      </style:header-left>
      <style:footer>
        <text:p text:style-name="MP3"><text:page-number text:select-page="current">3</text:page-number></text:p>
      </style:footer>
      <style:footer-left>
        <text:p text:style-name="MP4"><text:page-number text:select-page="current">2</text:page-number></text:p>
      </style:footer-left>
    </style:master-page>
    <style:master-page style:name="Converted1" style:page-layout-name="Mpm2" draw:style-name="Mdp1">
      <style:header>
        <text:p text:style-name="MP4"/>
      </style:header>
      <style:header-left>
        <text:p text:style-name="MP4"/>
      </style:header-left>
      <style:footer>
        <text:p text:style-name="MP3"><text:page-number text:select-page="current">0</text:page-number></text:p>
      </style:footer>
      <style:footer-left>
        <text:p text:style-name="MP4"><text:page-number text:select-page="current">0</text:page-number></text:p>
      </style:footer-left>
    </style:master-page>
    <style:master-page style:name="First_20_Page" style:display-name="First Page" style:page-layout-name="Mpm3" draw:style-name="Mdp1" style:next-style-name="Standard">
      <style:footer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1-10-04T08:28:06.241000000</dc:date>
    <meta:editing-cycles>289</meta:editing-cycles>
    <meta:editing-duration>PT18H38M30S</meta:editing-duration>
    <meta:generator>LibreOffice/7.2.1.2$Windows_X86_64 LibreOffice_project/87b77fad49947c1441b67c559c339af8f3517e22</meta:generator>
    <dc:creator>Samuel Smith</dc:creator>
    <meta:document-statistic meta:table-count="10" meta:image-count="0" meta:object-count="0" meta:page-count="3" meta:paragraph-count="346" meta:word-count="1943" meta:character-count="11188" meta:non-whitespace-character-count="9601"/>
  </office:meta>
</office:document-meta>
</file>